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5.794cm" table:align="left"/>
    </style:style>
    <style:style style:name="Таблица1.A" style:family="table-column">
      <style:table-column-properties style:column-width="4.309cm"/>
    </style:style>
    <style:style style:name="Таблица1.B" style:family="table-column">
      <style:table-column-properties style:column-width="11.485cm"/>
    </style:style>
    <style:style style:name="Таблица1.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color="#000000" fo:font-size="16pt" fo:background-color="#f10d0c" style:font-size-asian="16pt" style:font-size-complex="16pt"/>
    </style:style>
    <style:style style:name="P2" style:family="paragraph" style:parent-style-name="Standard">
      <style:paragraph-properties fo:text-align="center" style:justify-single-word="false"/>
      <style:text-properties fo:color="#000000" fo:font-size="28pt" officeooo:rsid="0068ca50" officeooo:paragraph-rsid="0068ca50" fo:background-color="transparent" style:font-size-asian="28pt" style:font-size-complex="28pt"/>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Heading_20_2">
      <style:paragraph-properties fo:margin-left="0cm" fo:margin-right="0cm" fo:margin-top="0cm" fo:margin-bottom="0cm" loext:contextual-spacing="false" fo:text-indent="0cm" style:auto-text-indent="false"/>
    </style:style>
    <style:style style:name="P5" style:family="paragraph" style:parent-style-name="Heading_20_2">
      <style:paragraph-properties fo:margin-left="0cm" fo:margin-right="0cm" fo:margin-top="0cm" fo:margin-bottom="0cm" loext:contextual-spacing="false" fo:text-indent="0cm" style:auto-text-indent="false"/>
      <style:text-properties style:font-name="Ubuntu" fo:font-size="16pt" style:font-size-asian="16pt" style:font-size-complex="16pt"/>
    </style:style>
    <style:style style:name="P6" style:family="paragraph" style:parent-style-name="Heading_20_2">
      <style:paragraph-properties fo:margin-left="0cm" fo:margin-right="0cm" fo:margin-top="0cm" fo:margin-bottom="0cm" loext:contextual-spacing="false" fo:text-indent="0cm" style:auto-text-indent="false"/>
      <style:text-properties style:font-name="Ubuntu" fo:font-size="16pt" fo:language="ru" fo:country="RU" style:font-size-asian="16pt" style:font-size-complex="16pt"/>
    </style:style>
    <style:style style:name="P7" style:family="paragraph" style:parent-style-name="Heading_20_2">
      <style:paragraph-properties fo:margin-left="0cm" fo:margin-right="0cm" fo:margin-top="0cm" fo:margin-bottom="0cm" loext:contextual-spacing="false" fo:text-indent="0cm" style:auto-text-indent="false"/>
      <style:text-properties style:font-name="Ubuntu" fo:font-size="20pt" style:font-size-asian="20pt" style:font-size-complex="20pt"/>
    </style:style>
    <style:style style:name="P8" style:family="paragraph" style:parent-style-name="Heading_20_2">
      <style:paragraph-properties fo:margin-left="0cm" fo:margin-right="0cm" fo:margin-top="0cm" fo:margin-bottom="0cm" loext:contextual-spacing="false" fo:text-indent="0cm" style:auto-text-indent="false"/>
      <style:text-properties style:font-name="Ubuntu" fo:font-size="20pt" officeooo:paragraph-rsid="002464f3" style:font-size-asian="20pt" style:font-size-complex="20pt"/>
    </style:style>
    <style:style style:name="P9" style:family="paragraph" style:parent-style-name="Heading_20_3">
      <style:paragraph-properties fo:margin-left="0cm" fo:margin-right="0cm" fo:margin-top="0cm" fo:margin-bottom="0cm" loext:contextual-spacing="false" fo:text-indent="0cm" style:auto-text-indent="false"/>
    </style:style>
    <style:style style:name="P10" style:family="paragraph" style:parent-style-name="Heading_20_3">
      <style:paragraph-properties fo:margin-left="0cm" fo:margin-right="0cm" fo:margin-top="0cm" fo:margin-bottom="0cm" loext:contextual-spacing="false" fo:text-indent="0cm" style:auto-text-indent="false"/>
      <style:text-properties style:font-name="Ubuntu" fo:font-size="16pt" style:font-size-asian="16pt" style:font-size-complex="16pt"/>
    </style:style>
    <style:style style:name="P11" style:family="paragraph" style:parent-style-name="Heading_20_4">
      <style:paragraph-properties fo:margin-left="0cm" fo:margin-right="0cm" fo:margin-top="0cm" fo:margin-bottom="0cm" loext:contextual-spacing="false" fo:text-indent="0cm" style:auto-text-indent="false"/>
      <style:text-properties style:font-name="Ubuntu" fo:font-size="16pt" style:font-size-asian="16pt" style:font-size-complex="16pt"/>
    </style:style>
    <style:style style:name="P12" style:family="paragraph" style:parent-style-name="Heading_20_4">
      <style:paragraph-properties fo:margin-left="0cm" fo:margin-right="0cm" fo:margin-top="0cm" fo:margin-bottom="0cm" loext:contextual-spacing="false" fo:text-indent="0cm" style:auto-text-indent="false"/>
      <style:text-properties style:font-name="Ubuntu" fo:font-size="16pt" fo:language="ru" fo:country="RU" style:font-size-asian="16pt" style:font-size-complex="16pt"/>
    </style:style>
    <style:style style:name="P13" style:family="paragraph" style:parent-style-name="Heading_20_4">
      <style:paragraph-properties fo:margin-left="0cm" fo:margin-right="0cm" fo:margin-top="0cm" fo:margin-bottom="0cm" loext:contextual-spacing="false" fo:text-indent="0cm" style:auto-text-indent="false"/>
      <style:text-properties style:font-name="Ubuntu" fo:font-size="16pt" fo:language="ru" fo:country="RU" officeooo:rsid="0037ced9" officeooo:paragraph-rsid="0037ced9" style:font-size-asian="16pt" style:font-size-complex="16pt"/>
    </style:style>
    <style:style style:name="P14" style:family="paragraph" style:parent-style-name="Preformatted_20_Text">
      <style:paragraph-properties fo:margin-left="0cm" fo:margin-right="0cm" fo:margin-top="0cm" fo:margin-bottom="0cm" loext:contextual-spacing="false" fo:text-indent="0cm" style:auto-text-indent="false"/>
    </style:style>
    <style:style style:name="P15" style:family="paragraph" style:parent-style-name="Preformatted_20_Text">
      <style:paragraph-properties fo:margin-left="0cm" fo:margin-right="0cm" fo:margin-top="0cm" fo:margin-bottom="0cm" loext:contextual-spacing="false" fo:text-indent="0cm" style:auto-text-indent="false"/>
      <style:text-properties fo:language="ru" fo:country="RU"/>
    </style:style>
    <style:style style:name="P16" style:family="paragraph" style:parent-style-name="Preformatted_20_Text">
      <style:paragraph-properties fo:margin-left="0cm" fo:margin-right="0cm" fo:margin-top="0cm" fo:margin-bottom="0cm" loext:contextual-spacing="false" fo:text-indent="0cm" style:auto-text-indent="false"/>
      <style:text-properties fo:language="ru" fo:country="RU" officeooo:paragraph-rsid="0037ced9"/>
    </style:style>
    <style:style style:name="P17" style:family="paragraph" style:parent-style-name="Preformatted_20_Text">
      <style:paragraph-properties fo:margin-left="0cm" fo:margin-right="0cm" fo:margin-top="0cm" fo:margin-bottom="0cm" loext:contextual-spacing="false" fo:text-indent="0cm" style:auto-text-indent="false"/>
      <style:text-properties officeooo:paragraph-rsid="0047cd4b"/>
    </style:style>
    <style:style style:name="P18" style:family="paragraph" style:parent-style-name="Preformatted_20_Text">
      <style:paragraph-properties fo:margin-left="0cm" fo:margin-right="0cm" fo:margin-top="0cm" fo:margin-bottom="0cm" loext:contextual-spacing="false" fo:text-indent="0cm" style:auto-text-indent="false"/>
      <style:text-properties style:font-name="Ubuntu" fo:font-size="16pt" style:font-size-asian="16pt" style:font-size-complex="16pt"/>
    </style:style>
    <style:style style:name="P19" style:family="paragraph" style:parent-style-name="Quotations">
      <style:paragraph-properties fo:margin-left="0cm" fo:margin-right="0cm" fo:margin-top="0cm" fo:margin-bottom="0cm" loext:contextual-spacing="false" fo:text-indent="0cm" style:auto-text-indent="false"/>
    </style:style>
    <style:style style:name="P20" style:family="paragraph" style:parent-style-name="Standard">
      <style:paragraph-properties fo:margin-left="0cm" fo:margin-right="0cm" fo:margin-top="0cm" fo:margin-bottom="0cm" loext:contextual-spacing="false" fo:text-indent="0cm" style:auto-text-indent="false"/>
    </style:style>
    <style:style style:name="P21" style:family="paragraph" style:parent-style-name="Standard">
      <style:paragraph-properties fo:margin-left="0cm" fo:margin-right="0cm" fo:margin-top="0cm" fo:margin-bottom="0cm" loext:contextual-spacing="false" fo:text-indent="0cm" style:auto-text-indent="false"/>
      <style:text-properties fo:font-size="14pt" style:font-size-asian="14pt" style:font-size-complex="14pt"/>
    </style:style>
    <style:style style:name="P22" style:family="paragraph" style:parent-style-name="Standard">
      <style:paragraph-properties fo:margin-left="0cm" fo:margin-right="0cm" fo:margin-top="0cm" fo:margin-bottom="0cm" loext:contextual-spacing="false" fo:text-indent="0cm" style:auto-text-indent="false"/>
      <style:text-properties fo:font-size="14pt" officeooo:paragraph-rsid="006b73a7" style:font-size-asian="14pt" style:font-size-complex="14pt"/>
    </style:style>
    <style:style style:name="P23" style:family="paragraph" style:parent-style-name="Standard">
      <style:paragraph-properties fo:margin-left="0cm" fo:margin-right="0cm" fo:margin-top="0cm" fo:margin-bottom="0cm" loext:contextual-spacing="false" fo:text-indent="0cm" style:auto-text-indent="false"/>
      <style:text-properties fo:font-size="16pt" fo:font-weight="bold" style:font-size-asian="16pt" style:font-weight-asian="bold" style:font-size-complex="16pt" style:font-weight-complex="bold"/>
    </style:style>
    <style:style style:name="P24" style:family="paragraph" style:parent-style-name="Standard">
      <style:paragraph-properties fo:margin-left="0cm" fo:margin-right="0cm" fo:margin-top="0cm" fo:margin-bottom="0cm" loext:contextual-spacing="false" fo:text-indent="0cm" style:auto-text-indent="false"/>
      <style:text-properties fo:font-size="16pt" fo:font-weight="bold" officeooo:rsid="00726f14" officeooo:paragraph-rsid="00726f14" style:font-size-asian="16pt" style:font-weight-asian="bold" style:font-size-complex="16pt" style:font-weight-complex="bold"/>
    </style:style>
    <style:style style:name="P25" style:family="paragraph" style:parent-style-name="Standard">
      <style:paragraph-properties fo:margin-left="0cm" fo:margin-right="0cm" fo:margin-top="0cm" fo:margin-bottom="0cm" loext:contextual-spacing="false" fo:text-indent="0cm" style:auto-text-indent="false"/>
      <style:text-properties officeooo:paragraph-rsid="00256f8e"/>
    </style:style>
    <style:style style:name="P26" style:family="paragraph" style:parent-style-name="Standard">
      <style:paragraph-properties fo:margin-left="0cm" fo:margin-right="0cm" fo:margin-top="0cm" fo:margin-bottom="0cm" loext:contextual-spacing="false" fo:text-indent="0cm" style:auto-text-indent="false"/>
      <style:text-properties fo:language="ru" fo:country="RU"/>
    </style:style>
    <style:style style:name="P27"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Ubuntu" fo:font-size="28pt" fo:font-weight="bold" officeooo:rsid="00679b66" officeooo:paragraph-rsid="00679b66" style:font-size-asian="28pt" style:font-weight-asian="bold" style:font-size-complex="28pt" style:font-weight-complex="bold"/>
    </style:style>
    <style:style style:name="P28" style:family="paragraph" style:parent-style-name="Standard">
      <style:paragraph-properties fo:margin-left="0cm" fo:margin-right="0cm" fo:margin-top="0cm" fo:margin-bottom="0cm" loext:contextual-spacing="false" fo:text-indent="0cm" style:auto-text-indent="false"/>
      <style:text-properties style:font-name="Ubuntu" fo:font-size="16pt" fo:font-weight="bold" style:font-size-asian="16pt" style:font-weight-asian="bold" style:font-size-complex="16pt" style:font-weight-complex="bold"/>
    </style:style>
    <style:style style:name="P29" style:family="paragraph" style:parent-style-name="Standard">
      <style:paragraph-properties fo:margin-left="0cm" fo:margin-right="0cm" fo:margin-top="0cm" fo:margin-bottom="0cm" loext:contextual-spacing="false" fo:text-indent="0cm" style:auto-text-indent="false"/>
      <style:text-properties style:font-name="Ubuntu" fo:font-size="16pt" fo:font-weight="bold" officeooo:rsid="004fa484" officeooo:paragraph-rsid="004fa484" style:font-size-asian="16pt" style:font-weight-asian="bold" style:font-size-complex="16pt" style:font-weight-complex="bold"/>
    </style:style>
    <style:style style:name="P30" style:family="paragraph" style:parent-style-name="Standard">
      <style:paragraph-properties fo:margin-left="0cm" fo:margin-right="0cm" fo:margin-top="0cm" fo:margin-bottom="0cm" loext:contextual-spacing="false" fo:text-indent="0cm" style:auto-text-indent="false"/>
      <style:text-properties style:font-name="Ubuntu" fo:font-size="16pt" fo:font-weight="bold" officeooo:rsid="006dab7c" officeooo:paragraph-rsid="006dab7c" style:font-size-asian="16pt" style:font-weight-asian="bold" style:font-size-complex="16pt" style:font-weight-complex="bold"/>
    </style:style>
    <style:style style:name="P31" style:family="paragraph" style:parent-style-name="Standard">
      <style:paragraph-properties fo:margin-left="0cm" fo:margin-right="0cm" fo:margin-top="0cm" fo:margin-bottom="0cm" loext:contextual-spacing="false" fo:text-indent="0cm" style:auto-text-indent="false"/>
      <style:text-properties style:font-name="Ubuntu" fo:font-size="16pt" fo:font-weight="bold" officeooo:rsid="0073c579" officeooo:paragraph-rsid="0073c579" style:font-size-asian="16pt" style:font-weight-asian="bold" style:font-size-complex="16pt" style:font-weight-complex="bold"/>
    </style:style>
    <style:style style:name="P32" style:family="paragraph" style:parent-style-name="Standard">
      <style:paragraph-properties fo:margin-left="0cm" fo:margin-right="0cm" fo:margin-top="0cm" fo:margin-bottom="0cm" loext:contextual-spacing="false" fo:text-indent="0cm" style:auto-text-indent="false"/>
      <style:text-properties style:font-name="Ubuntu" fo:font-size="16pt" style:font-size-asian="16pt" style:font-size-complex="16pt"/>
    </style:style>
    <style:style style:name="P33" style:family="paragraph" style:parent-style-name="Standard">
      <style:paragraph-properties fo:margin-left="0cm" fo:margin-right="0cm" fo:margin-top="0cm" fo:margin-bottom="0cm" loext:contextual-spacing="false" fo:text-indent="0cm" style:auto-text-indent="false"/>
      <style:text-properties style:font-name="Ubuntu" fo:font-size="16pt" officeooo:rsid="00498e6f" officeooo:paragraph-rsid="00498e6f" style:font-size-asian="16pt" style:font-size-complex="16pt"/>
    </style:style>
    <style:style style:name="P34" style:family="paragraph" style:parent-style-name="Standard">
      <style:paragraph-properties fo:margin-left="0cm" fo:margin-right="0cm" fo:margin-top="0cm" fo:margin-bottom="0cm" loext:contextual-spacing="false" fo:text-indent="0cm" style:auto-text-indent="false"/>
      <style:text-properties style:font-name="Ubuntu" fo:font-size="16pt" officeooo:paragraph-rsid="00498e6f" style:font-size-asian="16pt" style:font-size-complex="16pt"/>
    </style:style>
    <style:style style:name="P35" style:family="paragraph" style:parent-style-name="Standard">
      <style:paragraph-properties fo:margin-left="0cm" fo:margin-right="0cm" fo:margin-top="0cm" fo:margin-bottom="0cm" loext:contextual-spacing="false" fo:text-indent="0cm" style:auto-text-indent="false"/>
      <style:text-properties style:font-name="Ubuntu" fo:font-size="16pt" officeooo:paragraph-rsid="004fa484" style:font-size-asian="16pt" style:font-size-complex="16pt"/>
    </style:style>
    <style:style style:name="P36" style:family="paragraph" style:parent-style-name="Standard">
      <style:paragraph-properties fo:margin-left="0cm" fo:margin-right="0cm" fo:margin-top="0cm" fo:margin-bottom="0cm" loext:contextual-spacing="false" fo:text-indent="0cm" style:auto-text-indent="false"/>
      <style:text-properties style:font-name="Ubuntu" fo:font-size="16pt" officeooo:paragraph-rsid="0051cdfc" style:font-size-asian="16pt" style:font-size-complex="16pt"/>
    </style:style>
    <style:style style:name="P37" style:family="paragraph" style:parent-style-name="Standard">
      <style:paragraph-properties fo:margin-left="0cm" fo:margin-right="0cm" fo:margin-top="0cm" fo:margin-bottom="0cm" loext:contextual-spacing="false" fo:text-indent="0cm" style:auto-text-indent="false"/>
      <style:text-properties style:font-name="Ubuntu" fo:font-size="16pt" officeooo:rsid="0051cdfc" officeooo:paragraph-rsid="0051cdfc" style:font-size-asian="16pt" style:font-size-complex="16pt"/>
    </style:style>
    <style:style style:name="P38" style:family="paragraph" style:parent-style-name="Standard">
      <style:paragraph-properties fo:margin-left="0cm" fo:margin-right="0cm" fo:margin-top="0cm" fo:margin-bottom="0cm" loext:contextual-spacing="false" fo:text-indent="0cm" style:auto-text-indent="false"/>
      <style:text-properties style:font-name="Ubuntu" fo:font-size="16pt" officeooo:rsid="005acf78" officeooo:paragraph-rsid="005acf78" style:font-size-asian="16pt" style:font-size-complex="16pt"/>
    </style:style>
    <style:style style:name="P39" style:family="paragraph" style:parent-style-name="Standard">
      <style:paragraph-properties fo:margin-left="0cm" fo:margin-right="0cm" fo:margin-top="0cm" fo:margin-bottom="0cm" loext:contextual-spacing="false" fo:text-indent="0cm" style:auto-text-indent="false"/>
      <style:text-properties style:font-name="Ubuntu" fo:font-size="16pt" officeooo:paragraph-rsid="005acf78" style:font-size-asian="16pt" style:font-size-complex="16pt"/>
    </style:style>
    <style:style style:name="P40" style:family="paragraph" style:parent-style-name="Standard">
      <style:paragraph-properties fo:margin-left="0cm" fo:margin-right="0cm" fo:margin-top="0cm" fo:margin-bottom="0cm" loext:contextual-spacing="false" fo:text-indent="0cm" style:auto-text-indent="false"/>
      <style:text-properties style:font-name="Ubuntu" fo:font-size="16pt" officeooo:paragraph-rsid="006e4e55" style:font-size-asian="16pt" style:font-size-complex="16pt"/>
    </style:style>
    <style:style style:name="P41" style:family="paragraph" style:parent-style-name="Standard">
      <style:paragraph-properties fo:margin-left="0cm" fo:margin-right="0cm" fo:margin-top="0cm" fo:margin-bottom="0cm" loext:contextual-spacing="false" fo:text-indent="0cm" style:auto-text-indent="false"/>
      <style:text-properties style:font-name="Ubuntu" fo:font-size="16pt" fo:language="ru" fo:country="RU" style:font-size-asian="16pt" style:font-size-complex="16pt"/>
    </style:style>
    <style:style style:name="P42" style:family="paragraph" style:parent-style-name="Standard">
      <style:paragraph-properties fo:margin-left="0cm" fo:margin-right="0cm" fo:margin-top="0cm" fo:margin-bottom="0cm" loext:contextual-spacing="false" fo:text-indent="0cm" style:auto-text-indent="false"/>
      <style:text-properties style:font-name="Ubuntu" fo:font-size="16pt" fo:language="ru" fo:country="RU" fo:font-weight="bold" style:font-size-asian="16pt" style:font-weight-asian="bold" style:font-size-complex="16pt" style:font-weight-complex="bold"/>
    </style:style>
    <style:style style:name="P43" style:family="paragraph" style:parent-style-name="Standard">
      <style:paragraph-properties fo:margin-left="0cm" fo:margin-right="0cm" fo:margin-top="0cm" fo:margin-bottom="0cm" loext:contextual-spacing="false" fo:text-indent="0cm" style:auto-text-indent="false"/>
      <style:text-properties style:font-name="Ubuntu" fo:font-size="16pt" fo:language="ru" fo:country="RU" fo:font-weight="bold" officeooo:paragraph-rsid="00270173" style:font-size-asian="16pt" style:font-weight-asian="bold" style:font-size-complex="16pt" style:font-weight-complex="bold"/>
    </style:style>
    <style:style style:name="P44" style:family="paragraph" style:parent-style-name="Standard">
      <style:paragraph-properties fo:margin-left="0cm" fo:margin-right="0cm" fo:margin-top="0cm" fo:margin-bottom="0cm" loext:contextual-spacing="false" fo:text-indent="0cm" style:auto-text-indent="false"/>
      <style:text-properties style:font-name="Ubuntu" fo:font-size="20pt" fo:font-weight="bold" style:font-size-asian="20pt" style:font-weight-asian="bold" style:font-size-complex="20pt" style:font-weight-complex="bold"/>
    </style:style>
    <style:style style:name="P45" style:family="paragraph" style:parent-style-name="Standard">
      <style:paragraph-properties fo:margin-left="0cm" fo:margin-right="0cm" fo:margin-top="0cm" fo:margin-bottom="0cm" loext:contextual-spacing="false" fo:text-indent="0cm" style:auto-text-indent="false"/>
      <style:text-properties style:font-name="Ubuntu" fo:font-size="20pt" fo:font-weight="bold" officeooo:rsid="0068dd0d" officeooo:paragraph-rsid="0068dd0d" style:font-size-asian="20pt" style:font-weight-asian="bold" style:font-size-complex="20pt" style:font-weight-complex="bold"/>
    </style:style>
    <style:style style:name="P46" style:family="paragraph" style:parent-style-name="Standard">
      <style:paragraph-properties fo:margin-left="0cm" fo:margin-right="0cm" fo:margin-top="0cm" fo:margin-bottom="0cm" loext:contextual-spacing="false" fo:text-indent="0cm" style:auto-text-indent="false"/>
      <style:text-properties style:font-name="Ubuntu" fo:font-size="20pt" fo:font-weight="bold" officeooo:rsid="004b6f18" officeooo:paragraph-rsid="004b6f18" style:font-size-asian="20pt" style:font-weight-asian="bold" style:font-size-complex="20pt" style:font-weight-complex="bold"/>
    </style:style>
    <style:style style:name="P47" style:family="paragraph" style:parent-style-name="Table_20_Contents">
      <style:paragraph-properties fo:margin-left="0cm" fo:margin-right="0cm" fo:margin-top="0cm" fo:margin-bottom="0cm" loext:contextual-spacing="false" fo:text-indent="0cm" style:auto-text-indent="false"/>
    </style:style>
    <style:style style:name="P48" style:family="paragraph" style:parent-style-name="Table_20_Contents">
      <style:paragraph-properties fo:margin-left="0cm" fo:margin-right="0cm" fo:margin-top="0cm" fo:margin-bottom="0cm" loext:contextual-spacing="false" fo:text-indent="0cm" style:auto-text-indent="false"/>
      <style:text-properties style:font-name="Ubuntu" fo:font-size="16pt" style:font-size-asian="16pt" style:font-size-complex="16pt"/>
    </style:style>
    <style:style style:name="P49" style:family="paragraph" style:parent-style-name="Table_20_Heading">
      <style:paragraph-properties fo:margin-left="0cm" fo:margin-right="0cm" fo:margin-top="0cm" fo:margin-bottom="0cm" loext:contextual-spacing="false" fo:text-indent="0cm" style:auto-text-indent="false"/>
      <style:text-properties style:font-name="Ubuntu" fo:font-size="16pt" style:font-size-asian="16pt" style:font-size-complex="16pt"/>
    </style:style>
    <style:style style:name="P50" style:family="paragraph" style:parent-style-name="Text_20_body">
      <style:paragraph-properties fo:margin-left="0cm" fo:margin-right="0cm" fo:margin-top="0cm" fo:margin-bottom="0cm" loext:contextual-spacing="false" fo:text-indent="0cm" style:auto-text-indent="false"/>
    </style:style>
    <style:style style:name="P51" style:family="paragraph" style:parent-style-name="Text_20_body">
      <style:paragraph-properties fo:margin-left="0cm" fo:margin-right="0cm" fo:margin-top="0cm" fo:margin-bottom="0cm" loext:contextual-spacing="false" fo:text-indent="0cm" style:auto-text-indent="false"/>
      <style:text-properties fo:font-size="14pt" style:font-size-asian="14pt" style:font-size-complex="14pt"/>
    </style:style>
    <style:style style:name="P52" style:family="paragraph" style:parent-style-name="Text_20_body">
      <style:paragraph-properties fo:margin-left="0cm" fo:margin-right="0cm" fo:margin-top="0cm" fo:margin-bottom="0cm" loext:contextual-spacing="false" fo:text-indent="0cm" style:auto-text-indent="false"/>
      <style:text-properties fo:font-size="14pt" officeooo:paragraph-rsid="006b73a7" style:font-size-asian="14pt" style:font-size-complex="14pt"/>
    </style:style>
    <style:style style:name="P53" style:family="paragraph" style:parent-style-name="Text_20_body">
      <style:paragraph-properties fo:margin-left="0cm" fo:margin-right="0cm" fo:margin-top="0cm" fo:margin-bottom="0cm" loext:contextual-spacing="false" fo:text-indent="0cm" style:auto-text-indent="false"/>
      <style:text-properties fo:font-size="14pt" fo:language="ru" fo:country="RU" officeooo:paragraph-rsid="0037ced9" style:font-size-asian="14pt" style:font-size-complex="14pt"/>
    </style:style>
    <style:style style:name="P54" style:family="paragraph" style:parent-style-name="Text_20_body">
      <style:paragraph-properties fo:margin-left="0cm" fo:margin-right="0cm" fo:margin-top="0cm" fo:margin-bottom="0cm" loext:contextual-spacing="false" fo:text-indent="0cm" style:auto-text-indent="false"/>
      <style:text-properties fo:language="ru" fo:country="RU" officeooo:paragraph-rsid="0037ced9"/>
    </style:style>
    <style:style style:name="P55" style:family="paragraph" style:parent-style-name="Text_20_body">
      <style:paragraph-properties fo:margin-left="0cm" fo:margin-right="0cm" fo:margin-top="0cm" fo:margin-bottom="0cm" loext:contextual-spacing="false" fo:text-indent="0cm" style:auto-text-indent="false"/>
      <style:text-properties style:font-name="Ubuntu" fo:font-size="16pt" style:font-size-asian="16pt" style:font-size-complex="16pt"/>
    </style:style>
    <style:style style:name="P56" style:family="paragraph" style:parent-style-name="Heading_20_1">
      <style:paragraph-properties fo:margin-left="0cm" fo:margin-right="0cm" fo:margin-top="0cm" fo:margin-bottom="0cm" loext:contextual-spacing="false" fo:text-align="center" style:justify-single-word="false" fo:text-indent="0cm" style:auto-text-indent="false"/>
      <style:text-properties style:font-name="Ubuntu" fo:font-size="20pt" fo:font-weight="bold" style:font-size-asian="20pt" style:font-weight-asian="bold" style:font-size-complex="20pt" style:font-weight-complex="bold"/>
    </style:style>
    <style:style style:name="P57" style:family="paragraph" style:parent-style-name="Heading_20_1">
      <style:paragraph-properties fo:margin-left="0cm" fo:margin-right="0cm" fo:margin-top="0cm" fo:margin-bottom="0cm" loext:contextual-spacing="false" fo:text-align="center" style:justify-single-word="false" fo:text-indent="0cm" style:auto-text-indent="false"/>
      <style:text-properties style:font-name="Ubuntu" fo:font-size="20pt" officeooo:paragraph-rsid="0051cdfc" style:font-size-asian="20pt" style:font-size-complex="20pt"/>
    </style:style>
    <style:style style:name="P58" style:family="paragraph" style:parent-style-name="Preformatted_20_Text">
      <style:paragraph-properties fo:margin-left="0cm" fo:margin-right="0cm" fo:margin-top="0cm" fo:margin-bottom="0cm" loext:contextual-spacing="false" fo:text-indent="0cm" style:auto-text-indent="false"/>
    </style:style>
    <style:style style:name="P59" style:family="paragraph" style:parent-style-name="Preformatted_20_Text">
      <style:paragraph-properties fo:margin-left="0cm" fo:margin-right="0cm" fo:margin-top="0cm" fo:margin-bottom="0cm" loext:contextual-spacing="false" fo:text-indent="0cm" style:auto-text-indent="false"/>
      <style:text-properties officeooo:paragraph-rsid="00978166"/>
    </style:style>
    <style:style style:name="P60" style:family="paragraph" style:parent-style-name="Preformatted_20_Text">
      <style:paragraph-properties fo:margin-top="0cm" fo:margin-bottom="0.499cm" loext:contextual-spacing="false"/>
    </style:style>
    <style:style style:name="P61" style:family="paragraph" style:parent-style-name="Standard">
      <style:paragraph-properties fo:margin-left="0cm" fo:margin-right="0cm" fo:margin-top="0cm" fo:margin-bottom="0cm" loext:contextual-spacing="false" fo:text-indent="0cm" style:auto-text-indent="false"/>
      <style:text-properties style:font-name="Ubuntu" fo:font-size="16pt" style:font-size-asian="16pt" style:font-size-complex="16pt"/>
    </style:style>
    <style:style style:name="P62" style:family="paragraph" style:parent-style-name="Standard">
      <style:paragraph-properties fo:margin-left="0cm" fo:margin-right="0cm" fo:margin-top="0cm" fo:margin-bottom="0cm" loext:contextual-spacing="false" fo:text-indent="0cm" style:auto-text-indent="false"/>
      <style:text-properties style:font-name="Ubuntu" fo:font-size="16pt" officeooo:rsid="006d0086" officeooo:paragraph-rsid="006b73a7" style:font-size-asian="16pt" style:font-size-complex="16pt"/>
    </style:style>
    <style:style style:name="P63" style:family="paragraph" style:parent-style-name="Standard">
      <style:paragraph-properties fo:margin-left="0cm" fo:margin-right="0cm" fo:margin-top="0cm" fo:margin-bottom="0cm" loext:contextual-spacing="false" fo:text-indent="0cm" style:auto-text-indent="false"/>
      <style:text-properties style:font-name="Ubuntu" fo:font-size="16pt" officeooo:paragraph-rsid="009b1298" style:font-size-asian="16pt" style:font-size-complex="16pt"/>
    </style:style>
    <style:style style:name="P64" style:family="paragraph" style:parent-style-name="Standard">
      <style:paragraph-properties fo:margin-left="0cm" fo:margin-right="0cm" fo:margin-top="0cm" fo:margin-bottom="0cm" loext:contextual-spacing="false" fo:text-indent="0cm" style:auto-text-indent="false"/>
      <style:text-properties style:font-name="Ubuntu" fo:font-size="16pt" officeooo:paragraph-rsid="00a1ae0f" style:font-size-asian="16pt" style:font-size-complex="16pt"/>
    </style:style>
    <style:style style:name="P65" style:family="paragraph" style:parent-style-name="Standard">
      <style:paragraph-properties fo:margin-left="0cm" fo:margin-right="0cm" fo:margin-top="0cm" fo:margin-bottom="0cm" loext:contextual-spacing="false" fo:text-indent="0cm" style:auto-text-indent="false"/>
      <style:text-properties style:font-name="Ubuntu" fo:font-size="16pt" officeooo:paragraph-rsid="00a39ac8" style:font-size-asian="16pt" style:font-size-complex="16pt"/>
    </style:style>
    <style:style style:name="P66" style:family="paragraph" style:parent-style-name="Standard">
      <style:paragraph-properties fo:margin-left="0cm" fo:margin-right="0cm" fo:margin-top="0cm" fo:margin-bottom="0cm" loext:contextual-spacing="false" fo:text-indent="0cm" style:auto-text-indent="false"/>
      <style:text-properties style:font-name="Ubuntu" fo:font-size="16pt" officeooo:rsid="00a57456" officeooo:paragraph-rsid="00a57456" style:font-size-asian="16pt" style:font-size-complex="16pt"/>
    </style:style>
    <style:style style:name="P67" style:family="paragraph" style:parent-style-name="Standard">
      <style:paragraph-properties fo:margin-left="0cm" fo:margin-right="0cm" fo:margin-top="0cm" fo:margin-bottom="0cm" loext:contextual-spacing="false" fo:text-indent="0cm" style:auto-text-indent="false"/>
      <style:text-properties style:font-name="Ubuntu" fo:font-size="16pt" officeooo:rsid="00a988e7" officeooo:paragraph-rsid="00a988e7" style:font-size-asian="16pt" style:font-size-complex="16pt"/>
    </style:style>
    <style:style style:name="P68" style:family="paragraph" style:parent-style-name="Standard">
      <style:paragraph-properties fo:margin-left="0cm" fo:margin-right="0cm" fo:margin-top="0cm" fo:margin-bottom="0cm" loext:contextual-spacing="false" fo:text-indent="0cm" style:auto-text-indent="false"/>
      <style:text-properties style:font-name="Ubuntu" fo:font-size="16pt" fo:language="ru" fo:country="RU" style:font-size-asian="16pt" style:font-size-complex="16pt"/>
    </style:style>
    <style:style style:name="P69" style:family="paragraph" style:parent-style-name="Standard">
      <style:paragraph-properties fo:margin-left="0cm" fo:margin-right="0cm" fo:margin-top="0cm" fo:margin-bottom="0cm" loext:contextual-spacing="false" fo:text-indent="0cm" style:auto-text-indent="false"/>
      <style:text-properties style:font-name="Ubuntu" fo:font-size="16pt" fo:language="ru" fo:country="RU" fo:font-weight="bold" style:font-size-asian="16pt" style:font-weight-asian="bold" style:font-size-complex="16pt" style:font-weight-complex="bold"/>
    </style:style>
    <style:style style:name="P70" style:family="paragraph" style:parent-style-name="Standard">
      <style:paragraph-properties fo:margin-left="0cm" fo:margin-right="0cm" fo:margin-top="0cm" fo:margin-bottom="0cm" loext:contextual-spacing="false" fo:text-indent="0cm" style:auto-text-indent="false"/>
      <style:text-properties style:font-name="Ubuntu" fo:font-size="16pt" fo:font-weight="bold" style:font-size-asian="16pt" style:font-weight-asian="bold" style:font-size-complex="16pt" style:font-weight-complex="bold"/>
    </style:style>
    <style:style style:name="P71" style:family="paragraph" style:parent-style-name="Standard">
      <style:paragraph-properties fo:margin-left="0cm" fo:margin-right="0cm" fo:margin-top="0cm" fo:margin-bottom="0cm" loext:contextual-spacing="false" fo:text-indent="0cm" style:auto-text-indent="false"/>
      <style:text-properties style:font-name="Ubuntu" fo:font-size="16pt" fo:font-weight="bold" officeooo:rsid="00782e4b" officeooo:paragraph-rsid="00782e4b" style:font-size-asian="16pt" style:font-weight-asian="bold" style:font-size-complex="16pt" style:font-weight-complex="bold"/>
    </style:style>
    <style:style style:name="P72" style:family="paragraph" style:parent-style-name="Standard">
      <style:paragraph-properties fo:margin-left="0cm" fo:margin-right="0cm" fo:margin-top="0cm" fo:margin-bottom="0cm" loext:contextual-spacing="false" fo:text-indent="0cm" style:auto-text-indent="false"/>
      <style:text-properties style:font-name="Ubuntu" fo:font-size="16pt" fo:font-weight="bold" officeooo:rsid="007a11fe" officeooo:paragraph-rsid="007a11fe" style:font-size-asian="16pt" style:font-weight-asian="bold" style:font-size-complex="16pt" style:font-weight-complex="bold"/>
    </style:style>
    <style:style style:name="P73" style:family="paragraph" style:parent-style-name="Standard">
      <style:paragraph-properties fo:margin-left="0cm" fo:margin-right="0cm" fo:margin-top="0cm" fo:margin-bottom="0cm" loext:contextual-spacing="false" fo:text-indent="0cm" style:auto-text-indent="false"/>
      <style:text-properties style:font-name="Ubuntu" fo:font-size="16pt" fo:font-weight="bold" officeooo:rsid="007c1fbf" officeooo:paragraph-rsid="007c1fbf" style:font-size-asian="16pt" style:font-weight-asian="bold" style:font-size-complex="16pt" style:font-weight-complex="bold"/>
    </style:style>
    <style:style style:name="P74" style:family="paragraph" style:parent-style-name="Standard">
      <style:paragraph-properties fo:margin-left="0cm" fo:margin-right="0cm" fo:margin-top="0cm" fo:margin-bottom="0cm" loext:contextual-spacing="false" fo:text-indent="0cm" style:auto-text-indent="false"/>
      <style:text-properties style:font-name="Ubuntu" fo:font-size="20pt" fo:language="ru" fo:country="RU" fo:font-weight="bold" style:font-size-asian="20pt" style:font-weight-asian="bold" style:font-size-complex="20pt" style:font-weight-complex="bold"/>
    </style:style>
    <style:style style:name="P75" style:family="paragraph" style:parent-style-name="Standard">
      <style:paragraph-properties fo:margin-left="0cm" fo:margin-right="0cm" fo:margin-top="0cm" fo:margin-bottom="0cm" loext:contextual-spacing="false" fo:text-indent="0cm" style:auto-text-indent="false"/>
      <style:text-properties style:font-name="Ubuntu" fo:font-size="20pt" fo:font-weight="bold" officeooo:rsid="00841350" officeooo:paragraph-rsid="00841350" style:font-size-asian="20pt" style:font-weight-asian="bold" style:font-size-complex="20pt" style:font-weight-complex="bold"/>
    </style:style>
    <style:style style:name="P76" style:family="paragraph" style:parent-style-name="Standard">
      <style:paragraph-properties fo:margin-left="0cm" fo:margin-right="0cm" fo:margin-top="0cm" fo:margin-bottom="0cm" loext:contextual-spacing="false" fo:text-indent="0cm" style:auto-text-indent="false"/>
      <style:text-properties style:font-name="Ubuntu" fo:font-size="20pt" fo:font-weight="bold" officeooo:rsid="0051cdfc" officeooo:paragraph-rsid="0051cdfc" style:font-size-asian="20pt" style:font-weight-asian="bold" style:font-size-complex="20pt" style:font-weight-complex="bold"/>
    </style:style>
    <style:style style:name="P77" style:family="paragraph" style:parent-style-name="Standard">
      <style:paragraph-properties fo:margin-left="0cm" fo:margin-right="0cm" fo:margin-top="0cm" fo:margin-bottom="0cm" loext:contextual-spacing="false" fo:text-indent="0cm" style:auto-text-indent="false"/>
      <style:text-properties fo:font-size="20pt" fo:font-weight="bold" style:font-size-asian="20pt" style:font-weight-asian="bold" style:font-size-complex="20pt" style:font-weight-complex="bold"/>
    </style:style>
    <style:style style:name="P78" style:family="paragraph" style:parent-style-name="Standard">
      <style:paragraph-properties fo:margin-left="0cm" fo:margin-right="0cm" fo:margin-top="0cm" fo:margin-bottom="0cm" loext:contextual-spacing="false" fo:text-indent="0cm" style:auto-text-indent="false"/>
      <style:text-properties fo:language="ru" fo:country="RU"/>
    </style:style>
    <style:style style:name="P79" style:family="paragraph" style:parent-style-name="Standard">
      <style:paragraph-properties fo:margin-left="0cm" fo:margin-right="0cm" fo:margin-top="0cm" fo:margin-bottom="0cm" loext:contextual-spacing="false" fo:text-indent="0cm" style:auto-text-indent="false"/>
      <style:text-properties officeooo:paragraph-rsid="006b73a7"/>
    </style:style>
    <style:style style:name="P80" style:family="paragraph" style:parent-style-name="Standard">
      <style:paragraph-properties fo:margin-left="0cm" fo:margin-right="0cm" fo:margin-top="0cm" fo:margin-bottom="0cm" loext:contextual-spacing="false" fo:text-indent="0cm" style:auto-text-indent="false"/>
      <style:text-properties officeooo:paragraph-rsid="009febc5"/>
    </style:style>
    <style:style style:name="P81" style:family="paragraph" style:parent-style-name="Text_20_body" style:list-style-name="L1">
      <style:paragraph-properties fo:margin-left="0cm" fo:margin-right="0cm" fo:margin-top="0cm" fo:margin-bottom="0cm" loext:contextual-spacing="false" fo:text-indent="0cm" style:auto-text-indent="false"/>
      <style:text-properties style:font-name="Ubuntu" fo:font-size="16pt" style:font-size-asian="16pt" style:font-size-complex="16pt"/>
    </style:style>
    <style:style style:name="P82" style:family="paragraph" style:parent-style-name="Text_20_body" style:list-style-name="L1">
      <style:paragraph-properties fo:margin-left="0cm" fo:margin-right="0cm" fo:margin-top="0cm" fo:margin-bottom="0cm" loext:contextual-spacing="false" fo:text-indent="0cm" style:auto-text-indent="false"/>
    </style:style>
    <style:style style:name="P83" style:family="paragraph" style:parent-style-name="Text_20_body" style:list-style-name="L2">
      <style:paragraph-properties fo:margin-left="0cm" fo:margin-right="0cm" fo:margin-top="0cm" fo:margin-bottom="0cm" loext:contextual-spacing="false" fo:text-indent="0cm" style:auto-text-indent="false"/>
    </style:style>
    <style:style style:name="P84" style:family="paragraph" style:parent-style-name="Text_20_body">
      <style:paragraph-properties fo:margin-left="0cm" fo:margin-right="0cm" fo:margin-top="0cm" fo:margin-bottom="0cm" loext:contextual-spacing="false" fo:text-indent="0cm" style:auto-text-indent="false"/>
      <style:text-properties officeooo:paragraph-rsid="006b73a7"/>
    </style:style>
    <style:style style:name="T1" style:family="text">
      <style:text-properties officeooo:rsid="00498e6f"/>
    </style:style>
    <style:style style:name="T2" style:family="text">
      <style:text-properties officeooo:rsid="0051cdfc"/>
    </style:style>
    <style:style style:name="T3" style:family="text">
      <style:text-properties style:font-name="Ubuntu"/>
    </style:style>
    <style:style style:name="T4" style:family="text">
      <style:text-properties style:font-name="Ubuntu" fo:font-size="16pt" style:font-size-asian="16pt" style:font-size-complex="16pt"/>
    </style:style>
    <style:style style:name="T5" style:family="text">
      <style:text-properties style:font-name="Ubuntu" fo:font-size="16pt" officeooo:rsid="004c3f96" style:font-size-asian="16pt" style:font-size-complex="16pt"/>
    </style:style>
    <style:style style:name="T6" style:family="text">
      <style:text-properties style:font-name="Ubuntu" fo:font-size="16pt" officeooo:rsid="005c38ad" style:font-size-asian="16pt" style:font-size-complex="16pt"/>
    </style:style>
    <style:style style:name="T7" style:family="text">
      <style:text-properties style:font-name="Ubuntu" fo:font-size="16pt" officeooo:rsid="006adbdd" style:font-size-asian="16pt" style:font-size-complex="16pt"/>
    </style:style>
    <style:style style:name="T8" style:family="text">
      <style:text-properties style:font-name="Ubuntu" fo:font-size="16pt" officeooo:rsid="006b2453" style:font-size-asian="16pt" style:font-size-complex="16pt"/>
    </style:style>
    <style:style style:name="T9" style:family="text">
      <style:text-properties style:font-name="Ubuntu" fo:font-size="16pt" officeooo:rsid="006b73a7" style:font-size-asian="16pt" style:font-size-complex="16pt"/>
    </style:style>
    <style:style style:name="T10" style:family="text">
      <style:text-properties style:font-name="Ubuntu" fo:font-size="16pt" officeooo:rsid="0074ca69" style:font-size-asian="16pt" style:font-size-complex="16pt"/>
    </style:style>
    <style:style style:name="T11" style:family="text">
      <style:text-properties style:font-name="Ubuntu" fo:font-size="16pt" officeooo:rsid="00978166" style:font-size-asian="16pt" style:font-size-complex="16pt"/>
    </style:style>
    <style:style style:name="T12" style:family="text">
      <style:text-properties style:font-name="Ubuntu" fo:font-size="16pt" officeooo:rsid="0099722f" style:font-size-asian="16pt" style:font-size-complex="16pt"/>
    </style:style>
    <style:style style:name="T13" style:family="text">
      <style:text-properties style:font-name="Ubuntu" fo:font-size="16pt" officeooo:rsid="009de400" style:font-size-asian="16pt" style:font-size-complex="16pt"/>
    </style:style>
    <style:style style:name="T14" style:family="text">
      <style:text-properties style:font-name="Ubuntu" fo:font-size="16pt" officeooo:rsid="009fd713" style:font-size-asian="16pt" style:font-size-complex="16pt"/>
    </style:style>
    <style:style style:name="T15" style:family="text">
      <style:text-properties style:font-name="Ubuntu" fo:font-size="16pt" officeooo:rsid="009febc5" style:font-size-asian="16pt" style:font-size-complex="16pt"/>
    </style:style>
    <style:style style:name="T16" style:family="text">
      <style:text-properties style:font-name="Ubuntu" fo:font-size="16pt" fo:language="ru" fo:country="RU" style:font-size-asian="16pt" style:font-size-complex="16pt"/>
    </style:style>
    <style:style style:name="T17" style:family="text">
      <style:text-properties style:font-name="Ubuntu" fo:font-size="16pt" fo:language="ru" fo:country="RU" officeooo:rsid="0047cd4b" style:font-size-asian="16pt" style:font-size-complex="16pt"/>
    </style:style>
    <style:style style:name="T18" style:family="text">
      <style:text-properties style:font-name="Ubuntu" fo:font-size="16pt" fo:font-style="normal" style:font-size-asian="16pt" style:font-style-asian="normal" style:font-size-complex="16pt" style:font-style-complex="normal"/>
    </style:style>
    <style:style style:name="T19" style:family="text">
      <style:text-properties style:font-name="Ubuntu" officeooo:rsid="0085cdd7"/>
    </style:style>
    <style:style style:name="T20" style:family="text">
      <style:text-properties officeooo:rsid="0060bea1"/>
    </style:style>
    <style:style style:name="T21" style:family="text">
      <style:text-properties officeooo:rsid="006efaa1"/>
    </style:style>
    <style:style style:name="T22" style:family="text">
      <style:text-properties fo:language="ru" fo:country="RU"/>
    </style:style>
    <style:style style:name="T23" style:family="text">
      <style:text-properties fo:language="ru" fo:country="RU" officeooo:rsid="0087cd7f"/>
    </style:style>
    <style:style style:name="T24" style:family="text">
      <style:text-properties fo:color="#000000" fo:font-size="16pt" officeooo:rsid="0099722f" style:font-size-asian="16pt" style:font-size-complex="16pt"/>
    </style:style>
    <style:style style:name="T25" style:family="text">
      <style:text-properties fo:color="#0000bb" fo:font-size="16pt" officeooo:rsid="0099722f" style:font-size-asian="16pt" style:font-size-complex="16pt"/>
    </style:style>
    <style:style style:name="T26" style:family="text">
      <style:text-properties fo:color="#007700" fo:font-size="16pt" officeooo:rsid="0099722f" style:font-size-asian="16pt" style:font-size-complex="16pt"/>
    </style:style>
    <style:style style:name="T27" style:family="text">
      <style:text-properties fo:color="#dd0000" fo:font-size="16pt" officeooo:rsid="0099722f" style:font-size-asian="16pt" style:font-size-complex="16pt"/>
    </style:style>
    <style:style style:name="T28" style:family="text">
      <style:text-properties officeooo:rsid="009b1298"/>
    </style:style>
    <style:style style:name="T29" style:family="text">
      <style:text-properties officeooo:rsid="00a1ae0f"/>
    </style:style>
    <style:style style:name="T30" style:family="text">
      <style:text-properties officeooo:rsid="00a39ac8"/>
    </style:style>
    <style:style style:name="T3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Фронтед</text:p>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7"><text:soft-page-break/>Шаблоны Blade</text:p>
      <text:p text:style-name="P45">Оглавление</text:p>
      <text:p text:style-name="P33">Введение</text:p>
      <text:p text:style-name="P33">Наследование Шаблонов</text:p>
      <text:p text:style-name="P33"><text:tab/>Определение макета </text:p>
      <text:p text:style-name="P33"><text:tab/>Наследование макета </text:p>
      <text:p text:style-name="P33">Отображение данных</text:p>
      <text:p text:style-name="P33"><text:tab/>Blade &amp; JavaScript Frameworks </text:p>
      <text:p text:style-name="P33">Управляющие структуры </text:p>
      <text:p text:style-name="P33"><text:tab/>Операторы if </text:p>
      <text:p text:style-name="P33"><text:tab/>Switch выражением</text:p>
      <text:p text:style-name="P33"><text:tab/>Циклы </text:p>
      <text:p text:style-name="P33"><text:tab/>Переменная Loop</text:p>
      <text:p text:style-name="P33"><text:tab/>Коментарии</text:p>
      <text:p text:style-name="P33"><text:tab/>Pphp </text:p>
      <text:p text:style-name="P33"><text:tab/>@once директива</text:p>
      <text:p text:style-name="P33">Формы</text:p>
      <text:p text:style-name="P33"><text:tab/>CSRF поле </text:p>
      <text:p text:style-name="P33"><text:tab/>Поле метод </text:p>
      <text:p text:style-name="P33"><text:tab/>Валидация ошибок </text:p>
      <text:p text:style-name="P33">Компоненты </text:p>
      <text:p text:style-name="P33"><text:tab/>Отображение компонентом </text:p>
      <text:p text:style-name="P33"><text:tab/>Управлниями атрибутами </text:p>
      <text:p text:style-name="P33"><text:tab/>Слоты </text:p>
      <text:p text:style-name="P34"><text:tab/><text:span text:style-name="T1">Встроенные представления компонентов </text:span></text:p>
      <text:p text:style-name="P34"><text:tab/><text:span text:style-name="T1">Анонимные компоненты </text:span></text:p>
      <text:p text:style-name="P34"><text:tab/><text:span text:style-name="T1">Динамические компоненты </text:span></text:p>
      <text:p text:style-name="P33">Включение подшаблонов </text:p>
      <text:p text:style-name="P33"><text:tab/>Отрисовка шаблонов для коллекций </text:p>
      <text:p text:style-name="P33">Стека </text:p>
      <text:p text:style-name="P33">Внедрение сервисов </text:p>
      <text:p text:style-name="P33">Наследование Blade </text:p>
      <text:p text:style-name="P33"><text:tab/>Пользовательский оператор if</text:p>
      <text:p text:style-name="P32"/>
      <text:p text:style-name="P32"/>
      <text:p text:style-name="P46">Введение</text:p>
      <text:p text:style-name="P20"><text:span text:style-name="T5">B</text:span><text:span text:style-name="T4">lade — простой, но мощный шаблонизатор, поставляемый с Laravel. </text:span><text:span text:style-name="T7">В</text:span><text:span text:style-name="T4">се шаблоны Blade </text:span><text:span text:style-name="T7">компилируются</text:span><text:span text:style-name="T4"> в чистый PHP-код </text:span><text:soft-page-break/><text:span text:style-name="T4">и </text:span><text:span text:style-name="T7">кешируются</text:span><text:span text:style-name="T4">. Файлы шаблонов Blade используют расширение </text:span><text:span text:style-name="Source_20_Text"><text:span text:style-name="T4">.blade.php</text:span></text:span><text:span text:style-name="T4"> и обычно хранятся в директории </text:span><text:span text:style-name="Source_20_Text"><text:span text:style-name="T4">resources/views</text:span></text:span><text:span text:style-name="T4">.</text:span></text:p>
      <text:p text:style-name="P32"/>
      <text:p text:style-name="P32"/>
      <text:h text:style-name="P8" text:outline-level="2">Наследование шаблонов</text:h>
      <text:h text:style-name="P10" text:outline-level="3"><text:bookmark text:name="defining-a-layout"/>Определение макета</text:h>
      <text:p text:style-name="P22"><text:span text:style-name="T4">Два основных преимущества использования Blade — </text:span><text:span text:style-name="Emphasis"><text:span text:style-name="T18">наследование шаблонов</text:span></text:span><text:span text:style-name="T18"> и </text:span><text:span text:style-name="Emphasis"><text:span text:style-name="T18">секции</text:span></text:span><text:span text:style-name="T18">.</text:span><text:span text:style-name="T4"> </text:span></text:p>
      <text:p text:style-name="P22"><text:span text:style-name="T4">Для начала давайте рассмотрим простой пример. </text:span><text:span text:style-name="T8">М</text:span><text:span text:style-name="T4">ногие веб-приложения используют один общий макет для разных страниц, удобно определить этот макет как один шаблон Blade:</text:span></text:p>
      <text:p text:style-name="P32">&lt;html&gt;</text:p>
      <text:p text:style-name="P32"><text:s text:c="4"/>&lt;head&gt;</text:p>
      <text:p text:style-name="P32"><text:s text:c="8"/>&lt;title&gt;App Name - @yield('title')&lt;/title&gt;</text:p>
      <text:p text:style-name="P32"><text:s text:c="4"/>&lt;/head&gt;</text:p>
      <text:p text:style-name="P32"><text:s text:c="4"/>&lt;body&gt;</text:p>
      <text:p text:style-name="P32"><text:s text:c="8"/>@section('sidebar')</text:p>
      <text:p text:style-name="P32"><text:s text:c="12"/>This is the master sidebar.</text:p>
      <text:p text:style-name="P32"><text:s text:c="8"/>@show</text:p>
      <text:p text:style-name="P32"/>
      <text:p text:style-name="P32"><text:s text:c="8"/>&lt;div class="container"&gt;</text:p>
      <text:p text:style-name="P32"><text:s text:c="12"/>@yield('content')</text:p>
      <text:p text:style-name="P32"><text:s text:c="8"/>&lt;/div&gt;</text:p>
      <text:p text:style-name="P32"><text:s text:c="4"/>&lt;/body&gt;</text:p>
      <text:p text:style-name="P32">&lt;/html&gt;</text:p>
      <text:p text:style-name="P52"><text:span text:style-name="T4">Директива </text:span><text:span text:style-name="Source_20_Text"><text:span text:style-name="T4">@section </text:span></text:span><text:span text:style-name="T4">определяет секцию содержимого.</text:span></text:p>
      <text:p text:style-name="P52"><text:span text:style-name="T9">Д</text:span><text:span text:style-name="T4">иректива </text:span><text:span text:style-name="Source_20_Text"><text:span text:style-name="T4">@yield</text:span></text:span><text:span text:style-name="T4"> используется для отображения содержимого заданной секции.</text:span></text:p>
      <text:p text:style-name="P55">Мы определили макет для нашего приложения, давайте определим дочернюю страницу, которая унаследует макет.</text:p>
      <text:p text:style-name="P32"/>
      <text:h text:style-name="P10" text:outline-level="3">Наследование макета</text:h>
      <text:p text:style-name="P21"><text:span text:style-name="T4">При определении дочернего шаблона используйте Blade-директиву </text:span><text:span text:style-name="Source_20_Text"><text:span text:style-name="T4">@extends</text:span></text:span><text:span text:style-name="T4"> для указания макета, который должен быть "унаследован" дочерним шаблоном. Шаблоны, которые наследуют макет Blade, могут внедрять содержимое в секции </text:span><text:soft-page-break/><text:span text:style-name="T4">макета с помощью директив </text:span><text:span text:style-name="Source_20_Text"><text:span text:style-name="T4">@section</text:span></text:span><text:span text:style-name="T4">. Запомните, как видно из приведённого выше примера, содержимое этих секций будет отображено в макете при помощи </text:span><text:span text:style-name="Source_20_Text"><text:span text:style-name="T4">@yield</text:span></text:span><text:span text:style-name="T4">:</text:span></text:p>
      <text:p text:style-name="P32">@extends('layouts.app')</text:p>
      <text:p text:style-name="P32">@section('title', 'Page Title')</text:p>
      <text:p text:style-name="P32">@section('sidebar')</text:p>
      <text:p text:style-name="P32"><text:s text:c="4"/>@parent</text:p>
      <text:p text:style-name="P32"><text:s text:c="4"/>&lt;p&gt;This is appended to the master sidebar.&lt;/p&gt;</text:p>
      <text:p text:style-name="P32">@endsection</text:p>
      <text:p text:style-name="P32">@section('content')</text:p>
      <text:p text:style-name="P32"><text:s text:c="4"/>&lt;p&gt;This is my body content.&lt;/p&gt;</text:p>
      <text:p text:style-name="P32">@endsection</text:p>
      <text:p text:style-name="P21"><text:span text:style-name="T4">В этом примере секция </text:span><text:span text:style-name="Source_20_Text"><text:span text:style-name="T4">sidebar</text:span></text:span><text:span text:style-name="T4"> использует директиву </text:span><text:span text:style-name="Source_20_Text"><text:span text:style-name="T4">@parent</text:span></text:span><text:span text:style-name="T4"> для дополнения (а не перезаписи) содержимого к боковой панели макета. Директива </text:span><text:span text:style-name="Source_20_Text"><text:span text:style-name="T4">@parent</text:span></text:span><text:span text:style-name="T4"> будет заменена содержимым макета при отрисовке шаблона.</text:span></text:p>
      <text:p text:style-name="P32"/>
      <text:p text:style-name="P25"><text:span text:style-name="T4">В отличие от предыдущего примера, секция </text:span><text:span text:style-name="Source_20_Text"><text:span text:style-name="T4">sidebar</text:span></text:span><text:span text:style-name="T4"> заканчивается на </text:span><text:span text:style-name="Source_20_Text"><text:span text:style-name="T4">@endsection</text:span></text:span><text:span text:style-name="T4"> вместо </text:span><text:span text:style-name="Source_20_Text"><text:span text:style-name="T4">@show</text:span></text:span><text:span text:style-name="T4">. Директива </text:span><text:span text:style-name="Source_20_Text"><text:span text:style-name="T4">@endsection</text:span></text:span><text:span text:style-name="T4"> будет только определять секцию, в то время как </text:span><text:span text:style-name="Source_20_Text"><text:span text:style-name="T4">@show</text:span></text:span><text:span text:style-name="T4"> будет определять и </text:span><text:span text:style-name="Strong_20_Emphasis"><text:span text:style-name="T4">немедленно вставлять</text:span></text:span><text:span text:style-name="T4"> секцию</text:span></text:p>
      <text:p text:style-name="P32"/>
      <text:p text:style-name="P32">Директива @yield также принимает значение по умолчанию в качестве второго параметра. Это значение будет отображено, если получаемый раздел не определен:</text:p>
      <text:p text:style-name="P14"><text:span text:style-name="Source_20_Text"><text:span text:style-name="T4">@yield('content', View::make('view.name'))</text:span></text:span></text:p>
      <text:p text:style-name="P59"><text:span text:style-name="Source_20_Text"><text:span text:style-name="T4">@yield('content', </text:span></text:span><text:span text:style-name="Source_20_Text"><text:span text:style-name="T11">v</text:span></text:span><text:span text:style-name="Source_20_Text"><text:span text:style-name="T4">iew('view.name'))</text:span></text:span></text:p>
      <text:p text:style-name="P59"><text:span text:style-name="Source_20_Text"><text:span text:style-name="T4"/></text:span></text:p>
      <text:p text:style-name="P21"><text:span text:style-name="T4">Blade-шаблоны могут быть возвращены из роутов при помощи глобального хелпера </text:span><text:span text:style-name="Source_20_Text"><text:span text:style-name="T4">view</text:span></text:span><text:span text:style-name="T4">:</text:span></text:p>
      <text:p text:style-name="P14"><text:span text:style-name="Source_20_Text"><text:span text:style-name="T4">Route::get('blade', function () {</text:span></text:span></text:p>
      <text:p text:style-name="P14"><text:span text:style-name="Source_20_Text"><text:span text:style-name="T4"><text:s text:c="4"/>return view('child');</text:span></text:span></text:p>
      <text:p text:style-name="P14"><text:span text:style-name="Source_20_Text"><text:span text:style-name="T4">});</text:span></text:span></text:p>
      <text:p text:style-name="P32"/>
      <text:p text:style-name="P29">Отображение данных</text:p>
      <text:p text:style-name="P35">Вы можете отображать данные, переданные в ваши Blade-представления, заключив переменную в фигурные скобки. Например, учитывая следующий маршрут:</text:p>
      <text:p text:style-name="P32">Route::get('greeting', function () {</text:p>
      <text:p text:style-name="P32"><text:soft-page-break/><text:s text:c="4"/>return view('welcome', ['name' =&gt; 'Samantha']);</text:p>
      <text:p text:style-name="P32">});</text:p>
      <text:p text:style-name="P79"><text:span text:style-name="T9">Альтернативно, вы можете использовать PHP функцию compact, </text:span><text:span text:style-name="T12">которая создает массив, содержащий названия переменных и их значения. </text:span></text:p>
      <text:p text:style-name="P79"><text:span text:style-name="Source_20_Text"><text:span text:style-name="T25">&lt;?php<text:line-break/>$city  </text:span></text:span><text:span text:style-name="Source_20_Text"><text:span text:style-name="T26">= </text:span></text:span><text:span text:style-name="Source_20_Text"><text:span text:style-name="T27">"San Francisco"</text:span></text:span><text:span text:style-name="Source_20_Text"><text:span text:style-name="T26">;<text:line-break/></text:span></text:span><text:span text:style-name="Source_20_Text"><text:span text:style-name="T25">$state </text:span></text:span><text:span text:style-name="Source_20_Text"><text:span text:style-name="T26">= </text:span></text:span><text:span text:style-name="Source_20_Text"><text:span text:style-name="T27">"CA"</text:span></text:span><text:span text:style-name="Source_20_Text"><text:span text:style-name="T26">;<text:line-break/></text:span></text:span><text:span text:style-name="Source_20_Text"><text:span text:style-name="T25">$event </text:span></text:span><text:span text:style-name="Source_20_Text"><text:span text:style-name="T26">= </text:span></text:span><text:span text:style-name="Source_20_Text"><text:span text:style-name="T27">"SIGGRAPH"</text:span></text:span><text:span text:style-name="Source_20_Text"><text:span text:style-name="T26">;<text:line-break/><text:line-break/></text:span></text:span><text:span text:style-name="Source_20_Text"><text:span text:style-name="T25">$location_vars </text:span></text:span><text:span text:style-name="Source_20_Text"><text:span text:style-name="T26">= array(</text:span></text:span><text:span text:style-name="Source_20_Text"><text:span text:style-name="T27">"city"</text:span></text:span><text:span text:style-name="Source_20_Text"><text:span text:style-name="T26">, </text:span></text:span><text:span text:style-name="Source_20_Text"><text:span text:style-name="T27">"state"</text:span></text:span><text:span text:style-name="Source_20_Text"><text:span text:style-name="T26">);<text:line-break/><text:line-break/></text:span></text:span><text:span text:style-name="Source_20_Text"><text:span text:style-name="T25">$result </text:span></text:span><text:span text:style-name="Source_20_Text"><text:span text:style-name="T26">= </text:span></text:span><text:span text:style-name="Source_20_Text"><text:span text:style-name="T25">compact</text:span></text:span><text:span text:style-name="Source_20_Text"><text:span text:style-name="T26">(</text:span></text:span><text:span text:style-name="Source_20_Text"><text:span text:style-name="T27">"event"</text:span></text:span><text:span text:style-name="Source_20_Text"><text:span text:style-name="T26">, </text:span></text:span><text:span text:style-name="Source_20_Text"><text:span text:style-name="T25">$location_vars</text:span></text:span><text:span text:style-name="Source_20_Text"><text:span text:style-name="T26">);<text:line-break/></text:span></text:span><text:span text:style-name="Source_20_Text"><text:span text:style-name="T25">print_r</text:span></text:span><text:span text:style-name="Source_20_Text"><text:span text:style-name="T26">(</text:span></text:span><text:span text:style-name="Source_20_Text"><text:span text:style-name="T25">$result</text:span></text:span><text:span text:style-name="Source_20_Text"><text:span text:style-name="T26">);<text:line-break/></text:span></text:span><text:span text:style-name="Source_20_Text"><text:span text:style-name="T25">?&gt;</text:span></text:span><text:span text:style-name="Source_20_Text"><text:span text:style-name="T24"> </text:span></text:span></text:p>
      <text:p text:style-name="P84"><text:span text:style-name="T12">Результат выполнения данного примера:</text:span></text:p>
      <text:p text:style-name="Preformatted_20_Text">Array</text:p>
      <text:p text:style-name="Preformatted_20_Text">(</text:p>
      <text:p text:style-name="Preformatted_20_Text"><text:s text:c="4"/>[event] =&gt; SIGGRAPH</text:p>
      <text:p text:style-name="Preformatted_20_Text"><text:s text:c="4"/>[city] =&gt; San Francisco</text:p>
      <text:p text:style-name="Preformatted_20_Text"><text:s text:c="4"/>[state] =&gt; CA</text:p>
      <text:p text:style-name="P60">)</text:p>
      <text:p text:style-name="P62"/>
      <text:p text:style-name="P32">Вы можете отобразить содержимое переменной name следующим образом:</text:p>
      <text:p text:style-name="P32">Hello, {{ $name }}.</text:p>
      <text:p text:style-name="P63"><text:span text:style-name="T28">С</text:span>ity, {{ $ city }}.</text:p>
      <text:p text:style-name="P63"/>
      <text:p text:style-name="P40">Вы не ограничены отображением содержимого переменных, переданных в представление. Вы также можете повторить результаты любой функции PHP. Фактически, вы можете поместить любой PHP-код в выражение Blade echo:</text:p>
      <text:p text:style-name="P40">The current UNIX timestamp is {{ time() }}.</text:p>
      <text:p text:style-name="P40"/>
      <text:p text:style-name="P30">Отображение экранированных данных</text:p>
      <text:p text:style-name="P32">Операторы Blade {{}} автоматически отправляются через функцию PHP htmlspecialchars для предотвращения атак XSS.</text:p>
      <text:p text:style-name="P32"/>
      <text:p text:style-name="P43">Отображение неэкранированных данных</text:p>
      <text:p text:style-name="P32">Если вы не хотите, чтобы ваши данные были <text:span text:style-name="T21">не</text:span>экранированы, вы можете использовать следующий синтаксис:</text:p>
      <text:p text:style-name="P32"><text:soft-page-break/>Hello, {!! $name !!}.</text:p>
      <text:p text:style-name="P32">Будьте очень осторожны при повторении содержимого, предоставленного пользователями вашего приложения. Всегда используйте экранированный синтаксис двойной фигурной скобки, чтобы предотвратить атаки XSS при отображении данных, предоставленных пользователем.</text:p>
      <text:p text:style-name="P32"/>
      <text:p text:style-name="P42">Рендеринг JSON</text:p>
      <text:p text:style-name="P32">Иногда вы можете передать массив вашему представлению с намерением отобразить его как JSON, чтобы инициализировать переменную JavaScript. Например:</text:p>
      <text:p text:style-name="P32">&lt;script&gt;</text:p>
      <text:p text:style-name="P32"><text:s text:c="4"/>var app = &lt;?php echo json_encode($array); ?&gt;;</text:p>
      <text:p text:style-name="P32">&lt;/script&gt;</text:p>
      <text:p text:style-name="P32">Однако вместо ручного вызова json_encode вы можете использовать директиву @json Blade. Директива @json принимает те же аргументы, что и функция PHP json_encode:</text:p>
      <text:p text:style-name="P32">&lt;script&gt;</text:p>
      <text:p text:style-name="P32"><text:s text:c="4"/>var app = @json($array);</text:p>
      <text:p text:style-name="P32"/>
      <text:p text:style-name="P32"><text:s text:c="4"/>var app = @json($array, JSON_PRETTY_PRINT);</text:p>
      <text:p text:style-name="P32">&lt;/script&gt;</text:p>
      <text:p text:style-name="P32">Вы должны использовать директиву @json только для отображения существующих переменных как JSON. Шаблон Blade основан на регулярных выражениях, и попытки передать сложное выражение в директиву могут вызвать неожиданные сбои.</text:p>
      <text:p text:style-name="P32"/>
      <text:p text:style-name="P28">Кодировка HTML-объекта</text:p>
      <text:p text:style-name="P32">По умолчанию Blade (и помощник Laravel e) будет дважды кодировать объекты HTML. Если вы хотите отключить двойное кодирование, вызовите метод Blade :: withoutDoubleEncoding из метода загрузки вашего AppServiceProvider:</text:p>
      <text:p text:style-name="P32">&lt;?php</text:p>
      <text:p text:style-name="P32"/>
      <text:p text:style-name="P32">namespace App\Providers;</text:p>
      <text:p text:style-name="P32"/>
      <text:p text:style-name="P32">use Illuminate\Support\Facades\Blade;</text:p>
      <text:p text:style-name="P32">use Illuminate\Support\ServiceProvider;</text:p>
      <text:p text:style-name="P32"><text:soft-page-break/></text:p>
      <text:p text:style-name="P32">class AppServiceProvider extends ServiceProvider</text:p>
      <text:p text:style-name="P32">{</text:p>
      <text:p text:style-name="P32"><text:s text:c="4"/>/**</text:p>
      <text:p text:style-name="P32"><text:s text:c="5"/>* Bootstrap any application services.</text:p>
      <text:p text:style-name="P32"><text:s text:c="5"/>*</text:p>
      <text:p text:style-name="P32"><text:s text:c="5"/>* @return void</text:p>
      <text:p text:style-name="P32"><text:s text:c="5"/>*/</text:p>
      <text:p text:style-name="P32"><text:s text:c="4"/>public function boot()</text:p>
      <text:p text:style-name="P32"><text:s text:c="4"/>{</text:p>
      <text:p text:style-name="P32"><text:s text:c="8"/>Blade::withoutDoubleEncoding();</text:p>
      <text:p text:style-name="P32"><text:s text:c="4"/>}</text:p>
      <text:p text:style-name="P32">}</text:p>
      <text:p text:style-name="P32"/>
      <text:p text:style-name="P28">Blade &amp; JavaScript Frameworks</text:p>
      <text:p text:style-name="P21"><text:span text:style-name="T4">Поскольку многие JavaScript-фреймворки тоже используют фигурные скобки для обозначения того, что данное выражение должно быть отображено в браузере, то вы можете использовать символ </text:span><text:span text:style-name="Source_20_Text"><text:span text:style-name="T4">@</text:span></text:span><text:span text:style-name="T4">, чтобы указать механизму отрисовки Blade, что выражение должно остаться нетронутым. Например:</text:span></text:p>
      <text:p text:style-name="P32">&lt;h1&gt;Laravel&lt;/h1&gt;</text:p>
      <text:p text:style-name="P32"/>
      <text:p text:style-name="P32">Hello, @{{ name }}.</text:p>
      <text:p text:style-name="P21"><text:span text:style-name="T4">В этом примере Blade удалит символ </text:span><text:span text:style-name="Source_20_Text"><text:span text:style-name="T4">@</text:span></text:span><text:span text:style-name="T4">, но выражение </text:span><text:span text:style-name="Source_20_Text"><text:span text:style-name="T4">{{ name }}</text:span></text:span><text:span text:style-name="T4"> останется нетронутым, что позволит вашему JavaScript-фреймворку отрисовать его вместо Blade.</text:span></text:p>
      <text:p text:style-name="P32"/>
      <text:p text:style-name="P32">Символ @ также может использоваться для выхода из директив Blade:</text:p>
      <text:p text:style-name="P32">{{-- Blade --}}</text:p>
      <text:p text:style-name="P32">@@json()</text:p>
      <text:p text:style-name="P32"/>
      <text:p text:style-name="P32">&lt;!-- HTML output --&gt;</text:p>
      <text:p text:style-name="P32">@json()</text:p>
      <text:p text:style-name="P32"/>
      <text:p text:style-name="P28">The @verbatim Directive</text:p>
      <text:p text:style-name="P21"><text:span text:style-name="T4">Если вы выводите JavaScript-переменные в большой части вашего шаблона, вы можете обернуть HTML директивой </text:span><text:soft-page-break/><text:span text:style-name="Source_20_Text"><text:span text:style-name="T4">@verbatim</text:span></text:span><text:span text:style-name="T4"> , тогда вам не нужно будет ставить символ </text:span><text:span text:style-name="Source_20_Text"><text:span text:style-name="T4">@</text:span></text:span><text:span text:style-name="T4"> перед каждым оператором вывода Blade:</text:span></text:p>
      <text:p text:style-name="P32">@verbatim</text:p>
      <text:p text:style-name="P32"><text:s text:c="4"/>&lt;div class="container"&gt;</text:p>
      <text:p text:style-name="P32"><text:s text:c="8"/>Hello, {{ name }}.</text:p>
      <text:p text:style-name="P32"><text:s text:c="4"/>&lt;/div&gt;</text:p>
      <text:p text:style-name="P32">@endverbatim</text:p>
      <text:p text:style-name="P32"/>
      <text:p text:style-name="P32"/>
      <text:h text:style-name="P7" text:outline-level="2">Управляющие конструкции</text:h>
      <text:p text:style-name="P32">В дополнение к наследованию шаблонов и отображению данных Blade предоставляет удобные сокращения для распространенных управляющих конструкций PHP. </text:p>
      <text:p text:style-name="P32"/>
      <text:p text:style-name="P24">If Statements</text:p>
      <text:p text:style-name="P32">Вы можете создавать операторы if, используя директивы @if, @elseif, @else и @endif. Эти директивы работают так же, как и их аналоги в PHP:</text:p>
      <text:p text:style-name="P32">@if (count($records) === 1)</text:p>
      <text:p text:style-name="P32"><text:s text:c="4"/>I have one record!</text:p>
      <text:p text:style-name="P32">@elseif (count($records) &gt; 1)</text:p>
      <text:p text:style-name="P32"><text:s text:c="4"/>I have multiple records!</text:p>
      <text:p text:style-name="P32">@else</text:p>
      <text:p text:style-name="P32"><text:s text:c="4"/>I don't have any records!</text:p>
      <text:p text:style-name="P32">@endif</text:p>
      <text:p text:style-name="P32">Для удобства Blade также предоставляет директиву @unless:</text:p>
      <text:p text:style-name="P32">@unless (Auth::check())</text:p>
      <text:p text:style-name="P32"><text:s text:c="4"/>You are not signed in.</text:p>
      <text:p text:style-name="P32">@endunless</text:p>
      <text:p text:style-name="P32">В дополнение к уже обсужденным условным директивам директивы @isset и @empty могут использоваться как удобные ярлыки для соответствующих функций PHP:</text:p>
      <text:p text:style-name="P32">@isset($records)</text:p>
      <text:p text:style-name="P32"><text:s text:c="4"/>// $records is defined and is not null...</text:p>
      <text:p text:style-name="P32">@endisset</text:p>
      <text:p text:style-name="P32"/>
      <text:p text:style-name="P32">@empty($records)</text:p>
      <text:p text:style-name="P32"><text:s text:c="4"/>// $records is "empty"...</text:p>
      <text:p text:style-name="P32">@endempty</text:p>
      <text:p text:style-name="P32"><text:soft-page-break/></text:p>
      <text:p text:style-name="P23">Authentication Directives</text:p>
      <text:p text:style-name="P32">Директивы @auth и @guest могут использоваться для быстрого определения, аутентифицирован ли текущий пользователь или является гостем:</text:p>
      <text:p text:style-name="P32">@auth</text:p>
      <text:p text:style-name="P32"><text:s text:c="4"/>// The user is authenticated...</text:p>
      <text:p text:style-name="P32">@endauth</text:p>
      <text:p text:style-name="P32"/>
      <text:p text:style-name="P32">@guest</text:p>
      <text:p text:style-name="P32"><text:s text:c="4"/>// The user is not authenticated...</text:p>
      <text:p text:style-name="P32">@endguest</text:p>
      <text:p text:style-name="P32">При необходимости вы можете указать защиту аутентификации, которую следует проверять при использовании директив @auth и @guest:</text:p>
      <text:p text:style-name="P32">@auth('admin')</text:p>
      <text:p text:style-name="P32"><text:s text:c="4"/>// The user is authenticated...</text:p>
      <text:p text:style-name="P32">@endauth</text:p>
      <text:p text:style-name="P32"/>
      <text:p text:style-name="P32">@guest('admin')</text:p>
      <text:p text:style-name="P32"><text:s text:c="4"/>// The user is not authenticated...</text:p>
      <text:p text:style-name="P32">@endguest</text:p>
      <text:p text:style-name="P32"/>
      <text:p text:style-name="P23">Section Directives</text:p>
      <text:p text:style-name="P32">Вы можете проверить, есть ли в разделе контент, используя директиву @hasSection:</text:p>
      <text:p text:style-name="P32">@hasSection('navigation')</text:p>
      <text:p text:style-name="P32"><text:s text:c="4"/>&lt;div class="pull-right"&gt;</text:p>
      <text:p text:style-name="P32"><text:s text:c="8"/>@yield('navigation')</text:p>
      <text:p text:style-name="P32"><text:s text:c="4"/>&lt;/div&gt;</text:p>
      <text:p text:style-name="P32"/>
      <text:p text:style-name="P32"><text:s text:c="4"/>&lt;div class="clearfix"&gt;&lt;/div&gt;</text:p>
      <text:p text:style-name="P32">@endif</text:p>
      <text:p text:style-name="P32">Вы можете использовать директиву sectionMissing, чтобы определить, нет ли в разделе содержимого:</text:p>
      <text:p text:style-name="P32">@sectionMissing('navigation')</text:p>
      <text:p text:style-name="P32"><text:s text:c="4"/>&lt;div class="pull-right"&gt;</text:p>
      <text:p text:style-name="P32"><text:s text:c="8"/>@include('default-navigation')</text:p>
      <text:p text:style-name="P32"><text:s text:c="4"/>&lt;/div&gt;</text:p>
      <text:p text:style-name="P32"><text:soft-page-break/>@endif</text:p>
      <text:p text:style-name="P32"/>
      <text:p text:style-name="P31">Environment Directives</text:p>
      <text:p text:style-name="P32">Вы можете проверить, работает ли приложение в производственной среде, с помощью директивы @production:</text:p>
      <text:p text:style-name="P32">@production</text:p>
      <text:p text:style-name="P32"><text:s text:c="4"/>// Production specific content...</text:p>
      <text:p text:style-name="P32">@endproduction</text:p>
      <text:p text:style-name="P32">Или вы можете определить, работает ли приложение в определенной среде, с помощью директивы @env:</text:p>
      <text:p text:style-name="P32">@env('staging')</text:p>
      <text:p text:style-name="P32"><text:s text:c="4"/>// The application is running in "staging"...</text:p>
      <text:p text:style-name="P32">@endenv</text:p>
      <text:p text:style-name="P32"/>
      <text:p text:style-name="P32">@env(['staging', 'production'])</text:p>
      <text:p text:style-name="P32"><text:s text:c="4"/>// The application is running in "staging" or "production"...</text:p>
      <text:p text:style-name="P32">@endenv</text:p>
      <text:p text:style-name="P32"/>
      <text:p text:style-name="P31">Switch Statements</text:p>
      <text:p text:style-name="P32">Операторы переключения могут быть созданы с помощью директив @switch, @case, @break, @default и @endswitch:</text:p>
      <text:p text:style-name="P32">@switch($i)</text:p>
      <text:p text:style-name="P32"><text:s text:c="4"/>@case(1)</text:p>
      <text:p text:style-name="P32"><text:s text:c="8"/>First case...</text:p>
      <text:p text:style-name="P32"><text:s text:c="8"/>@break</text:p>
      <text:p text:style-name="P32"/>
      <text:p text:style-name="P32"><text:s text:c="4"/>@case(2)</text:p>
      <text:p text:style-name="P32"><text:s text:c="8"/>Second case...</text:p>
      <text:p text:style-name="P32"><text:s text:c="8"/>@break</text:p>
      <text:p text:style-name="P32"/>
      <text:p text:style-name="P32"><text:s text:c="4"/>@default</text:p>
      <text:p text:style-name="P32"><text:s text:c="8"/>Default case...</text:p>
      <text:p text:style-name="P32">@endswitch</text:p>
      <text:p text:style-name="P32"/>
      <text:p text:style-name="P28">Loops</text:p>
      <text:p text:style-name="P32">В дополнение к условным операторам Blade предоставляет простые директивы для работы со структурами циклов PHP. Опять же, каждая из этих директив функционирует идентично своим аналогам PHP:</text:p>
      <text:p text:style-name="P32"><text:soft-page-break/>@for ($i = 0; $i &lt; 10; $i++)</text:p>
      <text:p text:style-name="P32"><text:s text:c="4"/>The current value is {{ $i }}</text:p>
      <text:p text:style-name="P32">@endfor</text:p>
      <text:p text:style-name="P32"/>
      <text:p text:style-name="P32">@foreach ($users as $user)</text:p>
      <text:p text:style-name="P32"><text:s text:c="4"/>&lt;p&gt;This is user {{ $user-&gt;id }}&lt;/p&gt;</text:p>
      <text:p text:style-name="P32">@endforeach</text:p>
      <text:p text:style-name="P32"/>
      <text:p text:style-name="P32">@forelse ($users as $user)</text:p>
      <text:p text:style-name="P32"><text:s text:c="4"/>&lt;li&gt;{{ $user-&gt;name }}&lt;/li&gt;</text:p>
      <text:p text:style-name="P32">@empty</text:p>
      <text:p text:style-name="P32"><text:s text:c="4"/>&lt;p&gt;No users&lt;/p&gt;</text:p>
      <text:p text:style-name="P32">@endforelse</text:p>
      <text:p text:style-name="P32"/>
      <text:p text:style-name="P32">@while (true)</text:p>
      <text:p text:style-name="P32"><text:s text:c="4"/>&lt;p&gt;I'm looping forever.&lt;/p&gt;</text:p>
      <text:p text:style-name="P32">@endwhile</text:p>
      <text:p text:style-name="P32">При создании цикла вы можете использовать переменную цикла, чтобы получить ценную информацию о цикле, например, находитесь ли вы на первой или последней итерации цикла.</text:p>
      <text:p text:style-name="P32">При использовании циклов вы также можете завершить цикл или пропустить текущую итерацию:</text:p>
      <text:p text:style-name="P32">@foreach ($users as $user)</text:p>
      <text:p text:style-name="P32"><text:s text:c="4"/>@if ($user-&gt;type == 1)</text:p>
      <text:p text:style-name="P32"><text:s text:c="8"/>@continue</text:p>
      <text:p text:style-name="P32"><text:s text:c="4"/>@endif</text:p>
      <text:p text:style-name="P32"/>
      <text:p text:style-name="P32"><text:s text:c="4"/>&lt;li&gt;{{ $user-&gt;name }}&lt;/li&gt;</text:p>
      <text:p text:style-name="P32"/>
      <text:p text:style-name="P32"><text:s text:c="4"/>@if ($user-&gt;number == 5)</text:p>
      <text:p text:style-name="P32"><text:s text:c="8"/>@break</text:p>
      <text:p text:style-name="P32"><text:s text:c="4"/>@endif</text:p>
      <text:p text:style-name="P32">@endforeach</text:p>
      <text:p text:style-name="P32">Вы также можете включить условие с объявлением директивы в одну строку:</text:p>
      <text:p text:style-name="P32">@foreach ($users as $user)</text:p>
      <text:p text:style-name="P32"><text:s text:c="4"/>@continue($user-&gt;type == 1)</text:p>
      <text:p text:style-name="P32"/>
      <text:p text:style-name="P32"><text:soft-page-break/><text:s text:c="4"/>&lt;li&gt;{{ $user-&gt;name }}&lt;/li&gt;</text:p>
      <text:p text:style-name="P32"/>
      <text:p text:style-name="P32"><text:s text:c="4"/>@break($user-&gt;number == 5)</text:p>
      <text:p text:style-name="P32">@endforeach</text:p>
      <text:p text:style-name="P32"/>
      <text:p text:style-name="P28">The Loop Variable</text:p>
      <text:p text:style-name="P21"><text:span text:style-name="T4">При работе с циклами внутри цикла будет доступна переменная </text:span><text:span text:style-name="Source_20_Text"><text:span text:style-name="T4">$loop</text:span></text:span><text:span text:style-name="T4">. Эта переменная предоставляет доступ к некоторым полезным данным, например, текущий индекс цикла, или находитесь ли вы на первой или последней итерации цикла:</text:span></text:p>
      <text:p text:style-name="P32">@foreach ($users as $user)</text:p>
      <text:p text:style-name="P32"><text:s text:c="4"/>@if ($loop-&gt;first)</text:p>
      <text:p text:style-name="P32"><text:s text:c="8"/>This is the first iteration.</text:p>
      <text:p text:style-name="P32"><text:s text:c="4"/>@endif</text:p>
      <text:p text:style-name="P32"/>
      <text:p text:style-name="P32"><text:s text:c="4"/>@if ($loop-&gt;last)</text:p>
      <text:p text:style-name="P32"><text:s text:c="8"/>This is the last iteration.</text:p>
      <text:p text:style-name="P32"><text:s text:c="4"/>@endif</text:p>
      <text:p text:style-name="P32"/>
      <text:p text:style-name="P32"><text:s text:c="4"/>&lt;p&gt;This is user {{ $user-&gt;id }}&lt;/p&gt;</text:p>
      <text:p text:style-name="P32">@endforeach</text:p>
      <text:p text:style-name="P32">Если вы находитесь во вложенном цикле, вы можете получить доступ к переменной $ loop родительского цикла через свойство parent:</text:p>
      <text:p text:style-name="P32">@foreach ($users as $user)</text:p>
      <text:p text:style-name="P32"><text:s text:c="4"/>@foreach ($user-&gt;posts as $post)</text:p>
      <text:p text:style-name="P32"><text:s text:c="8"/>@if ($loop-&gt;parent-&gt;first)</text:p>
      <text:p text:style-name="P32"><text:s text:c="12"/>This is first iteration of the parent loop.</text:p>
      <text:p text:style-name="P32"><text:s text:c="8"/>@endif</text:p>
      <text:p text:style-name="P32"><text:s text:c="4"/>@endforeach</text:p>
      <text:p text:style-name="P32">@endforeach</text:p>
      <text:p text:style-name="P51"><text:span text:style-name="T4">Переменная </text:span><text:span text:style-name="Source_20_Text"><text:span text:style-name="T4">$loop</text:span></text:span><text:span text:style-name="T4"> одержит также множество других полезных свойств:</text:span></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49">Свойство</text:p>
            </table:table-cell>
            <table:table-cell table:style-name="Таблица1.A1" office:value-type="string">
              <text:p text:style-name="P49">Описание</text:p>
            </table:table-cell>
          </table:table-row>
        </table:table-header-rows>
        <table:table-row>
          <table:table-cell table:style-name="Таблица1.A1" office:value-type="string">
            <text:p text:style-name="P47"><text:span text:style-name="Source_20_Text"><text:span text:style-name="T4">$loop-&gt;index</text:span></text:span></text:p>
          </table:table-cell>
          <table:table-cell table:style-name="Таблица1.A1" office:value-type="string">
            <text:p text:style-name="P48">Индекс текущей итерации цикла (начинается с 0).</text:p>
          </table:table-cell>
        </table:table-row>
        <table:table-row>
          <table:table-cell table:style-name="Таблица1.A1" office:value-type="string">
            <text:p text:style-name="P47"><text:span text:style-name="Source_20_Text"><text:span text:style-name="T4">$loop-&gt;iteration</text:span></text:span></text:p>
          </table:table-cell>
          <table:table-cell table:style-name="Таблица1.A1" office:value-type="string">
            <text:p text:style-name="P48">Текущая итерация цикла (начинается с 1).</text:p>
          </table:table-cell>
        </table:table-row>
        <text:soft-page-break/>
        <table:table-row>
          <table:table-cell table:style-name="Таблица1.A1" office:value-type="string">
            <text:p text:style-name="P47"><text:span text:style-name="Source_20_Text"><text:span text:style-name="T4">$loop-&gt;remaining</text:span></text:span></text:p>
          </table:table-cell>
          <table:table-cell table:style-name="Таблица1.A1" office:value-type="string">
            <text:p text:style-name="P48">Число оставшихся итераций цикла.</text:p>
          </table:table-cell>
        </table:table-row>
        <table:table-row>
          <table:table-cell table:style-name="Таблица1.A1" office:value-type="string">
            <text:p text:style-name="P47"><text:span text:style-name="Source_20_Text"><text:span text:style-name="T4">$loop-&gt;count</text:span></text:span></text:p>
          </table:table-cell>
          <table:table-cell table:style-name="Таблица1.A1" office:value-type="string">
            <text:p text:style-name="P48">Общее число элементов итерируемого массива.</text:p>
          </table:table-cell>
        </table:table-row>
        <table:table-row>
          <table:table-cell table:style-name="Таблица1.A1" office:value-type="string">
            <text:p text:style-name="P47"><text:span text:style-name="Source_20_Text"><text:span text:style-name="T4">$loop-&gt;first</text:span></text:span></text:p>
          </table:table-cell>
          <table:table-cell table:style-name="Таблица1.A1" office:value-type="string">
            <text:p text:style-name="P48">Первая ли это итерация цикла.</text:p>
          </table:table-cell>
        </table:table-row>
        <table:table-row>
          <table:table-cell table:style-name="Таблица1.A1" office:value-type="string">
            <text:p text:style-name="P47"><text:span text:style-name="Source_20_Text"><text:span text:style-name="T4">$loop-&gt;last</text:span></text:span></text:p>
          </table:table-cell>
          <table:table-cell table:style-name="Таблица1.A1" office:value-type="string">
            <text:p text:style-name="P48">Последняя ли это итерация цикла.</text:p>
          </table:table-cell>
        </table:table-row>
        <table:table-row>
          <table:table-cell table:style-name="Таблица1.A1" office:value-type="string">
            <text:p text:style-name="P47"><text:span text:style-name="Source_20_Text"><text:span text:style-name="T4">$loop-&gt;depth</text:span></text:span></text:p>
          </table:table-cell>
          <table:table-cell table:style-name="Таблица1.A1" office:value-type="string">
            <text:p text:style-name="P48">Уровень вложенности текущего цикла.</text:p>
          </table:table-cell>
        </table:table-row>
        <table:table-row>
          <table:table-cell table:style-name="Таблица1.A1" office:value-type="string">
            <text:p text:style-name="P47"><text:span text:style-name="Source_20_Text"><text:span text:style-name="T4">$loop-&gt;parent</text:span></text:span></text:p>
          </table:table-cell>
          <table:table-cell table:style-name="Таблица1.A1" office:value-type="string">
            <text:p text:style-name="P48">Переменная loop родительского цикла, для вложенного цикла.</text:p>
          </table:table-cell>
        </table:table-row>
      </table:table>
      <text:p text:style-name="P32"/>
      <text:p text:style-name="P32"/>
      <text:h text:style-name="P10" text:outline-level="3">Комментарии</text:h>
      <text:p text:style-name="P55">Blade также позволяет вам определить комментарии в ваших шаблонах. Но в отличие от HTML-комментариев, Blade-комментарии не включаются в HTML-код, возвращаемый вашим приложением:</text:p>
      <text:p text:style-name="P14"><text:span text:style-name="Source_20_Text"><text:span text:style-name="T4">{{-- Этого комментария не будет в итоговом HTML --}}</text:span></text:span></text:p>
      <text:p text:style-name="P32"/>
      <text:p text:style-name="P28">PHP</text:p>
      <text:p text:style-name="P32">В некоторых ситуациях полезно встраивать PHP-код в ваши представления. Вы можете использовать директиву Blade @php для выполнения блока простого PHP в вашем шаблоне:</text:p>
      <text:p text:style-name="P32">@php</text:p>
      <text:p text:style-name="P32"><text:s text:c="4"/>//</text:p>
      <text:p text:style-name="P32">@endphp</text:p>
      <text:p text:style-name="P32">Хотя Blade предоставляет эту функцию, частое ее использование может указывать на то, что в ваш шаблон встроено слишком много логики.</text:p>
      <text:p text:style-name="P32"/>
      <text:p text:style-name="P28">The @once Directive</text:p>
      <text:p text:style-name="P32">Директива @once позволяет вам определять часть шаблона, которая будет оцениваться только один раз за цикл рендеринга. Это может быть полезно для вставки заданного фрагмента JavaScript в заголовок страницы с помощью стеков. Например, если вы визуализируете данный компонент в <text:soft-page-break/>цикле, вы можете захотеть вставить JavaScript в заголовок только при первой визуализации компонента:</text:p>
      <text:p text:style-name="P32">@once</text:p>
      <text:p text:style-name="P32"><text:s text:c="4"/>@push('scripts')</text:p>
      <text:p text:style-name="P32"><text:s text:c="8"/>&lt;script&gt;</text:p>
      <text:p text:style-name="P32"><text:s text:c="12"/>// Your custom JavaScript...</text:p>
      <text:p text:style-name="P32"><text:s text:c="8"/>&lt;/script&gt;</text:p>
      <text:p text:style-name="P32"><text:s text:c="4"/>@endpush</text:p>
      <text:p text:style-name="P32">@endonce</text:p>
      <text:p text:style-name="P32"/>
      <text:p text:style-name="P32"/>
      <text:p text:style-name="P44">Forms</text:p>
      <text:p text:style-name="P28">CSRF Field</text:p>
      <text:p text:style-name="P20"><text:span text:style-name="T4">Каждый раз, когда вы определяете HTML-форму в своем приложении, вы должны включать в форму скрытое поле токена CSRF, чтобы </text:span><text:span text:style-name="T10">посредник</text:span><text:span text:style-name="T4"> CSRF мог проверить запрос. Вы можете использовать директиву @csrf Blade для создания поля токена:</text:span></text:p>
      <text:p text:style-name="P32">&lt;form method="POST" action="/profile"&gt;</text:p>
      <text:p text:style-name="P32"><text:s text:c="4"/>@csrf</text:p>
      <text:p text:style-name="P32"/>
      <text:p text:style-name="P32"><text:s text:c="4"/>...</text:p>
      <text:p text:style-name="P32">&lt;/form&gt;</text:p>
      <text:p text:style-name="P32">Мое: и я должен понимать что такое csrf токен, зачем и почему. Что за взлом. Нужно знать все букваольно.</text:p>
      <text:p text:style-name="P32"/>
      <text:p text:style-name="P28">Method Field</text:p>
      <text:p text:style-name="P32">Поскольку HTML-формы не могут выполнять запросы PUT, PATCH или DELETE, вам нужно будет добавить скрытое поле _method для подмены этих HTTP-глаголов. Директива @method Blade может создать для вас это поле:</text:p>
      <text:p text:style-name="P32">&lt;form action="/foo/bar" method="POST"&gt;</text:p>
      <text:p text:style-name="P32"><text:s text:c="4"/>@method('PUT')</text:p>
      <text:p text:style-name="P32"/>
      <text:p text:style-name="P32"><text:s text:c="4"/>...</text:p>
      <text:p text:style-name="P32">&lt;/form&gt;</text:p>
      <text:p text:style-name="P32"/>
      <text:p text:style-name="P28">Validation Errors</text:p>
      <text:p text:style-name="P32"><text:soft-page-break/>Директива @error может использоваться для быстрой проверки наличия сообщений об ошибках проверки для данного атрибута. В директиве @error вы можете повторить переменную $ message, чтобы отобразить сообщение об ошибке:</text:p>
      <text:p text:style-name="P32">&lt;!-- /resources/views/post/create.blade.php --&gt;</text:p>
      <text:p text:style-name="P32"/>
      <text:p text:style-name="P32">&lt;label for="title"&gt;Post Title&lt;/label&gt;</text:p>
      <text:p text:style-name="P32"/>
      <text:p text:style-name="P32">&lt;input id="title" type="text" class="@error('title') is-invalid @enderror"&gt;</text:p>
      <text:p text:style-name="P32"/>
      <text:p text:style-name="P32">@error('title')</text:p>
      <text:p text:style-name="P32"><text:s text:c="4"/>&lt;div class="alert alert-danger"&gt;{{ $message }}&lt;/div&gt;</text:p>
      <text:p text:style-name="P32">@enderror</text:p>
      <text:p text:style-name="P32">Вы можете передать имя определенного пакета ошибок в качестве второго параметра директиве @error для получения сообщений об ошибках проверки на страницах, содержащих несколько форм:</text:p>
      <text:p text:style-name="P32">&lt;!-- /resources/views/auth.blade.php --&gt;</text:p>
      <text:p text:style-name="P32"/>
      <text:p text:style-name="P32">&lt;label for="email"&gt;Email address&lt;/label&gt;</text:p>
      <text:p text:style-name="P32"/>
      <text:p text:style-name="P32">&lt;input id="email" type="email" class="@error('email', 'login') is-invalid @enderror"&gt;</text:p>
      <text:p text:style-name="P32"/>
      <text:p text:style-name="P32">@error('email', 'login')</text:p>
      <text:p text:style-name="P32"><text:s text:c="4"/>&lt;div class="alert alert-danger"&gt;{{ $message }}&lt;/div&gt;</text:p>
      <text:p text:style-name="P32">@enderror</text:p>
      <text:p text:style-name="P32"/>
      <text:p text:style-name="P32"/>
      <text:p text:style-name="P44">Components</text:p>
      <text:p text:style-name="P65">Компоненты и слоты предоставляют аналогичные преимущества для секций и макетов; однако, некоторые могут счесть ментальную модель компонентов и слотов более простой в понимании. <text:s/><text:span text:style-name="T30">Можно использовать компоненты вместо макетов и секций, а можно вместе. Компоненты и слоты — это другой подход для решения той же задачи.</text:span></text:p>
      <text:p text:style-name="P65"><text:soft-page-break/>Есть два подхода к написанию компонентов: компоненты на основе классов и анонимные компоненты.</text:p>
      <text:p text:style-name="P32"/>
      <text:p text:style-name="P32">Чтобы создать компонент на основе класса, вы можете использовать Artisan-команду make: component. Чтобы проиллюстрировать, как использовать компоненты, мы создадим простой компонент Alert. Команда make: component поместит компонент в каталог App \ View \ Components:</text:p>
      <text:p text:style-name="P32">php artisan make:component Alert</text:p>
      <text:p text:style-name="P32">Команда make: component также создаст шаблон представления для компонента. Представление будет помещено в каталог resources / views / components.</text:p>
      <text:p text:style-name="P32"/>
      <text:p text:style-name="P42">Ручная регистрация компонентов пакета</text:p>
      <text:p text:style-name="P32">При написании компонентов для вашего собственного приложения компоненты автоматически обнаруживаются в каталоге app / View / Components и resources / views / components.</text:p>
      <text:p text:style-name="P32"/>
      <text:p text:style-name="P32">Однако, если вы создаете пакет, который использует компоненты Blade, вам необходимо вручную зарегистрировать класс компонента и его псевдоним HTML-тега. Обычно вы должны зарегистрировать свои компоненты в методе boot поставщика услуг вашего пакета:</text:p>
      <text:p text:style-name="P32">use Illuminate\Support\Facades\Blade;</text:p>
      <text:p text:style-name="P32"/>
      <text:p text:style-name="P32">/**</text:p>
      <text:p text:style-name="P32"><text:s/>* Bootstrap your package's services.</text:p>
      <text:p text:style-name="P32"><text:s/>*/</text:p>
      <text:p text:style-name="P32">public function boot()</text:p>
      <text:p text:style-name="P32">{</text:p>
      <text:p text:style-name="P32"><text:s text:c="4"/>Blade::component('package-alert', AlertComponent::class);</text:p>
      <text:p text:style-name="P32">}</text:p>
      <text:p text:style-name="P32">После того, как ваш компонент был зарегистрирован, он может отображаться с использованием псевдонима тега:</text:p>
      <text:p text:style-name="P32">&lt;x-package-alert/&gt;</text:p>
      <text:p text:style-name="P32">В качестве альтернативы вы можете использовать метод componentNamespace для автоматической загрузки классов компонентов по соглашению. Например, пакет Nightshade <text:soft-page-break/>может иметь компоненты Calendar и ColorPicker, которые находятся в пространстве имен Package \ Views \ Components:</text:p>
      <text:p text:style-name="P32">use Illuminate\Support\Facades\Blade;</text:p>
      <text:p text:style-name="P32"/>
      <text:p text:style-name="P32">/**</text:p>
      <text:p text:style-name="P32"><text:s/>* Bootstrap your package's services.</text:p>
      <text:p text:style-name="P32"><text:s/>*/</text:p>
      <text:p text:style-name="P32">public function boot()</text:p>
      <text:p text:style-name="P32">{</text:p>
      <text:p text:style-name="P32"><text:s text:c="4"/>Blade::componentNamespace('Nightshade\\Views\\Components', 'nightshade');</text:p>
      <text:p text:style-name="P32">}</text:p>
      <text:p text:style-name="P32">Это позволит использовать компоненты пакета в пространстве имен их поставщиков, используя package-name :: синтаксис:</text:p>
      <text:p text:style-name="P32">&lt;x-nightshade::calendar /&gt;</text:p>
      <text:p text:style-name="P32">&lt;x-nightshade::color-picker /&gt;</text:p>
      <text:p text:style-name="P32">Blade автоматически обнаружит класс, связанный с этим компонентом, заключив имя компонента в паскаль. Подкаталоги также поддерживаются с использованием "точечной" нотации.</text:p>
      <text:p text:style-name="P32"/>
      <text:p text:style-name="P71">Отображение компонентов</text:p>
      <text:p text:style-name="P32">Для отображения компонента вы можете использовать тег компонента Blade в одном из ваших шаблонов Blade. Теги компонентов Blade начинаются со строки x-, за которой следует имя кебаба класса компонента:</text:p>
      <text:p text:style-name="P32">&lt;x-alert/&gt;</text:p>
      <text:p text:style-name="P32">&lt;x-user-profile/&gt;</text:p>
      <text:p text:style-name="P32"/>
      <text:p text:style-name="P32">Если класс компонента вложен глубже в каталог App \ View \ Components, вы можете использовать расширение. символ для обозначения вложенности каталогов. Например, если мы предполагаем, что компонент находится в App \ View \ Components \ Inputs \ Button.php, мы можем отобразить его так:</text:p>
      <text:p text:style-name="P32">&lt;x-inputs.button/&gt;</text:p>
      <text:p text:style-name="P32"/>
      <text:p text:style-name="P71">Передача данных в компоненты</text:p>
      <text:p text:style-name="P32"><text:soft-page-break/>Вы можете передавать данные компонентам Blade, используя атрибуты HTML. Жестко запрограммированные примитивные значения могут быть переданы компоненту с помощью простых атрибутов HTML. Выражения и переменные PHP должны передаваться компоненту через атрибуты, которые используют символ: в качестве префикса:</text:p>
      <text:p text:style-name="P32">&lt;x-alert type="error" :message="$message"/&gt;</text:p>
      <text:p text:style-name="P32">Вы должны определить необходимые данные компонента в его конструкторе класса. Все общедоступные свойства компонента будут автоматически доступны в представлении компонента. Нет необходимости передавать данные в представление из метода render компонента:</text:p>
      <text:p text:style-name="P32">&lt;?php</text:p>
      <text:p text:style-name="P32"/>
      <text:p text:style-name="P32">namespace App\View\Components;</text:p>
      <text:p text:style-name="P32"/>
      <text:p text:style-name="P32">use Illuminate\View\Component;</text:p>
      <text:p text:style-name="P32"/>
      <text:p text:style-name="P32">class Alert extends Component</text:p>
      <text:p text:style-name="P32">{</text:p>
      <text:p text:style-name="P32"><text:s text:c="4"/>/**</text:p>
      <text:p text:style-name="P32"><text:s text:c="5"/>* The alert type.</text:p>
      <text:p text:style-name="P32"><text:s text:c="5"/>*</text:p>
      <text:p text:style-name="P32"><text:s text:c="5"/>* @var string</text:p>
      <text:p text:style-name="P32"><text:s text:c="5"/>*/</text:p>
      <text:p text:style-name="P32"><text:s text:c="4"/>public $type;</text:p>
      <text:p text:style-name="P32"/>
      <text:p text:style-name="P32"><text:s text:c="4"/>/**</text:p>
      <text:p text:style-name="P32"><text:s text:c="5"/>* The alert message.</text:p>
      <text:p text:style-name="P32"><text:s text:c="5"/>*</text:p>
      <text:p text:style-name="P32"><text:s text:c="5"/>* @var string</text:p>
      <text:p text:style-name="P32"><text:s text:c="5"/>*/</text:p>
      <text:p text:style-name="P32"><text:s text:c="4"/>public $message;</text:p>
      <text:p text:style-name="P32"/>
      <text:p text:style-name="P32"><text:s text:c="4"/>/**</text:p>
      <text:p text:style-name="P32"><text:s text:c="5"/>* Create the component instance.</text:p>
      <text:p text:style-name="P32"><text:s text:c="5"/>*</text:p>
      <text:p text:style-name="P32"><text:s text:c="5"/>* @param <text:s/>string <text:s/>$type</text:p>
      <text:p text:style-name="P32"><text:s text:c="5"/>* @param <text:s/>string <text:s/>$message</text:p>
      <text:p text:style-name="P32"><text:soft-page-break/><text:s text:c="5"/>* @return void</text:p>
      <text:p text:style-name="P32"><text:s text:c="5"/>*/</text:p>
      <text:p text:style-name="P32"><text:s text:c="4"/>public function __construct($type, $message)</text:p>
      <text:p text:style-name="P32"><text:s text:c="4"/>{</text:p>
      <text:p text:style-name="P32"><text:s text:c="8"/>$this-&gt;type = $type;</text:p>
      <text:p text:style-name="P32"><text:s text:c="8"/>$this-&gt;message = $message;</text:p>
      <text:p text:style-name="P32"><text:s text:c="4"/>}</text:p>
      <text:p text:style-name="P32"/>
      <text:p text:style-name="P32"><text:s text:c="4"/>/**</text:p>
      <text:p text:style-name="P32"><text:s text:c="5"/>* Get the view / contents that represent the component.</text:p>
      <text:p text:style-name="P32"><text:s text:c="5"/>*</text:p>
      <text:p text:style-name="P32"><text:s text:c="5"/>* @return \Illuminate\View\View|\Closure|string</text:p>
      <text:p text:style-name="P32"><text:s text:c="5"/>*/</text:p>
      <text:p text:style-name="P32"><text:s text:c="4"/>public function render()</text:p>
      <text:p text:style-name="P32"><text:s text:c="4"/>{</text:p>
      <text:p text:style-name="P32"><text:s text:c="8"/>return view('components.alert');</text:p>
      <text:p text:style-name="P32"><text:s text:c="4"/>}</text:p>
      <text:p text:style-name="P32">}</text:p>
      <text:p text:style-name="P32">Когда ваш компонент визуализируется, вы можете отображать содержимое общедоступных переменных вашего компонента, повторяя переменные по имени:</text:p>
      <text:p text:style-name="P32">&lt;div class="alert alert-{{ $type }}"&gt;</text:p>
      <text:p text:style-name="P32"><text:s text:c="4"/>{{ $message }}</text:p>
      <text:p text:style-name="P32">&lt;/div&gt;</text:p>
      <text:p text:style-name="P32"/>
      <text:p text:style-name="P80"><text:span text:style-name="T13">Мы создали компонент. Далее мы можем его отобразить. </text:span><text:span text:style-name="T14">Также</text:span><text:span text:style-name="T13"> мы нашему классу компонента может передавать значения, котор</text:span><text:span text:style-name="T15">ые</text:span><text:span text:style-name="T13"> </text:span><text:span text:style-name="T15">впоследствии</text:span><text:span text:style-name="T13"> </text:span><text:span text:style-name="T15">можно</text:span><text:span text:style-name="T13"> использовать в </text:span><text:span text:style-name="T15">шаблоне</text:span><text:span text:style-name="T13"> компонента. </text:span></text:p>
      <text:p text:style-name="P80"><text:span text:style-name="T13">Значения можно задавать с помощью html атрибутов, если это какие-то </text:span><text:span text:style-name="T15">жестко</text:span><text:span text:style-name="T13"> </text:span><text:span text:style-name="T15">фиксированные</text:span><text:span text:style-name="T13"> значения или через атрибуты, которые используют символ: в качестве префикса — это если мы хотим передать например переменные.</text:span></text:p>
      <text:p text:style-name="P32"/>
      <text:p text:style-name="P71">Нотация</text:p>
      <text:p text:style-name="P32">Аргументы конструктора компонентов должны быть указаны с использованием camelCase, а kebab-case следует использовать при ссылке на имена аргументов в ваших атрибутах HTML. Например, учитывая следующий конструктор компонента:</text:p>
      <text:p text:style-name="P32"><text:soft-page-break/>/**</text:p>
      <text:p text:style-name="P32"><text:s/>* Create the component instance.</text:p>
      <text:p text:style-name="P32"><text:s/>*</text:p>
      <text:p text:style-name="P32"><text:s/>* @param <text:s/>string <text:s/>$alertType</text:p>
      <text:p text:style-name="P32"><text:s/>* @return void</text:p>
      <text:p text:style-name="P32"><text:s/>*/</text:p>
      <text:p text:style-name="P32">public function __construct($alertType)</text:p>
      <text:p text:style-name="P32">{</text:p>
      <text:p text:style-name="P32"><text:s text:c="4"/>$this-&gt;alertType = $alertType;</text:p>
      <text:p text:style-name="P32">}</text:p>
      <text:p text:style-name="P32">Аргумент $ alertType может быть предоставлен следующим образом:</text:p>
      <text:p text:style-name="P32">&lt;x-alert alert-type="danger" /&gt;</text:p>
      <text:p text:style-name="P32"/>
      <text:p text:style-name="P72">Методы компонентов</text:p>
      <text:p text:style-name="P32">В дополнение к общедоступным переменным, доступным для вашего шаблона компонента, также могут выполняться любые общедоступные методы компонента. Например, представьте компонент, у которого есть метод isSelected:</text:p>
      <text:p text:style-name="P32">/**</text:p>
      <text:p text:style-name="P32"><text:s/>* Determine if the given option is the current selected option.</text:p>
      <text:p text:style-name="P32"><text:s/>*</text:p>
      <text:p text:style-name="P32"><text:s/>* @param <text:s/>string <text:s/>$option</text:p>
      <text:p text:style-name="P32"><text:s/>* @return bool</text:p>
      <text:p text:style-name="P32"><text:s/>*/</text:p>
      <text:p text:style-name="P32">public function isSelected($option)</text:p>
      <text:p text:style-name="P32">{</text:p>
      <text:p text:style-name="P32"><text:s text:c="4"/>return $option === $this-&gt;selected;</text:p>
      <text:p text:style-name="P32">}</text:p>
      <text:p text:style-name="P41">Вы можете выполнить этот метод из своего шаблона компонента, вызвав переменную, соответствующую имени метода:</text:p>
      <text:p text:style-name="P32">&lt;option {{ $isSelected($value) ? 'selected="selected"' : '' }} value="{{ $value }}"&gt;</text:p>
      <text:p text:style-name="P32"><text:s text:c="4"/>{{ $label }}</text:p>
      <text:p text:style-name="P32">&lt;/option&gt;</text:p>
      <text:p text:style-name="P32"/>
      <text:p text:style-name="P42">Использование атрибутов и слотов внутри класса</text:p>
      <text:p text:style-name="P32"><text:soft-page-break/>Компоненты Blade также позволяют получить доступ к имени компонента, атрибутам и слоту внутри метода рендеринга класса. Однако для доступа к этим данным вы должны вернуть Closure из метода render вашего компонента. Closure получит массив $ data в качестве единственного аргумента:</text:p>
      <text:p text:style-name="P32">/**</text:p>
      <text:p text:style-name="P32"><text:s/>* Get the view / contents that represent the component.</text:p>
      <text:p text:style-name="P32"><text:s/>*</text:p>
      <text:p text:style-name="P32"><text:s/>* @return \Illuminate\View\View|\Closure|string</text:p>
      <text:p text:style-name="P32"><text:s/>*/</text:p>
      <text:p text:style-name="P32">public function render()</text:p>
      <text:p text:style-name="P32">{</text:p>
      <text:p text:style-name="P32"><text:s text:c="4"/>return function (array $data) {</text:p>
      <text:p text:style-name="P32"><text:s text:c="8"/>// $data['componentName'];</text:p>
      <text:p text:style-name="P32"><text:s text:c="8"/>// $data['attributes'];</text:p>
      <text:p text:style-name="P32"><text:s text:c="8"/>// $data['slot'];</text:p>
      <text:p text:style-name="P32"/>
      <text:p text:style-name="P32"><text:s text:c="8"/>return '&lt;div&gt;Components content&lt;/div&gt;';</text:p>
      <text:p text:style-name="P32"><text:s text:c="4"/>};</text:p>
      <text:p text:style-name="P32">}</text:p>
      <text:p text:style-name="P32">ComponentName равно имени, используемому в теге HTML после префикса x-. Таким образом, имя компонента &lt;x-alert /&gt; будет alert. Элемент attributes будет содержать все атрибуты, которые присутствовали в теге HTML. Элемент slot - это экземпляр Illuminate \ Support \ HtmlString с содержимым слота из компонента.</text:p>
      <text:p text:style-name="P32"/>
      <text:p text:style-name="P32">Замыкание должно вернуть строку. Если возвращенная строка соответствует существующему представлению, это представление будет визуализировано; в противном случае возвращенная строка будет оцениваться как встроенное представление Blade.</text:p>
      <text:p text:style-name="P32"/>
      <text:p text:style-name="P73">Дополнительные зависимости</text:p>
      <text:p text:style-name="P32">Если вашему компоненту требуются зависимости от сервис-контейнера Laravel, вы можете указать их перед любыми атрибутами данных компонента, и они будут автоматически введены контейнером:</text:p>
      <text:p text:style-name="P32">use App\Services\AlertCreator</text:p>
      <text:p text:style-name="P32"><text:soft-page-break/></text:p>
      <text:p text:style-name="P32">/**</text:p>
      <text:p text:style-name="P32"><text:s/>* Create the component instance.</text:p>
      <text:p text:style-name="P32"><text:s/>*</text:p>
      <text:p text:style-name="P32"><text:s/>* @param <text:s/>\App\Services\AlertCreator <text:s/>$creator</text:p>
      <text:p text:style-name="P32"><text:s/>* @param <text:s/>string <text:s/>$type</text:p>
      <text:p text:style-name="P32"><text:s/>* @param <text:s/>string <text:s/>$message</text:p>
      <text:p text:style-name="P32"><text:s/>* @return void</text:p>
      <text:p text:style-name="P32"><text:s/>*/</text:p>
      <text:p text:style-name="P32">public function __construct(AlertCreator $creator, $type, $message)</text:p>
      <text:p text:style-name="P32">{</text:p>
      <text:p text:style-name="P32"><text:s text:c="4"/>$this-&gt;creator = $creator;</text:p>
      <text:p text:style-name="P32"><text:s text:c="4"/>$this-&gt;type = $type;</text:p>
      <text:p text:style-name="P32"><text:s text:c="4"/>$this-&gt;message = $message;</text:p>
      <text:p text:style-name="P32">}</text:p>
      <text:p text:style-name="P32"/>
      <text:p text:style-name="P73">Управление атрибутами</text:p>
      <text:p text:style-name="P32">Мы уже рассмотрели, как передавать атрибуты данных в компонент; однако иногда может потребоваться указать дополнительные атрибуты HTML, например класс, которые не являются частью данных, необходимых для функционирования компонента. Как правило, вы хотите передать эти дополнительные атрибуты корневому элементу шаблона компонента. Например, представьте, что мы хотим отобразить компонент alert следующим образом:</text:p>
      <text:p text:style-name="P32">&lt;x-alert type="error" :message="$message" class="mt-4"/&gt;</text:p>
      <text:p text:style-name="P32">Все атрибуты, которые не являются частью конструктора компонента, будут автоматически добавлены в «мешок атрибутов» компонента. Этот пакет атрибутов автоматически становится доступным для компонента через переменную $ attributes. Все атрибуты могут отображаться в компоненте путем повторения этой переменной:</text:p>
      <text:p text:style-name="P32">&lt;div {{ $attributes }}&gt;</text:p>
      <text:p text:style-name="P32"><text:s text:c="4"/>&lt;!-- Component Content --&gt;</text:p>
      <text:p text:style-name="P32">&lt;/div&gt;</text:p>
      <text:p text:style-name="P32">Использование директив, таких как @env, непосредственно в компоненте в настоящее время не поддерживается.</text:p>
      <text:p text:style-name="P32"/>
      <text:p text:style-name="P42"><text:soft-page-break/>Атрибуты по умолчанию / объединенные атрибуты</text:p>
      <text:p text:style-name="P64">Иногда вам может потребоваться указать значения по умолчанию для атрибутов или добавить дополнительные значения в некоторые атрибуты компонента. Для этого вы можете использовать метод merge «меш<text:span text:style-name="T29">ка</text:span> атрибутов» компонента:<text:tab/></text:p>
      <text:p text:style-name="P32">&lt;div {{ $attributes-&gt;merge(['class' =&gt; 'alert alert-'.$type]) }}&gt;</text:p>
      <text:p text:style-name="P32"><text:s text:c="4"/>{{ $message }}</text:p>
      <text:p text:style-name="P32">&lt;/div&gt;</text:p>
      <text:p text:style-name="P32">Если предположить, что этот компонент используется так:</text:p>
      <text:p text:style-name="P32">&lt;x-alert type="error" :message="$message" class="mb-4"/&gt;</text:p>
      <text:p text:style-name="P32">Окончательный обработанный HTML-код компонента будет выглядеть следующим образом:</text:p>
      <text:p text:style-name="P32">&lt;div class="alert alert-error mb-4"&gt;</text:p>
      <text:p text:style-name="P32"><text:s text:c="4"/>&lt;!-- Contents of the $message variable --&gt;</text:p>
      <text:p text:style-name="P32">&lt;/div&gt;</text:p>
      <text:p text:style-name="P32"/>
      <text:p text:style-name="P42">Слияние неклассовых атрибутов</text:p>
      <text:p text:style-name="P32">При слиянии атрибутов, которые не являются атрибутами класса, значения, предоставленные методу merge, будут считаться значениями «по умолчанию» атрибута, которые могут быть перезаписаны потребителем компонента. В отличие от атрибутов класса, атрибуты, не относящиеся к классу, не добавляются друг к другу. Например, компонент button может выглядеть следующим образом:</text:p>
      <text:p text:style-name="P32">&lt;button {{ $attributes-&gt;merge(['type' =&gt; 'button']) }}&gt;</text:p>
      <text:p text:style-name="P32"><text:s text:c="4"/>{{ $slot }}</text:p>
      <text:p text:style-name="P32">&lt;/button&gt;</text:p>
      <text:p text:style-name="P32">Чтобы отобразить компонент кнопки с настраиваемым type, его можно указать при использовании компонента. Если тип не указан, будет использоваться тип button:</text:p>
      <text:p text:style-name="P32">&lt;x-button type="submit"&gt;</text:p>
      <text:p text:style-name="P32"><text:s text:c="4"/>Submit</text:p>
      <text:p text:style-name="P32">&lt;/x-button&gt;</text:p>
      <text:p text:style-name="P32">Отрендеренный HTML-код компонента button в этом примере будет:</text:p>
      <text:p text:style-name="P32">&lt;button type="submit"&gt;</text:p>
      <text:p text:style-name="P32"><text:s text:c="4"/>Submit</text:p>
      <text:p text:style-name="P32">&lt;/button&gt;</text:p>
      <text:p text:style-name="P32"><text:soft-page-break/>Если вы хотите, чтобы значения атрибута, отличного от класса, были добавлены вместе, вы можете использовать метод prepends:</text:p>
      <text:p text:style-name="P32">&lt;div {{ $attributes-&gt;merge(['data-controller' =&gt; $attributes-&gt;prepends('profile-controller')]) }}&gt;</text:p>
      <text:p text:style-name="P32"><text:s text:c="4"/>{{ $slot }}</text:p>
      <text:p text:style-name="P32">&lt;/div&gt;</text:p>
      <text:p text:style-name="P32"/>
      <text:p text:style-name="P42">Атрибуты фильтрации</text:p>
      <text:p text:style-name="P32">Вы можете фильтровать атрибуты, используя метод filter. Этот метод принимает Closure, который должен вернуть true, если вы хотите сохранить атрибут в сумке атрибутов:</text:p>
      <text:p text:style-name="P32">{{ $attributes-&gt;filter(fn ($value, $key) =&gt; $key == 'foo') }}</text:p>
      <text:p text:style-name="P32">Для удобства вы можете использовать метод whereStartsWith для получения всех атрибутов, ключи которых начинаются с заданной строки:</text:p>
      <text:p text:style-name="P32">{{ $attributes-&gt;whereStartsWith('wire:model') }}</text:p>
      <text:p text:style-name="P32">Используя first метод, вы можете отобразить первый атрибут в заданном пакете атрибутов:</text:p>
      <text:p text:style-name="P32">{{ $attributes-&gt;whereStartsWith('wire:model')-&gt;first() }}</text:p>
      <text:p text:style-name="P32"/>
      <text:p text:style-name="P28">Slots</text:p>
      <text:p text:style-name="P32">Часто вам нужно будет передать дополнительный контент вашему компоненту через «слоты». Представим, что созданный нами компонент alert имеет следующую разметку:</text:p>
      <text:p text:style-name="P32">&lt;!-- /resources/views/components/alert.blade.php --&gt;</text:p>
      <text:p text:style-name="P32"/>
      <text:p text:style-name="P32">&lt;div class="alert alert-danger"&gt;</text:p>
      <text:p text:style-name="P32"><text:s text:c="4"/>{{ $slot }}</text:p>
      <text:p text:style-name="P32">&lt;/div&gt;</text:p>
      <text:p text:style-name="P32">Мы можем передавать контент в slot, вставляя контент в компонент:</text:p>
      <text:p text:style-name="P32">&lt;x-alert&gt;</text:p>
      <text:p text:style-name="P32"><text:s text:c="4"/>&lt;strong&gt;Whoops!&lt;/strong&gt; Something went wrong!</text:p>
      <text:p text:style-name="P32">&lt;/x-alert&gt;</text:p>
      <text:p text:style-name="P32">Иногда компоненту может потребоваться отобразить несколько разных слотов в разных местах внутри компонента. Давайте изменим наш компонент предупреждений, чтобы учесть добавление «заголовка»:</text:p>
      <text:p text:style-name="P32"><text:soft-page-break/>&lt;!-- /resources/views/components/alert.blade.php --&gt;</text:p>
      <text:p text:style-name="P32"/>
      <text:p text:style-name="P32">&lt;span class="alert-title"&gt;{{ $title }}&lt;/span&gt;</text:p>
      <text:p text:style-name="P32"/>
      <text:p text:style-name="P32">&lt;div class="alert alert-danger"&gt;</text:p>
      <text:p text:style-name="P32"><text:s text:c="4"/>{{ $slot }}</text:p>
      <text:p text:style-name="P32">&lt;/div&gt;</text:p>
      <text:p text:style-name="P32">Вы можете определить содержимое названного слота, используя тег x-slot. Любой контент, не входящий в тег x-slot, будет передан компоненту в переменной $ slot:</text:p>
      <text:p text:style-name="P32">&lt;x-alert&gt;</text:p>
      <text:p text:style-name="P32"><text:s text:c="4"/>&lt;x-slot name="title"&gt;</text:p>
      <text:p text:style-name="P32"><text:s text:c="8"/>Server Error</text:p>
      <text:p text:style-name="P32"><text:s text:c="4"/>&lt;/x-slot&gt;</text:p>
      <text:p text:style-name="P32"/>
      <text:p text:style-name="P32"><text:s text:c="4"/>&lt;strong&gt;Whoops!&lt;/strong&gt; Something went wrong!</text:p>
      <text:p text:style-name="P32">&lt;/x-alert&gt;</text:p>
      <text:p text:style-name="P32"/>
      <text:p text:style-name="P66">Я понял так, что если мы используем x-slot это аналогия, как будто мы создаем переменную в классе и иницилизируем ее с помощью конструктора. </text:p>
      <text:p text:style-name="P67">Возможно компоненты будут для вас удобнее, попробуйте!</text:p>
      <text:p text:style-name="P32"/>
      <text:p text:style-name="P42">Слоты с ограниченным доступом</text:p>
      <text:p text:style-name="P32">Если вы использовали платформу JavaScript, такую как Vue, вы, возможно, знакомы с «слотами с заданной областью», которые позволяют получать доступ к данным или методам из компонента в вашем слоте. Вы можете добиться аналогичного поведения в Laravel, определив общедоступные методы или свойства в вашем компоненте и получив доступ к компоненту в вашем слоте через переменную $ component:</text:p>
      <text:p text:style-name="P32">&lt;x-alert&gt;</text:p>
      <text:p text:style-name="P32"><text:s text:c="4"/>&lt;x-slot name="title"&gt;</text:p>
      <text:p text:style-name="P32"><text:s text:c="8"/>{{ $component-&gt;formatAlert('Server Error') }}</text:p>
      <text:p text:style-name="P32"><text:s text:c="4"/>&lt;/x-slot&gt;</text:p>
      <text:p text:style-name="P32"/>
      <text:p text:style-name="P32"><text:s text:c="4"/>&lt;strong&gt;Whoops!&lt;/strong&gt; Something went wrong!</text:p>
      <text:p text:style-name="P32">&lt;/x-alert&gt;</text:p>
      <text:p text:style-name="P32"/>
      <text:p text:style-name="P42"><text:soft-page-break/>Встроенные представления компонентов</text:p>
      <text:p text:style-name="P32">Для очень маленьких компонентов может показаться обременительным управлять как классом компонента, так и шаблоном представления компонента. По этой причине вы можете вернуть разметку компонента непосредственно из метода render:</text:p>
      <text:p text:style-name="P32">/**</text:p>
      <text:p text:style-name="P32"><text:s/>* Get the view / contents that represent the component.</text:p>
      <text:p text:style-name="P32"><text:s/>*</text:p>
      <text:p text:style-name="P32"><text:s/>* @return \Illuminate\View\View|\Closure|string</text:p>
      <text:p text:style-name="P32"><text:s/>*/</text:p>
      <text:p text:style-name="P32">public function render()</text:p>
      <text:p text:style-name="P32">{</text:p>
      <text:p text:style-name="P32"><text:s text:c="4"/>return &lt;&lt;&lt;'blade'</text:p>
      <text:p text:style-name="P32"><text:s text:c="8"/>&lt;div class="alert alert-danger"&gt;</text:p>
      <text:p text:style-name="P32"><text:s text:c="12"/>{{ $slot }}</text:p>
      <text:p text:style-name="P32"><text:s text:c="8"/>&lt;/div&gt;</text:p>
      <text:p text:style-name="P32"><text:s text:c="4"/>blade;</text:p>
      <text:p text:style-name="P32">}</text:p>
      <text:p text:style-name="P32"/>
      <text:p text:style-name="P42">Создание компонентов встроенного представления</text:p>
      <text:p text:style-name="P32">Чтобы создать компонент, который отображает встроенное представление, вы можете использовать параметр inline при выполнении команды make: component:</text:p>
      <text:p text:style-name="P32">php artisan make:component Alert --inline</text:p>
      <text:p text:style-name="P32"/>
      <text:p text:style-name="P42">Анонимные компоненты</text:p>
      <text:p text:style-name="P32">Подобно встроенным компонентам, анонимные компоненты предоставляют механизм для управления компонентом через один файл. Однако анонимные компоненты используют один файл представления и не имеют связанного класса. Чтобы определить анонимный компонент, вам нужно всего лишь поместить шаблон Blade в каталог resources / views / components. Например, предположим, что вы определили компонент в resources / views / components / alert.blade.php:</text:p>
      <text:p text:style-name="P32">&lt;x-alert/&gt;</text:p>
      <text:p text:style-name="P32">Вы можете использовать «.» символ, чтобы указать, вложен ли компонент глубже в каталог components. Например, если <text:soft-page-break/>компонент определен в resources / views / components / inputs / button.blade.php, вы можете отобразить его так:</text:p>
      <text:p text:style-name="P32">&lt;x-inputs.button/&gt;</text:p>
      <text:p text:style-name="P32"/>
      <text:p text:style-name="P42">Свойства / атрибуты данных</text:p>
      <text:p text:style-name="P32">Поскольку анонимные компоненты не имеют ассоциированного класса, вы можете задаться вопросом, как можно различить, какие данные должны быть переданы компоненту как переменные, а какие атрибуты должны быть помещены в пакет атрибутов компонента.</text:p>
      <text:p text:style-name="P32"/>
      <text:p text:style-name="P32">Вы можете указать, какие атрибуты следует рассматривать как переменные данных, используя директиву @props в верхней части шаблона Blade вашего компонента. Все остальные атрибуты компонента будут доступны через мешок атрибутов компонента. Если вы хотите присвоить переменной данных значение по умолчанию, вы можете указать имя переменной в качестве ключа массива и значение по умолчанию в качестве значения массива:</text:p>
      <text:p text:style-name="P32">&lt;!-- /resources/views/components/alert.blade.php --&gt;</text:p>
      <text:p text:style-name="P32"/>
      <text:p text:style-name="P32">@props(['type' =&gt; 'info', 'message'])</text:p>
      <text:p text:style-name="P32"/>
      <text:p text:style-name="P32">&lt;div {{ $attributes-&gt;merge(['class' =&gt; 'alert alert-'.$type]) }}&gt;</text:p>
      <text:p text:style-name="P32"><text:s text:c="4"/>{{ $message }}</text:p>
      <text:p text:style-name="P32">&lt;/div&gt;</text:p>
      <text:p text:style-name="P32"/>
      <text:p text:style-name="P42">Динамические компоненты</text:p>
      <text:p text:style-name="P32">Иногда вам может потребоваться визуализировать компонент, но вы не знаете, какой компонент следует визуализировать, до времени выполнения. В этой ситуации вы можете использовать встроенный динамический dynamic-component компонент Laravel для рендеринга компонента на основе значения или переменной времени выполнения:</text:p>
      <text:p text:style-name="P32">&lt;x-dynamic-component :component="$componentName" class="mt-4" /&gt;</text:p>
      <text:p text:style-name="P32"/>
      <text:p text:style-name="P74">Включая подвиды</text:p>
      <text:p text:style-name="P32"><text:soft-page-break/>Директива Blade @include позволяет вам включать представление Blade из другого представления. Все переменные, доступные для родительского представления, будут доступны для включенного представления:</text:p>
      <text:p text:style-name="P32">&lt;div&gt;</text:p>
      <text:p text:style-name="P32"><text:s text:c="4"/>@include('shared.errors')</text:p>
      <text:p text:style-name="P32"/>
      <text:p text:style-name="P32"><text:s text:c="4"/>&lt;form&gt;</text:p>
      <text:p text:style-name="P32"><text:s text:c="8"/>&lt;!-- Form Contents --&gt;</text:p>
      <text:p text:style-name="P32"><text:s text:c="4"/>&lt;/form&gt;</text:p>
      <text:p text:style-name="P32">&lt;/div&gt;</text:p>
      <text:p text:style-name="P32">Несмотря на то, что включенное представление унаследует все данные, доступные в родительском представлении, вы также можете передать массив дополнительных данных во включенное представление:</text:p>
      <text:p text:style-name="P32">@include('view.name', ['some' =&gt; 'data'])</text:p>
      <text:p text:style-name="P32">Если вы попытаетесь @include несуществующего представления, Laravel выдаст ошибку. Если вы хотите включить представление, которое может присутствовать или отсутствовать, вы должны использовать директиву @includeIf:</text:p>
      <text:p text:style-name="P32">@includeIf('view.name', ['some' =&gt; 'data'])</text:p>
      <text:p text:style-name="P32">Если вы хотите @include представление, если данное логическое выражение имеет значение true, вы можете использовать директиву @includeWhen:</text:p>
      <text:p text:style-name="P32">@includeWhen($boolean, 'view.name', ['some' =&gt; 'data'])</text:p>
      <text:p text:style-name="P32">Если вы хотите @include представления, если данное логическое выражение оценивается как false, вы можете использовать директиву @includeUnless:</text:p>
      <text:p text:style-name="P32">@includeUnless($boolean, 'view.name', ['some' =&gt; 'data'])</text:p>
      <text:p text:style-name="P32">Чтобы включить первое представление, которое существует из данного массива представлений, вы можете использовать директиву includeFirst:</text:p>
      <text:p text:style-name="P32">@includeFirst(['custom.admin', 'admin'], ['some' =&gt; 'data'])</text:p>
      <text:p text:style-name="P32">Вам следует избегать использования констант __DIR__ и __FILE__ в ваших представлениях Blade, поскольку они будут ссылаться на расположение кэшированного скомпилированного представления.</text:p>
      <text:p text:style-name="P32"/>
      <text:p text:style-name="P42">Псевдонимы включают</text:p>
      <text:p text:style-name="P32"><text:soft-page-break/>Если ваши Blade-включения хранятся в подкаталоге, вы можете захотеть присвоить им псевдонимы для облегчения доступа. Например, представьте себе включение Blade, которое хранится в resources / views / includes / input.blade.php со следующим содержимым:</text:p>
      <text:p text:style-name="P32">&lt;input type="{{ $type ?? 'text' }}"&gt;</text:p>
      <text:p text:style-name="P32">Вы можете использовать метод include для псевдонима include от includes.input к input. Как правило, это следует делать в методе boot вашего AppServiceProvider:</text:p>
      <text:p text:style-name="P32">use Illuminate\Support\Facades\Blade;</text:p>
      <text:p text:style-name="P32"/>
      <text:p text:style-name="P32">Blade::include('includes.input', 'input');</text:p>
      <text:p text:style-name="P32">После того, как для включения был задан псевдоним, вы можете отобразить его, используя псевдоним в качестве директивы Blade:</text:p>
      <text:p text:style-name="P32">@input(['type' =&gt; 'email'])</text:p>
      <text:p text:style-name="P32"/>
      <text:p text:style-name="P42">Визуализация представлений для коллекций</text:p>
      <text:p text:style-name="P32">Вы можете комбинировать циклы и включать в одну строку с помощью директивы Blade @each:</text:p>
      <text:p text:style-name="P32">@each('view.name', $jobs, 'job')</text:p>
      <text:p text:style-name="P32">Первый аргумент - это партиал представления для отображения для каждого элемента в массиве или коллекции. Второй аргумент - это массив или коллекция, которые вы хотите перебрать, а третий аргумент - это имя переменной, которая будет присвоена текущей итерации в представлении. Так, например, если вы выполняете итерацию по массиву jobs, обычно вам нужно получить доступ к каждому job как к переменной задания в вашем частичном представлении. Ключ для текущей итерации будет доступен в качестве key переменной в вашем партиале представления.</text:p>
      <text:p text:style-name="P32"/>
      <text:p text:style-name="P32">Вы также можете передать четвертый аргумент директиве @each. Этот аргумент определяет представление, которое будет отображаться, если данный массив пуст.</text:p>
      <text:p text:style-name="P32">@each('view.name', $jobs, 'job', 'view.empty')</text:p>
      <text:p text:style-name="P32">Представления, отображаемые через @each, не наследуют переменные родительского представления. Если дочернему <text:soft-page-break/>представлению требуются эти переменные, вы должны вместо этого использовать @foreach и @include.</text:p>
      <text:p text:style-name="P32"/>
      <text:p text:style-name="P32"/>
      <text:p text:style-name="P74">Стеки</text:p>
      <text:p text:style-name="P32">Blade позволяет использовать именованные стеки, которые могут быть отрисованы где-нибудь ещё в другом шаблоне или макете. Это удобно в основном для указания любых JavaScript-библиотек, требуемых для ваших дочерних шаблонов:</text:p>
      <text:p text:style-name="P32">@push('scripts')</text:p>
      <text:p text:style-name="P32"><text:s text:c="4"/>&lt;script src="/example.js"&gt;&lt;/script&gt;</text:p>
      <text:p text:style-name="P32">@endpush</text:p>
      <text:p text:style-name="P21"><text:span text:style-name="T4">"Пушить" в стек можно сколько угодно раз. Для отрисовки всего содержимого стека передайте имя стека в директиву </text:span><text:span text:style-name="Source_20_Text"><text:span text:style-name="T4">@stack</text:span></text:span><text:span text:style-name="T4">:</text:span></text:p>
      <text:p text:style-name="P32">&lt;head&gt;</text:p>
      <text:p text:style-name="P32"><text:s text:c="4"/>&lt;!-- Head Contents --&gt;</text:p>
      <text:p text:style-name="P32"/>
      <text:p text:style-name="P32"><text:s text:c="4"/>@stack('scripts')</text:p>
      <text:p text:style-name="P32">&lt;/head&gt;</text:p>
      <text:p text:style-name="P32">Если вы хотите добавить контент в начало стека, вы должны использовать директиву @prepend:</text:p>
      <text:p text:style-name="P32">@push('scripts')</text:p>
      <text:p text:style-name="P32"><text:s text:c="4"/>This will be second...</text:p>
      <text:p text:style-name="P32">@endpush</text:p>
      <text:p text:style-name="P32"/>
      <text:p text:style-name="P32">// Later...</text:p>
      <text:p text:style-name="P32"/>
      <text:p text:style-name="P32">@prepend('scripts')</text:p>
      <text:p text:style-name="P32"><text:s text:c="4"/>This will be first...</text:p>
      <text:p text:style-name="P32">@endprepend</text:p>
      <text:p text:style-name="P32"/>
      <text:p text:style-name="P32"/>
      <text:p text:style-name="P75">Внедрение сервисов</text:p>
      <text:p text:style-name="P21"><text:span text:style-name="T4">Директива </text:span><text:span text:style-name="Source_20_Text"><text:span text:style-name="T4">@inject</text:span></text:span><text:span text:style-name="T4"> служит для извлечения сервиса из </text:span><text:a xlink:type="simple" xlink:href="https://laravel.su/docs/5.4/container" text:style-name="Internet_20_link" text:visited-style-name="Visited_20_Internet_20_Link"><text:span text:style-name="T4">сервис-контейнера</text:span></text:a><text:span text:style-name="T4"> Laravel. Первый аргумент, передаваемый в </text:span><text:span text:style-name="Source_20_Text"><text:span text:style-name="T4">@inject</text:span></text:span><text:span text:style-name="T4">, это имя переменной, в которую будет помещён сервис. А второй аргумент — имя класса или интерфейса сервиса, который вы хотите извлечь:</text:span></text:p>
      <text:p text:style-name="P32"><text:soft-page-break/>@inject('metrics', 'App\Services\MetricsService')</text:p>
      <text:p text:style-name="P32"/>
      <text:p text:style-name="P32">&lt;div&gt;</text:p>
      <text:p text:style-name="P32"><text:s text:c="4"/>Monthly Revenue: {{ $metrics-&gt;monthlyRevenue() }}.</text:p>
      <text:p text:style-name="P32">&lt;/div&gt;</text:p>
      <text:p text:style-name="P32"/>
      <text:p text:style-name="P77"><text:span text:style-name="T19">Наследование</text:span><text:span text:style-name="T3"> Blade</text:span></text:p>
      <text:p text:style-name="P51"><text:span text:style-name="T4">Blade позволяет вам определять даже свои собственные директивы с помощью метода </text:span><text:span text:style-name="Source_20_Text"><text:span text:style-name="T4">directive</text:span></text:span><text:span text:style-name="T4">. Когда компилятор Blade встречает пользовательскую директиву, он вызывает предоставленный обратный вызов с содержащимся в директиве выражением.</text:span></text:p>
      <text:p text:style-name="P50"><text:span text:style-name="T4">Следующий пример создаёт директиву </text:span><text:span text:style-name="Source_20_Text"><text:span text:style-name="T4">@datetime($var)</text:span></text:span><text:span text:style-name="T4">, которая форматирует данный </text:span><text:span text:style-name="Source_20_Text"><text:span text:style-name="T4">$var</text:span></text:span><text:span text:style-name="T4">, который должен быть экземпляром </text:span><text:span text:style-name="Source_20_Text"><text:span text:style-name="T4">DateTime</text:span></text:span><text:span text:style-name="T4">:</text:span></text:p>
      <text:p text:style-name="P32"/>
      <text:p text:style-name="P32">&lt;?php</text:p>
      <text:p text:style-name="P32"/>
      <text:p text:style-name="P32">namespace App\Providers;</text:p>
      <text:p text:style-name="P32"/>
      <text:p text:style-name="P32">use Illuminate\Support\Facades\Blade;</text:p>
      <text:p text:style-name="P32">use Illuminate\Support\ServiceProvider;</text:p>
      <text:p text:style-name="P32"/>
      <text:p text:style-name="P32">class AppServiceProvider extends ServiceProvider</text:p>
      <text:p text:style-name="P32">{</text:p>
      <text:p text:style-name="P32"><text:s text:c="4"/>/**</text:p>
      <text:p text:style-name="P32"><text:s text:c="5"/>* Register any application services.</text:p>
      <text:p text:style-name="P32"><text:s text:c="5"/>*</text:p>
      <text:p text:style-name="P32"><text:s text:c="5"/>* @return void</text:p>
      <text:p text:style-name="P32"><text:s text:c="5"/>*/</text:p>
      <text:p text:style-name="P32"><text:s text:c="4"/>public function register()</text:p>
      <text:p text:style-name="P32"><text:s text:c="4"/>{</text:p>
      <text:p text:style-name="P32"><text:s text:c="8"/>//</text:p>
      <text:p text:style-name="P32"><text:s text:c="4"/>}</text:p>
      <text:p text:style-name="P32"/>
      <text:p text:style-name="P32"><text:s text:c="4"/>/**</text:p>
      <text:p text:style-name="P32"><text:s text:c="5"/>* Bootstrap any application services.</text:p>
      <text:p text:style-name="P32"><text:s text:c="5"/>*</text:p>
      <text:p text:style-name="P32"><text:soft-page-break/><text:s text:c="5"/>* @return void</text:p>
      <text:p text:style-name="P32"><text:s text:c="5"/>*/</text:p>
      <text:p text:style-name="P32"><text:s text:c="4"/>public function boot()</text:p>
      <text:p text:style-name="P32"><text:s text:c="4"/>{</text:p>
      <text:p text:style-name="P32"><text:s text:c="8"/>Blade::directive('datetime', function ($expression) {</text:p>
      <text:p text:style-name="P32"><text:s text:c="12"/>return "&lt;?php echo ($expression)-&gt;format('m/d/Y H:i'); ?&gt;";</text:p>
      <text:p text:style-name="P32"><text:s text:c="8"/>});</text:p>
      <text:p text:style-name="P32"><text:s text:c="4"/>}</text:p>
      <text:p text:style-name="P32">}</text:p>
      <text:p text:style-name="P32">Как видите, мы привяжем метод format к любому выражению, переданному в директиву. Итак, в этом примере окончательный PHP, сгенерированный этой директивой, будет:</text:p>
      <text:p text:style-name="P32">&lt;?php echo ($var)-&gt;format('m/d/Y H:i'); ?&gt;</text:p>
      <text:p text:style-name="P32"/>
      <text:p text:style-name="P32">После обновления логики директивы Blade вам нужно будет удалить все кэшированные представления Blade. Кэшированные представления Blade можно удалить с помощью Artisan-команды view: clear.</text:p>
      <text:p text:style-name="P32"/>
      <text:p text:style-name="P28"><text:span text:style-name="T22">Пользовательски</text:span><text:span text:style-name="T23">е</text:span> If Statements</text:p>
      <text:p text:style-name="P32">Программирование настраиваемой директивы иногда бывает более сложным, чем необходимо при определении простых настраиваемых условных операторов. По этой причине Blade предоставляет метод Blade :: if, который позволяет быстро определять пользовательские условные директивы с помощью замыканий. Например, давайте определим настраиваемое условие, которое проверяет текущего поставщика облака приложений. Мы можем сделать это в методе boot нашего AppServiceProvider:</text:p>
      <text:p text:style-name="P32">use Illuminate\Support\Facades\Blade;</text:p>
      <text:p text:style-name="P32"/>
      <text:p text:style-name="P32">/**</text:p>
      <text:p text:style-name="P32"><text:s/>* Bootstrap any application services.</text:p>
      <text:p text:style-name="P32"><text:s/>*</text:p>
      <text:p text:style-name="P32"><text:s/>* @return void</text:p>
      <text:p text:style-name="P32"><text:s/>*/</text:p>
      <text:p text:style-name="P32">public function boot()</text:p>
      <text:p text:style-name="P32">{</text:p>
      <text:p text:style-name="P32"><text:soft-page-break/><text:s text:c="4"/>Blade::if('cloud', function ($provider) {</text:p>
      <text:p text:style-name="P32"><text:s text:c="8"/>return config('filesystems.default') === $provider;</text:p>
      <text:p text:style-name="P32"><text:s text:c="4"/>});</text:p>
      <text:p text:style-name="P32">}</text:p>
      <text:p text:style-name="P32">Как только настраиваемое условное выражение определено, мы можем легко использовать его в наших шаблонах:</text:p>
      <text:p text:style-name="P32">@cloud('digitalocean')</text:p>
      <text:p text:style-name="P32"><text:s text:c="4"/>// The application is using the digitalocean cloud provider...</text:p>
      <text:p text:style-name="P32">@elsecloud('aws')</text:p>
      <text:p text:style-name="P32"><text:s text:c="4"/>// The application is using the aws provider...</text:p>
      <text:p text:style-name="P32">@else</text:p>
      <text:p text:style-name="P32"><text:s text:c="4"/>// The application is not using the digitalocean or aws environment...</text:p>
      <text:p text:style-name="P32">@endcloud</text:p>
      <text:p text:style-name="P32"/>
      <text:p text:style-name="P32">@unlesscloud('aws')</text:p>
      <text:p text:style-name="P32"><text:s text:c="4"/>// The application is not using the aws environment...</text:p>
      <text:p text:style-name="P32">@endcloud</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57" text:outline-level="1"><text:soft-page-break/><text:span text:style-name="T31">Локализация</text:span></text:h>
      <text:p text:style-name="P36"><text:s/><text:span text:style-name="T2">Введение </text:span></text:p>
      <text:p text:style-name="P36"><text:tab/><text:span text:style-name="T2">Определение <text:s/>Locale</text:span></text:p>
      <text:p text:style-name="P37">Определение строк перевода </text:p>
      <text:p text:style-name="P37"><text:tab/>Использование кратких ключей </text:p>
      <text:p text:style-name="P37"><text:tab/>Использование строк перевода как ключей</text:p>
      <text:p text:style-name="P37">Поулчение строк перевода </text:p>
      <text:p text:style-name="P37"><text:tab/>Подстановка параметров в строках перевода </text:p>
      <text:p text:style-name="P37"><text:tab/>Плюрализация</text:p>
      <text:p text:style-name="P37">Переопределение языковых файлов пакеты </text:p>
      <text:p text:style-name="P36"/>
      <text:p text:style-name="P76">Введение</text:p>
      <text:p text:style-name="P21"><text:span text:style-name="T4">Возможности локализации Laravel предоставляют удобный способ получения строк на нескольких языках, что позволяет легко организовать поддержку мультиязычности вашим приложением. Языковые строки хранятся в файлах, располагающихся внутри директории </text:span><text:span text:style-name="Source_20_Text"><text:span text:style-name="T4">resources/lang</text:span></text:span><text:span text:style-name="T4">. В ней должны находиться подпапки для каждого языка, поддерживаемого вашим приложением:</text:span></text:p>
      <text:p text:style-name="P32">/resources</text:p>
      <text:p text:style-name="P32"><text:s text:c="4"/>/lang</text:p>
      <text:p text:style-name="P32"><text:s text:c="8"/>/en</text:p>
      <text:p text:style-name="P32"><text:s text:c="12"/>messages.php</text:p>
      <text:p text:style-name="P32"><text:s text:c="8"/>/es</text:p>
      <text:p text:style-name="P32"><text:s text:c="12"/>messages.php</text:p>
      <text:p text:style-name="P32">Все языковые файлы возвращают массив строк с ключами. Например:</text:p>
      <text:p text:style-name="P32">&lt;?php</text:p>
      <text:p text:style-name="P32"/>
      <text:p text:style-name="P32">return [</text:p>
      <text:p text:style-name="P32"><text:s text:c="4"/>'welcome' =&gt; 'Welcome to our application',</text:p>
      <text:p text:style-name="P32">];</text:p>
      <text:p text:style-name="P32">Для языков, которые различаются по территории, вы должны назвать языковые каталоги в соответствии с ISO 15897. Например, для британского английского следует использовать «en_GB», а не «en-gb».</text:p>
      <text:p text:style-name="P32"/>
      <text:h text:style-name="P10" text:outline-level="3"><text:soft-page-break/>Настройка локали</text:h>
      <text:p text:style-name="P21"><text:span text:style-name="T4">Стандартный язык вашего приложения указан в конфиге </text:span><text:span text:style-name="Source_20_Text"><text:span text:style-name="T4">config/app.php</text:span></text:span><text:span text:style-name="T4">. Конечно же, вы можете изменить это значение на основе потребностей вашего приложения. Вы также можете изменить активный язык в процессе работы приложения с помощью метода </text:span><text:span text:style-name="Source_20_Text"><text:span text:style-name="T4">setLocale</text:span></text:span><text:span text:style-name="T4"> фасада </text:span><text:span text:style-name="Source_20_Text"><text:span text:style-name="T4">App</text:span></text:span><text:span text:style-name="T4">:</text:span></text:p>
      <text:p text:style-name="P32">Route::get('welcome/{locale}', function ($locale) {</text:p>
      <text:p text:style-name="P32"><text:s text:c="4"/>if (! in_array($locale, ['en', 'es', 'fr'])) {</text:p>
      <text:p text:style-name="P32"><text:s text:c="8"/>abort(400);</text:p>
      <text:p text:style-name="P32"><text:s text:c="4"/>}</text:p>
      <text:p text:style-name="P32"/>
      <text:p text:style-name="P32"><text:s text:c="4"/>App::setLocale($locale);</text:p>
      <text:p text:style-name="P32"/>
      <text:p text:style-name="P32"><text:s text:c="4"/>//</text:p>
      <text:p text:style-name="P32">});</text:p>
      <text:p text:style-name="P32">Вы можете настроить «запасной язык», который будет использоваться, когда активный язык не содержит заданной строки перевода. Как и язык по умолчанию, резервный язык также настраивается в файле конфигурации config / app.php:</text:p>
      <text:p text:style-name="P32">'fallback_locale' =&gt; 'en',</text:p>
      <text:p text:style-name="P32"/>
      <text:h text:style-name="P11" text:outline-level="4">Определение текущей локали</text:h>
      <text:p text:style-name="P32">Вы можете использовать методы getLocale и isLocale на фасаде App, чтобы определить текущий языковой стандарт или проверить, является ли языковой стандарт заданным значением:</text:p>
      <text:p text:style-name="P32">$locale = App::getLocale();</text:p>
      <text:p text:style-name="P32"/>
      <text:p text:style-name="P32">if (App::isLocale('en')) {</text:p>
      <text:p text:style-name="P32"><text:s text:c="4"/>//</text:p>
      <text:p text:style-name="P32">}</text:p>
      <text:p text:style-name="P32"/>
      <text:h text:style-name="P5" text:outline-level="2">Определение строк перевода</text:h>
      <text:h text:style-name="P10" text:outline-level="3"><text:bookmark text:name="using-short-keys"/>Использование кратких ключей</text:h>
      <text:p text:style-name="P32">Обычно строки перевода хранятся в файлах в каталоге resources / lang. В этом каталоге должен быть подкаталог для каждого языка, поддерживаемого приложением:</text:p>
      <text:p text:style-name="P32">/resources</text:p>
      <text:p text:style-name="P32"><text:s text:c="4"/>/lang</text:p>
      <text:p text:style-name="P32"><text:soft-page-break/><text:s text:c="8"/>/en</text:p>
      <text:p text:style-name="P32"><text:s text:c="12"/>messages.php</text:p>
      <text:p text:style-name="P32"><text:s text:c="8"/>/es</text:p>
      <text:p text:style-name="P32"><text:s text:c="12"/>messages.php</text:p>
      <text:p text:style-name="P32">Все языковые файлы возвращают массив строк с ключами. Например:</text:p>
      <text:p text:style-name="P32">&lt;?php</text:p>
      <text:p text:style-name="P32"/>
      <text:p text:style-name="P32">// resources/lang/en/messages.php</text:p>
      <text:p text:style-name="P32"/>
      <text:p text:style-name="P32">return [</text:p>
      <text:p text:style-name="P32"><text:s text:c="4"/>'welcome' =&gt; 'Welcome to our application',</text:p>
      <text:p text:style-name="P32">];</text:p>
      <text:p text:style-name="P32"/>
      <text:h text:style-name="P10" text:outline-level="3">Использование строк перевода как ключей</text:h>
      <text:p text:style-name="P55">Определение каждой строки с помощью "краткого ключа" для приложений с большими требованиями к переводу может привести к путанице при обращении к ним из ваших шаблонов. По этой причине, Laravel также предоставляет поддержку определения строк перевода с использованием стандартного перевода в качестве ключа.</text:p>
      <text:p text:style-name="P50"><text:span text:style-name="T4">Файлы переводов, которые используют строки перевода в качестве ключей, хранятся в JSON-файлах в директории </text:span><text:span text:style-name="Source_20_Text"><text:span text:style-name="T4">resources/lang</text:span></text:span><text:span text:style-name="T4">. Например, если приложение имеет поддержку испанского языка, то вы должны создать файл </text:span><text:span text:style-name="Source_20_Text"><text:span text:style-name="T4">resources/lang/es.json</text:span></text:span><text:span text:style-name="T4">:</text:span></text:p>
      <text:p text:style-name="P32"/>
      <text:p text:style-name="P32">{</text:p>
      <text:p text:style-name="P32"><text:s text:c="4"/>"I love programming.": "Me encanta programar."</text:p>
      <text:p text:style-name="P32">}</text:p>
      <text:p text:style-name="P32"/>
      <text:h text:style-name="P5" text:outline-level="2">Получение строк перевода</text:h>
      <text:p text:style-name="P21"><text:span text:style-name="T4">Вы можете получать строки из языковых файлов с помощью функции </text:span><text:span text:style-name="Source_20_Text"><text:span text:style-name="T4">__</text:span></text:span><text:span text:style-name="T4">. Она принимает файл и ключ строки перевода в качестве первого параметра. Например, давайте получим строку перевода </text:span><text:span text:style-name="Source_20_Text"><text:span text:style-name="T4">welcome</text:span></text:span><text:span text:style-name="T4"> из языкового файла </text:span><text:span text:style-name="Source_20_Text"><text:span text:style-name="T4">resources/lang/messages.php</text:span></text:span><text:span text:style-name="T4">:</text:span></text:p>
      <text:p text:style-name="P32"><text:soft-page-break/>echo __('messages.welcome');</text:p>
      <text:p text:style-name="P32">echo __('I love programming.');</text:p>
      <text:p text:style-name="P32">Если вы используете шаблонизатор Blade, вы можете использовать синтаксис {{}} для вывода строки перевода или использовать директиву @lang:</text:p>
      <text:p text:style-name="P32">{{ __('messages.welcome') }}</text:p>
      <text:p text:style-name="P32"/>
      <text:p text:style-name="P32">@lang('messages.welcome')</text:p>
      <text:p text:style-name="P32">Если указанная строка перевода не существует, функция __ вернет ключ строки перевода. Итак, используя приведенный выше пример, функция __ вернет messages.welcome, если строка перевода не существует.</text:p>
      <text:p text:style-name="P32">Директива @lang не выводит никаких сообщений. Вы несете полную ответственность за экранирование собственного вывода при использовании этой директивы.</text:p>
      <text:p text:style-name="P32"/>
      <text:h text:style-name="P10" text:outline-level="3">Подстановка параметров в строках перевода</text:h>
      <text:p text:style-name="P21"><text:span text:style-name="T4">При желании, вы можете указывать плейсхолдеры в ваших строках перевода. Все плейсхолдеры начинаются с символа </text:span><text:span text:style-name="Source_20_Text"><text:span text:style-name="T4">:</text:span></text:span><text:span text:style-name="T4">. Например, вы можете создать приветственное сообщение с плейсхолдером для имени:</text:span></text:p>
      <text:p text:style-name="P32">'welcome' =&gt; 'Welcome, :name',</text:p>
      <text:p text:style-name="P21"><text:span text:style-name="T4">Для замены плейсхолдеров, при получении строки перевода, передайте массив с необходимыми заменами в качестве второго параметра функции </text:span><text:span text:style-name="Source_20_Text"><text:span text:style-name="T4">__</text:span></text:span><text:span text:style-name="T4">:</text:span></text:p>
      <text:p text:style-name="P32">echo __('messages.welcome', ['name' =&gt; 'dayle']);</text:p>
      <text:p text:style-name="P32">Если ваш плейсхолдер содержит только прописные буквы, или только первая его буква является прописной, то переведённое значение будет преобразовано соответствующим образом:</text:p>
      <text:p text:style-name="P32">'welcome' =&gt; 'Welcome, :NAME', // Welcome, DAYLE</text:p>
      <text:p text:style-name="P32">'goodbye' =&gt; 'Goodbye, :Name', // Goodbye, Dayle</text:p>
      <text:p text:style-name="P32"/>
      <text:h text:style-name="P10" text:outline-level="3">Плюрализация</text:h>
      <text:p text:style-name="P32">Плюрализация является комплексной проблемой, так как в разных языках существуют различные сложные правила плюрализации. С помощью символа "вертикальной черты" вы можете разграничить одиночную и множественную форму строки:</text:p>
      <text:p text:style-name="P32"><text:soft-page-break/>'apples' =&gt; 'There is one apple|There are many apples',</text:p>
      <text:p text:style-name="P32">Вы даже можете создать сложные правила плюрализации, которые определят строки перевода для нескольких диапазонов чисел:</text:p>
      <text:p text:style-name="P32">'apples' =&gt; '{0} There are none|[1,19] There are some|[20,*] There are many',</text:p>
      <text:p text:style-name="P21"><text:span text:style-name="T4">После определения строки перевода с вариантами плюрализации, вы можете использовать функцию </text:span><text:span text:style-name="Source_20_Text"><text:span text:style-name="T4">trans_choice</text:span></text:span><text:span text:style-name="T4"> для получения строки для заданного "числа". В данном примере, так как число больше нуля и единицы, была возвращена форма множественного числа этой строки:</text:span></text:p>
      <text:p text:style-name="P32">echo trans_choice('messages.apples', 10);</text:p>
      <text:p text:style-name="P32">Вы также можете определить атрибуты заполнителя в строках множественного числа. Эти заполнители можно заменить, передав массив в качестве третьего аргумента функции trans_choice:</text:p>
      <text:p text:style-name="P32">'minutes_ago' =&gt; '{1} :value minute ago|[2,*] :value minutes ago',</text:p>
      <text:p text:style-name="P32"/>
      <text:p text:style-name="P32">echo trans_choice('time.minutes_ago', 5, ['value' =&gt; 5]);</text:p>
      <text:p text:style-name="P32">Если вы хотите отобразить целочисленное значение, переданное в функцию trans_choice, вы можете использовать заполнитель: count:</text:p>
      <text:p text:style-name="P32">'apples' =&gt; '{0} There are none|{1} There is one|[2,*] There are :count',</text:p>
      <text:p text:style-name="P32"/>
      <text:h text:style-name="P5" text:outline-level="2">Переопределение языковых файлов пакета</text:h>
      <text:p text:style-name="P51"><text:span text:style-name="T4">Некоторые пакеты могут поставляться со своими собственными языковыми файлами. Вместо изменения корневых файлов пакета для внесения изменений в языковые строки, вы можете переопределить их, поместив файлы в директорию </text:span><text:span text:style-name="Source_20_Text"><text:span text:style-name="T4">resources/lang/vendor/{package}/{locale}</text:span></text:span><text:span text:style-name="T4">.</text:span></text:p>
      <text:p text:style-name="P50"><text:span text:style-name="T4">Таким образом, например, если вам необходимо переопределить перевод английских строк в файле </text:span><text:span text:style-name="Source_20_Text"><text:span text:style-name="T4">messages.php</text:span></text:span><text:span text:style-name="T4"> пакета с названием </text:span><text:span text:style-name="Source_20_Text"><text:span text:style-name="T4">skyrim/hearthfire</text:span></text:span><text:span text:style-name="T4">, вам необходимо разместить языковой файл в: </text:span><text:span text:style-name="Source_20_Text"><text:span text:style-name="T4">resources/lang/vendor/hearthfire/en/messages.php</text:span></text:span><text:span text:style-name="T4">. Внутри этого файла вам следует указать только те строки, которые вы </text:span><text:soft-page-break/><text:span text:style-name="T4">хотели бы переопределить. Все строки перевода, которые вы не переопределите, будут загружены из оригинальных языковых файлов пакета.</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56" text:outline-level="1"><text:soft-page-break/>Сборка фронтенда</text:h>
      <text:p text:style-name="P38">Введение </text:p>
      <text:p text:style-name="P38">Установка и настройка </text:p>
      <text:p text:style-name="P38">Запуск Mix </text:p>
      <text:p text:style-name="P38">Работа с таблицами стилей </text:p>
      <text:p text:style-name="P38"><text:tab/>Less</text:p>
      <text:p text:style-name="P38"><text:tab/>Sass</text:p>
      <text:p text:style-name="P38"><text:tab/>Stylus</text:p>
      <text:p text:style-name="P38"><text:tab/>PostCSS</text:p>
      <text:p text:style-name="P38"><text:tab/>Простой CSS </text:p>
      <text:p text:style-name="P38"><text:tab/>Обработка URL </text:p>
      <text:p text:style-name="P38"><text:tab/>Source Maps </text:p>
      <text:p text:style-name="P38">Работа с JS</text:p>
      <text:p text:style-name="P38"><text:tab/>Извлчение библеотек поставщика </text:p>
      <text:p text:style-name="P38"><text:tab/>React </text:p>
      <text:p text:style-name="P38"><text:tab/>Vanilla JS</text:p>
      <text:p text:style-name="P38"><text:tab/>Пользовательская настройка Webpack</text:p>
      <text:p text:style-name="P38">Копирование файлов и директорий</text:p>
      <text:p text:style-name="P38">Версии файлов / очистка кеша </text:p>
      <text:p text:style-name="P38">Перезагрузка <text:s/>Browsersync</text:p>
      <text:p text:style-name="P38">Переменные среды</text:p>
      <text:p text:style-name="P38">Уведомления</text:p>
      <text:p text:style-name="P39"/>
      <text:h text:style-name="P5" text:outline-level="2">Введение</text:h>
      <text:p text:style-name="P20"><text:a xlink:type="simple" xlink:href="https://github.com/JeffreyWay/laravel-mix" text:style-name="Internet_20_link" text:visited-style-name="Visited_20_Internet_20_Link"><text:span text:style-name="T4">Laravel Mix</text:span></text:a><text:span text:style-name="T16"> - это чистый и гибкий API для определения инструкций сборки Webpack для вашего Laravel-приложения с использованием нескольких основных препроцессоров CSS и JavaScript. С помощью сцепки методов вы можете гибко определить свой конвейер сборки. Например:</text:span></text:p>
      <text:p text:style-name="P15"><text:span text:style-name="Source_20_Text"><text:span text:style-name="T4">mix.js('resources/js/app.js', 'public/js')</text:span></text:span></text:p>
      <text:p text:style-name="P14"><text:span text:style-name="Source_20_Text"><text:span text:style-name="T4"><text:s text:c="4"/>.sass('resources/sass/app.scss', 'public/css');</text:span></text:span></text:p>
      <text:p text:style-name="P41">Если вы не знали, с какой стороны подойти к Webpack и вообще к сборке фронтенда, то вам точно понравится Laravel Mix. Но вам необязательно использовать именно его при разработке своего приложения. Вы можете использовать любой другой инструмент для сборки, или вообще не использовать его.</text:p>
      <text:p text:style-name="P41"/>
      <text:h text:style-name="P5" text:outline-level="2"><text:soft-page-break/>Установка и настройка</text:h>
      <text:h text:style-name="P11" text:outline-level="4">Установка Node</text:h>
      <text:p text:style-name="P41">Перед запуском Mix вы должны сначала убедиться, что на вашем компьютере установлены Node.js и NPM.</text:p>
      <text:p text:style-name="P15"><text:span text:style-name="Source_20_Text"><text:span text:style-name="T4">node -v</text:span></text:span></text:p>
      <text:p text:style-name="P14"><text:span text:style-name="Source_20_Text"><text:span text:style-name="T4">npm -v</text:span></text:span></text:p>
      <text:p text:style-name="P41">вы можете легко установить последнюю версию Node и NPM с помощью простых графических установщиков со страницы загрузки.</text:p>
      <text:p text:style-name="P41"/>
      <text:h text:style-name="P12" text:outline-level="4">Laravel Mix</text:h>
      <text:p text:style-name="P26"><text:span text:style-name="T4">После</text:span><text:span text:style-name="T6">д</text:span><text:span text:style-name="T4">ний оставшийся шаг - установить Laravel Mix. В свежей установке Laravel вы найдете файл </text:span><text:span text:style-name="Source_20_Text"><text:span text:style-name="T4">package.json</text:span></text:span><text:span text:style-name="T4"> в корне вашей структуры директорий. Файл </text:span><text:span text:style-name="Source_20_Text"><text:span text:style-name="T4">package.json</text:span></text:span><text:span text:style-name="T4"> по умолчанию включает все необходимое, чтобы начать. Подумайте об этом как о вашем файле </text:span><text:span text:style-name="Source_20_Text"><text:span text:style-name="T4">composer.json</text:span></text:span><text:span text:style-name="T4">, кроме того, что он определяет Node-зависимости вместо PHP. Вы можете установить зависимости, запустив:</text:span></text:p>
      <text:p text:style-name="P15"><text:span text:style-name="Source_20_Text"><text:span text:style-name="T4">npm install</text:span></text:span></text:p>
      <text:p text:style-name="P15"><text:span text:style-name="Source_20_Text"><text:span text:style-name="T4"/></text:span></text:p>
      <text:h text:style-name="P5" text:outline-level="2">Запуск Mix</text:h>
      <text:p text:style-name="P20"><text:span text:style-name="T16">Mix - это слой настройки поверх </text:span><text:a xlink:type="simple" xlink:href="https://webpack.js.org/" text:style-name="Internet_20_link" text:visited-style-name="Visited_20_Internet_20_Link"><text:span text:style-name="T4">Webpack</text:span></text:a><text:span text:style-name="T16">, поэтому для запуска задач Mix вам нужно только выполнить один из NPM-скриптов, который включен в файл Laravel </text:span><text:span text:style-name="Source_20_Text"><text:span text:style-name="T16">package.json</text:span></text:span><text:span text:style-name="T16"> по умолчанию:</text:span></text:p>
      <text:p text:style-name="P15"><text:span text:style-name="Source_20_Text"><text:span text:style-name="T4">// Run all Mix tasks...</text:span></text:span></text:p>
      <text:p text:style-name="P14"><text:span text:style-name="Source_20_Text"><text:span text:style-name="T4">npm run dev</text:span></text:span></text:p>
      <text:p text:style-name="P18"/>
      <text:p text:style-name="P14"><text:span text:style-name="Source_20_Text"><text:span text:style-name="T4">// Run all Mix tasks and minify output...</text:span></text:span></text:p>
      <text:p text:style-name="P14"><text:span text:style-name="Source_20_Text"><text:span text:style-name="T4">npm run production</text:span></text:span></text:p>
      <text:p text:style-name="P41"/>
      <text:h text:style-name="P13" text:outline-level="4">Отслеживание изменений ассетов</text:h>
      <text:p text:style-name="P54"><text:span text:style-name="T4">Команда </text:span><text:span text:style-name="Source_20_Text"><text:span text:style-name="T4">npm run watch</text:span></text:span><text:span text:style-name="T4"> продолжит выполняться в терминале и будет следить за всеми изменениями ваших ресурсов. Когда что-либо изменится, автоматически скомпилируются новые файлы:</text:span></text:p>
      <text:p text:style-name="P16"><text:span text:style-name="Source_20_Text"><text:span text:style-name="T4">npm run watch</text:span></text:span></text:p>
      <text:p text:style-name="P53"><text:span text:style-name="T4">Вы можете обнаружить, что в определенных средах Webpack не обновляется, когда меняются ваши файлы. Если это как раз </text:span><text:soft-page-break/><text:span text:style-name="T4">то, с чем вы столкнулись, попробуйте использовать команлу </text:span><text:span text:style-name="Source_20_Text"><text:span text:style-name="T4">watch-poll</text:span></text:span><text:span text:style-name="T4">:</text:span></text:p>
      <text:p text:style-name="P15"><text:span text:style-name="Source_20_Text"><text:span text:style-name="T4">npm run watch-poll</text:span></text:span></text:p>
      <text:p text:style-name="P41"/>
      <text:h text:style-name="P6" text:outline-level="2"><text:span text:style-name="T20">Р</text:span>абота с таблицами стилей</text:h>
      <text:p text:style-name="P26"><text:span text:style-name="T4">Файл </text:span><text:span text:style-name="Source_20_Text"><text:span text:style-name="T4">webpack.mix.js</text:span></text:span><text:span text:style-name="T4"> - ваша точка входа для компиляции всех ассетов. Считайте его легкой оболочкой для настройки поверх Webpack. Задачи Mix можно связать вместе, чтобы конкретно указать как должны компилироваться ваши ассеты.</text:span></text:p>
      <text:p text:style-name="P41"/>
      <text:h text:style-name="P9" text:outline-level="3"><text:span text:style-name="Source_20_Text"><text:span text:style-name="T4">Less</text:span></text:span></text:h>
      <text:p text:style-name="P50"><text:span text:style-name="T4">Метод </text:span><text:span text:style-name="Source_20_Text"><text:span text:style-name="T4">less</text:span></text:span><text:span text:style-name="T4"> можно использовать для компилирования </text:span><text:a xlink:type="simple" xlink:href="http://lesscss.org/" text:style-name="Internet_20_link" text:visited-style-name="Visited_20_Internet_20_Link"><text:span text:style-name="T4">Less</text:span></text:a><text:span text:style-name="T4"> в CSS. Давайте скомпилируем наш первичный файл </text:span><text:span text:style-name="Source_20_Text"><text:span text:style-name="T4">app.less</text:span></text:span><text:span text:style-name="T4"> в </text:span><text:span text:style-name="Source_20_Text"><text:span text:style-name="T4">public/css/app.css</text:span></text:span><text:span text:style-name="T4">.</text:span></text:p>
      <text:p text:style-name="P14"><text:span text:style-name="Source_20_Text"><text:span text:style-name="T4">mix.less('resources/assets/less/app.less', 'public/css');</text:span></text:span></text:p>
      <text:p text:style-name="P50"><text:span text:style-name="T4">Множественные вызовы метода </text:span><text:span text:style-name="Source_20_Text"><text:span text:style-name="T4">less</text:span></text:span><text:span text:style-name="T4"> можно использовать для компилирования нескольких файлов:</text:span></text:p>
      <text:p text:style-name="P14"><text:span text:style-name="Source_20_Text"><text:span text:style-name="T4">mix.less('resources/assets/less/app.less', 'public/css')</text:span></text:span></text:p>
      <text:p text:style-name="P14"><text:span text:style-name="Source_20_Text"><text:span text:style-name="T4"><text:s text:c="3"/>.less('resources/assets/less/admin.less', 'public/css');</text:span></text:span></text:p>
      <text:p text:style-name="P50"><text:span text:style-name="T4">Если вы хотите изменить имя файла скомпилированного CSS, вы можете передать полный путь в качестве второго аргумента методу </text:span><text:span text:style-name="Source_20_Text"><text:span text:style-name="T4">less</text:span></text:span><text:span text:style-name="T4">:</text:span></text:p>
      <text:p text:style-name="P14"><text:span text:style-name="Source_20_Text"><text:span text:style-name="T4">mix.less('resources/assets/less/app.less', 'public/stylesheets/styles.css');</text:span></text:span></text:p>
      <text:p text:style-name="P50"><text:span text:style-name="T4">Если нужно переопределить </text:span><text:a xlink:type="simple" xlink:href="https://github.com/webpack-contrib/less-loader#options" text:style-name="Internet_20_link" text:visited-style-name="Visited_20_Internet_20_Link"><text:span text:style-name="T4">лежащие в основе plug-in опции Less</text:span></text:a><text:span text:style-name="T4">, то можно передать объект в качестве третьего аргумента </text:span><text:span text:style-name="Source_20_Text"><text:span text:style-name="T4">mix.less()</text:span></text:span><text:span text:style-name="T4">:</text:span></text:p>
      <text:p text:style-name="P14"><text:span text:style-name="Source_20_Text"><text:span text:style-name="T4">mix.less('resources/assets/less/app.less', 'public/css', {</text:span></text:span></text:p>
      <text:p text:style-name="P14"><text:span text:style-name="Source_20_Text"><text:span text:style-name="T4"><text:s text:c="4"/>strictMath: true</text:span></text:span></text:p>
      <text:p text:style-name="P14"><text:span text:style-name="Source_20_Text"><text:span text:style-name="T4">});</text:span></text:span></text:p>
      <text:h text:style-name="P10" text:outline-level="3"><text:bookmark text:name="sass"/>Sass</text:h>
      <text:p text:style-name="P50"><text:span text:style-name="T4">Метод </text:span><text:span text:style-name="Source_20_Text"><text:span text:style-name="T4">sass</text:span></text:span><text:span text:style-name="T4"> позволяет компилировать </text:span><text:a xlink:type="simple" xlink:href="http://sass-lang.com/" text:style-name="Internet_20_link" text:visited-style-name="Visited_20_Internet_20_Link"><text:span text:style-name="T4">Sass</text:span></text:a><text:span text:style-name="T4"> в CSS. Вы можете использовать метод следующим образом:</text:span></text:p>
      <text:p text:style-name="P14"><text:span text:style-name="Source_20_Text"><text:span text:style-name="T4">mix.sass('resources/assets/sass/app.scss', 'public/css');</text:span></text:span></text:p>
      <text:p text:style-name="P50"><text:span text:style-name="T4">Как и в случае с методом </text:span><text:span text:style-name="Source_20_Text"><text:span text:style-name="T4">less</text:span></text:span><text:span text:style-name="T4">, вы можете компилировать несколько файлов Sass в их соответствующие CSS-файлы и даже настроить директорию вывода итогового CSS:</text:span></text:p>
      <text:p text:style-name="P14"><text:soft-page-break/><text:span text:style-name="Source_20_Text"><text:span text:style-name="T4">mix.sass('resources/assets/sass/app.sass', 'public/css')</text:span></text:span></text:p>
      <text:p text:style-name="P14"><text:span text:style-name="Source_20_Text"><text:span text:style-name="T4"><text:s text:c="3"/>.sass('resources/assets/sass/admin.sass', 'public/css/admin');</text:span></text:span></text:p>
      <text:p text:style-name="P50"><text:span text:style-name="T4">Дополнительные </text:span><text:a xlink:type="simple" xlink:href="https://github.com/sass/node-sass#options" text:style-name="Internet_20_link" text:visited-style-name="Visited_20_Internet_20_Link"><text:span text:style-name="T4">plug-in опции Node-Sass</text:span></text:a><text:span text:style-name="T4"> можно указать в качестве третьего аргумента:</text:span></text:p>
      <text:p text:style-name="P14"><text:span text:style-name="Source_20_Text"><text:span text:style-name="T4">mix.sass('resources/assets/sass/app.sass', 'public/css', {</text:span></text:span></text:p>
      <text:p text:style-name="P14"><text:span text:style-name="Source_20_Text"><text:span text:style-name="T4"><text:s text:c="4"/>precision: 5</text:span></text:span></text:p>
      <text:p text:style-name="P14"><text:span text:style-name="Source_20_Text"><text:span text:style-name="T4">});</text:span></text:span></text:p>
      <text:h text:style-name="P10" text:outline-level="3"><text:bookmark text:name="stylus"/>Stylus</text:h>
      <text:p text:style-name="P50"><text:span text:style-name="T4">Схоже с Less и Sass, метод </text:span><text:span text:style-name="Source_20_Text"><text:span text:style-name="T4">stylus</text:span></text:span><text:span text:style-name="T4"> позволяет компилировать </text:span><text:a xlink:type="simple" xlink:href="http://stylus-lang.com/" text:style-name="Internet_20_link" text:visited-style-name="Visited_20_Internet_20_Link"><text:span text:style-name="T4">Stylus</text:span></text:a><text:span text:style-name="T4"> в CSS:</text:span></text:p>
      <text:p text:style-name="P14"><text:span text:style-name="Source_20_Text"><text:span text:style-name="T4">mix.stylus('resources/assets/stylus/app.styl', 'public/css');</text:span></text:span></text:p>
      <text:p text:style-name="P50"><text:span text:style-name="T4">Вы также можете установить дополнительные плагины Stylus, такие как </text:span><text:a xlink:type="simple" xlink:href="https://github.com/jescalan/rupture" text:style-name="Internet_20_link" text:visited-style-name="Visited_20_Internet_20_Link"><text:span text:style-name="T4">Rupture</text:span></text:a><text:span text:style-name="T4">. Сначала установите требуемый плагин через NPM (</text:span><text:span text:style-name="Source_20_Text"><text:span text:style-name="T4">npm install rupture</text:span></text:span><text:span text:style-name="T4">) и затем затребуйте его в своем вызове </text:span><text:span text:style-name="Source_20_Text"><text:span text:style-name="T4">mix.stylus()</text:span></text:span><text:span text:style-name="T4">:</text:span></text:p>
      <text:p text:style-name="P14"><text:span text:style-name="Source_20_Text"><text:span text:style-name="T4">mix.stylus('resources/assets/stylus/app.styl', 'public/css', {</text:span></text:span></text:p>
      <text:p text:style-name="P14"><text:span text:style-name="Source_20_Text"><text:span text:style-name="T4"><text:s text:c="4"/>use: [</text:span></text:span></text:p>
      <text:p text:style-name="P14"><text:span text:style-name="Source_20_Text"><text:span text:style-name="T4"><text:s text:c="8"/>require('rupture')()</text:span></text:span></text:p>
      <text:p text:style-name="P14"><text:span text:style-name="Source_20_Text"><text:span text:style-name="T4"><text:s text:c="4"/>]</text:span></text:span></text:p>
      <text:p text:style-name="P14"><text:span text:style-name="Source_20_Text"><text:span text:style-name="T4">});</text:span></text:span></text:p>
      <text:h text:style-name="P10" text:outline-level="3"><text:bookmark text:name="postcss"/>PostCSS</text:h>
      <text:p text:style-name="P50"><text:a xlink:type="simple" xlink:href="http://postcss.org/" text:style-name="Internet_20_link" text:visited-style-name="Visited_20_Internet_20_Link"><text:span text:style-name="T4">PostCSS</text:span></text:a><text:span text:style-name="T4"> - мощный инструмент для трансформации CSS, который включен в Laravel Mix. По умолчанию Mix пользуется популярнм плагином </text:span><text:a xlink:type="simple" xlink:href="https://github.com/postcss/autoprefixer" text:style-name="Internet_20_link" text:visited-style-name="Visited_20_Internet_20_Link"><text:span text:style-name="T4">Autoprefixer</text:span></text:a><text:span text:style-name="T4"> для автоматического применения всех необходимых вендор-префиксов CSS3. Вы свободно можете добавлять любые дополнительные плагины, которые подходят для вашего приложения. Сначала нужно установить желаемые плагины через NPM и затем обратиться к ним в вашем файле </text:span><text:span text:style-name="Source_20_Text"><text:span text:style-name="T4">webpack.mix.js</text:span></text:span><text:span text:style-name="T4">:</text:span></text:p>
      <text:p text:style-name="P14"><text:span text:style-name="Source_20_Text"><text:span text:style-name="T4">mix.sass('resources/assets/sass/app.scss', 'public/css')</text:span></text:span></text:p>
      <text:p text:style-name="P14"><text:span text:style-name="Source_20_Text"><text:span text:style-name="T4"><text:s text:c="3"/>.options({</text:span></text:span></text:p>
      <text:p text:style-name="P14"><text:span text:style-name="Source_20_Text"><text:span text:style-name="T4"><text:s text:c="8"/>postCss: [</text:span></text:span></text:p>
      <text:p text:style-name="P14"><text:span text:style-name="Source_20_Text"><text:span text:style-name="T4"><text:s text:c="12"/>require('postcss-css-variables')()</text:span></text:span></text:p>
      <text:p text:style-name="P14"><text:span text:style-name="Source_20_Text"><text:span text:style-name="T4"><text:s text:c="8"/>]</text:span></text:span></text:p>
      <text:p text:style-name="P14"><text:span text:style-name="Source_20_Text"><text:span text:style-name="T4"><text:s text:c="3"/>});</text:span></text:span></text:p>
      <text:h text:style-name="P10" text:outline-level="3"><text:bookmark text:name="plain-css"/><text:soft-page-break/>Простой CSS</text:h>
      <text:p text:style-name="P50"><text:span text:style-name="T4">Если вам просто хотелось бы сконцентрировать некоторые простые таблицы стилей CSS в единый файл, то можно воспользоваться методом </text:span><text:span text:style-name="Source_20_Text"><text:span text:style-name="T4">styles</text:span></text:span><text:span text:style-name="T4">.</text:span></text:p>
      <text:p text:style-name="P14"><text:span text:style-name="Source_20_Text"><text:span text:style-name="T4">mix.styles([</text:span></text:span></text:p>
      <text:p text:style-name="P14"><text:span text:style-name="Source_20_Text"><text:span text:style-name="T4"><text:s text:c="4"/>'public/css/vendor/normalize.css',</text:span></text:span></text:p>
      <text:p text:style-name="P14"><text:span text:style-name="Source_20_Text"><text:span text:style-name="T4"><text:s text:c="4"/>'public/css/vendor/videojs.css'</text:span></text:span></text:p>
      <text:p text:style-name="P14"><text:span text:style-name="Source_20_Text"><text:span text:style-name="T4">], 'public/css/all.css');</text:span></text:span></text:p>
      <text:h text:style-name="P10" text:outline-level="3"><text:bookmark text:name="url-processing"/>Обработка URL</text:h>
      <text:p text:style-name="P50"><text:span text:style-name="T4">Так как Laravel Mix строится поверх Webpack, крайне важно понять некоторые концепты Webpack. Для компиляции CSS Webpack будет перезаписывать и оптимизировать любой вызов </text:span><text:span text:style-name="Source_20_Text"><text:span text:style-name="T4">url()</text:span></text:span><text:span text:style-name="T4"> в рамках ваших таблицей стилей. Хотя это и может звучать странно, это невероятно мощный функционал. Представьте, что мы хотим скомпилировать Sass, который включает относительный URL, в изображение:</text:span></text:p>
      <text:p text:style-name="P14"><text:span text:style-name="Source_20_Text"><text:span text:style-name="T4">.example {</text:span></text:span></text:p>
      <text:p text:style-name="P14"><text:span text:style-name="Source_20_Text"><text:span text:style-name="T4"><text:s text:c="4"/>background: url('../images/example.png');</text:span></text:span></text:p>
      <text:p text:style-name="P14"><text:span text:style-name="Source_20_Text"><text:span text:style-name="T4">}</text:span></text:span></text:p>
      <text:p text:style-name="P19"><text:span text:style-name="T4">Абсолютные пути для любого заданного </text:span><text:span text:style-name="Source_20_Text"><text:span text:style-name="T4">url()</text:span></text:span><text:span text:style-name="T4"> будут исключены из перезаписывания URL. Например, </text:span><text:span text:style-name="Source_20_Text"><text:span text:style-name="T4">url('/images/thing.png')</text:span></text:span><text:span text:style-name="T4"> или </text:span><text:span text:style-name="Source_20_Text"><text:span text:style-name="T4">url('http://example.com/images/thing.png')</text:span></text:span><text:span text:style-name="T4"> не будут изменены.</text:span></text:p>
      <text:p text:style-name="P50"><text:span text:style-name="T4">По умолчанию Laravel Mix и Webpack найдут </text:span><text:span text:style-name="Source_20_Text"><text:span text:style-name="T4">example.png</text:span></text:span><text:span text:style-name="T4">, скопируют их в вашу папку </text:span><text:span text:style-name="Source_20_Text"><text:span text:style-name="T4">public/images</text:span></text:span><text:span text:style-name="T4">, а затем перезапишут </text:span><text:span text:style-name="Source_20_Text"><text:span text:style-name="T4">url()</text:span></text:span><text:span text:style-name="T4"> в вашей сгенерированной таблице стилей. Таким образом, ваш скомпилированный CSS будет:</text:span></text:p>
      <text:p text:style-name="P14"><text:span text:style-name="Source_20_Text"><text:span text:style-name="T4">.example {</text:span></text:span></text:p>
      <text:p text:style-name="P14"><text:span text:style-name="Source_20_Text"><text:span text:style-name="T4"><text:s text:c="2"/>background: url(/images/example.png?d41d8cd98f00b204e9800998ecf8427e);</text:span></text:span></text:p>
      <text:p text:style-name="P14"><text:span text:style-name="Source_20_Text"><text:span text:style-name="T4">}</text:span></text:span></text:p>
      <text:p text:style-name="P50"><text:span text:style-name="T4">Хотя эта функция и полезна, возможно ваша существующая папка уже настроена так, как вам нравится. Если это именно ваш случай, можно отключить перезаписывание </text:span><text:span text:style-name="Source_20_Text"><text:span text:style-name="T4">url()</text:span></text:span><text:span text:style-name="T4">:</text:span></text:p>
      <text:p text:style-name="P14"><text:span text:style-name="Source_20_Text"><text:span text:style-name="T4">mix.sass('resources/assets/app/app.scss', 'public/css')</text:span></text:span></text:p>
      <text:p text:style-name="P14"><text:span text:style-name="Source_20_Text"><text:span text:style-name="T4"><text:s text:c="3"/>.options({</text:span></text:span></text:p>
      <text:p text:style-name="P14"><text:span text:style-name="Source_20_Text"><text:span text:style-name="T4"><text:s text:c="6"/>processCssUrls: false</text:span></text:span></text:p>
      <text:p text:style-name="P14"><text:soft-page-break/><text:span text:style-name="Source_20_Text"><text:span text:style-name="T4"><text:s text:c="3"/>});</text:span></text:span></text:p>
      <text:p text:style-name="P50"><text:span text:style-name="T4">После добавления вышеуказанного в ваш файл </text:span><text:span text:style-name="Source_20_Text"><text:span text:style-name="T4">webpack.mix.js</text:span></text:span><text:span text:style-name="T4">, Mix больше не будет сопоставлять любой </text:span><text:span text:style-name="Source_20_Text"><text:span text:style-name="T4">url()</text:span></text:span><text:span text:style-name="T4"> или копировать ассеты в вашу общую директорию. Другими словами, скомпилированный CSS будет выглядеть так же, как вы его и напечатали изначально:</text:span></text:p>
      <text:p text:style-name="P14"><text:span text:style-name="Source_20_Text"><text:span text:style-name="T4">.example {</text:span></text:span></text:p>
      <text:p text:style-name="P14"><text:span text:style-name="Source_20_Text"><text:span text:style-name="T4"><text:s text:c="4"/>background: url("../images/thing.png");</text:span></text:span></text:p>
      <text:p text:style-name="P14"><text:span text:style-name="Source_20_Text"><text:span text:style-name="T4">}</text:span></text:span></text:p>
      <text:h text:style-name="P10" text:outline-level="3"><text:bookmark text:name="css-source-maps"/>Source Maps (файлы с информацией, которая требуется при отладке)</text:h>
      <text:p text:style-name="P50"><text:span text:style-name="T4">Хотя они и отключены по умолчанию, source maps (файлы с информацией, которая требуется при отладке) можно активировать, вызвав метод </text:span><text:span text:style-name="Source_20_Text"><text:span text:style-name="T4">mix.sourceMaps()</text:span></text:span><text:span text:style-name="T4"> в вашем файле </text:span><text:span text:style-name="Source_20_Text"><text:span text:style-name="T4">webpack.mix.js</text:span></text:span><text:span text:style-name="T4">. Хотя это и связано с ценой компиляции/производительности, это обеспечит дополнительную отладочную информацию инструментам разработчика вашего браузера при использовании скомпилированных ассетов.</text:span></text:p>
      <text:p text:style-name="P14"><text:span text:style-name="Source_20_Text"><text:span text:style-name="T4">mix.js('resources/assets/js/app.js', 'public/js')</text:span></text:span></text:p>
      <text:p text:style-name="P14"><text:span text:style-name="Source_20_Text"><text:span text:style-name="T4"><text:s text:c="3"/>.sourceMaps();</text:span></text:span></text:p>
      <text:p text:style-name="P50"><text:span text:style-name="Source_20_Text"><text:span text:style-name="T4"/></text:span></text:p>
      <text:h text:style-name="P4" text:outline-level="2"><text:span text:style-name="Source_20_Text"><text:span text:style-name="T16">Работа с JavaScript</text:span></text:span></text:h>
      <text:p text:style-name="P55">Mix предоставляет несколько функций для работы с JavaScript-файлами, например: компилирование ECMAScript 2015, бандлинг модулей, минификация и простая конкатенация простых JavaScript-файлов. Даже лучше: это все работает незаметно для пользователя, не требуя ни грамма пользовательской настройки:</text:p>
      <text:p text:style-name="P14"><text:span text:style-name="Source_20_Text"><text:span text:style-name="T4">mix.js('resources/assets/js/app.js', 'public/js');</text:span></text:span></text:p>
      <text:p text:style-name="P55">Используя эту единственную строку кода теперь вы можете воспользоваться следующими плюсами:</text:p>
      <text:list xml:id="list66040938" text:style-name="L1">
        <text:list-item>
          <text:p text:style-name="P81">Синтаксис ES2015. </text:p>
        </text:list-item>
        <text:list-item>
          <text:p text:style-name="P81">Модули </text:p>
        </text:list-item>
        <text:list-item>
          <text:p text:style-name="P82"><text:span text:style-name="T4">Компиляция файлов </text:span><text:span text:style-name="Source_20_Text"><text:span text:style-name="T4">.vue</text:span></text:span><text:span text:style-name="T4">. </text:span></text:p>
        </text:list-item>
        <text:list-item>
          <text:p text:style-name="P81"><text:soft-page-break/>Минификация для продакшна. </text:p>
        </text:list-item>
      </text:list>
      <text:h text:style-name="P10" text:outline-level="3"><text:bookmark text:name="vendor-extraction"/>Извлечение библиотек поставщика</text:h>
      <text:p text:style-name="P55">Одним из потенциальных недостатков бандлинга всего JavaScript приложения с вашими библиотеками поставщиков является то, что это затрудняет долгосрочное кэширование. Например, одно обновление вашего кода приложения заставит браузер повторно загружать все ваши библиотеки поставщиков, даже если они не изменились.</text:p>
      <text:p text:style-name="P50"><text:span text:style-name="T4">Если вы планируете часто обновлять JavaScript своего приложения, то вам следует рассмотреть вариант извлечение всех своих внешних библиотек в отдельный файл. Таким образом, изменение кода вашего приложения не повлияет на кеширование вашего большого файла </text:span><text:span text:style-name="Source_20_Text"><text:span text:style-name="T4">vendor.js</text:span></text:span><text:span text:style-name="T4">. Метод </text:span><text:span text:style-name="Source_20_Text"><text:span text:style-name="T4">extract</text:span></text:span><text:span text:style-name="T4"> в Mix делает эту задачу чрезвычайно простой:</text:span></text:p>
      <text:p text:style-name="P14"><text:span text:style-name="Source_20_Text"><text:span text:style-name="T4">mix.js('resources/assets/js/app.js', 'public/js')</text:span></text:span></text:p>
      <text:p text:style-name="P14"><text:span text:style-name="Source_20_Text"><text:span text:style-name="T4"><text:s text:c="3"/>.extract(['vue'])</text:span></text:span></text:p>
      <text:p text:style-name="P50"><text:span text:style-name="T4">Метод </text:span><text:span text:style-name="Source_20_Text"><text:span text:style-name="T4">extract</text:span></text:span><text:span text:style-name="T4"> принимает массив всех библиотек или модулей, которые вы бы хотели извлечь в файл </text:span><text:span text:style-name="Source_20_Text"><text:span text:style-name="T4">vendor.js</text:span></text:span><text:span text:style-name="T4">. Используя вышеуказанный сниппет в качестве примера, Mix сгенерирует следующие файлы:</text:span></text:p>
      <text:list xml:id="list1992724379" text:style-name="L2">
        <text:list-item>
          <text:p text:style-name="P83"><text:span text:style-name="Source_20_Text"><text:span text:style-name="T4">public/js/manifest.js</text:span></text:span><text:span text:style-name="T4">: </text:span><text:span text:style-name="Emphasis"><text:span text:style-name="T4">Webpack manifest runtime</text:span></text:span><text:span text:style-name="T4"> </text:span></text:p>
        </text:list-item>
        <text:list-item>
          <text:p text:style-name="P83"><text:span text:style-name="Source_20_Text"><text:span text:style-name="T4">public/js/vendor.js</text:span></text:span><text:span text:style-name="T4">: </text:span><text:span text:style-name="Emphasis"><text:span text:style-name="T4">Ваши библиотеки поставщика</text:span></text:span><text:span text:style-name="T4"> </text:span></text:p>
        </text:list-item>
        <text:list-item>
          <text:p text:style-name="P83"><text:span text:style-name="Source_20_Text"><text:span text:style-name="T4">public/js/app.js</text:span></text:span><text:span text:style-name="T4">: </text:span><text:span text:style-name="Emphasis"><text:span text:style-name="T4">Код вашего приложения</text:span></text:span><text:span text:style-name="T4"> </text:span></text:p>
        </text:list-item>
      </text:list>
      <text:p text:style-name="P55">Убедитесь, что загрузили эти файлы в соответствующем порядке, чтобы избежать ошибок JavaScript:</text:p>
      <text:p text:style-name="P14"><text:span text:style-name="Source_20_Text"><text:span text:style-name="T4">&lt;script src="/js/manifest.js"&gt;&lt;/script&gt;</text:span></text:span></text:p>
      <text:p text:style-name="P14"><text:span text:style-name="Source_20_Text"><text:span text:style-name="T4">&lt;script src="/js/vendor.js"&gt;&lt;/script&gt;</text:span></text:span></text:p>
      <text:p text:style-name="P14"><text:span text:style-name="Source_20_Text"><text:span text:style-name="T4">&lt;script src="/js/app.js"&gt;&lt;/script&gt;</text:span></text:span></text:p>
      <text:h text:style-name="P10" text:outline-level="3"><text:bookmark text:name="react"/>React</text:h>
      <text:p text:style-name="P50"><text:span text:style-name="T4">Mix может автоматически установить Babel-плагины, необходимые для поддержки React. Для начала замените </text:span><text:span text:style-name="Source_20_Text"><text:span text:style-name="T4">mix.js()</text:span></text:span><text:span text:style-name="T4"> на </text:span><text:span text:style-name="Source_20_Text"><text:span text:style-name="T4">mix.react()</text:span></text:span><text:span text:style-name="T4">:</text:span></text:p>
      <text:p text:style-name="P14"><text:span text:style-name="Source_20_Text"><text:span text:style-name="T4">mix.react('resources/assets/js/app.jsx', 'public/js');</text:span></text:span></text:p>
      <text:p text:style-name="P50"><text:span text:style-name="T4">Mix в фоновом режиме скачает и включит подходящие Babel-плагины </text:span><text:span text:style-name="Source_20_Text"><text:span text:style-name="T4">babel-preset-react</text:span></text:span><text:span text:style-name="T4">.</text:span></text:p>
      <text:h text:style-name="P10" text:outline-level="3"><text:bookmark text:name="vanilla-js"/><text:soft-page-break/>Vanilla JS</text:h>
      <text:p text:style-name="P50"><text:span text:style-name="T4">Схоже с комбинирование таблиц стилей с </text:span><text:span text:style-name="Source_20_Text"><text:span text:style-name="T4">mix.styles()</text:span></text:span><text:span text:style-name="T4">, вы также можете скомбинировать и минифицировать любое количество файлов JavaScript при помощи метода </text:span><text:span text:style-name="Source_20_Text"><text:span text:style-name="T4">scripts()</text:span></text:span><text:span text:style-name="T4">:</text:span></text:p>
      <text:p text:style-name="P14"><text:span text:style-name="Source_20_Text"><text:span text:style-name="T4">mix.scripts([</text:span></text:span></text:p>
      <text:p text:style-name="P14"><text:span text:style-name="Source_20_Text"><text:span text:style-name="T4"><text:s text:c="4"/>'public/js/admin.js',</text:span></text:span></text:p>
      <text:p text:style-name="P14"><text:span text:style-name="Source_20_Text"><text:span text:style-name="T4"><text:s text:c="4"/>'public/js/dashboard.js'</text:span></text:span></text:p>
      <text:p text:style-name="P14"><text:span text:style-name="Source_20_Text"><text:span text:style-name="T4">], 'public/js/all.js');</text:span></text:span></text:p>
      <text:p text:style-name="P55">Эта опция особенно полезна для прежних версий проектов, где вам не требовалась компиляция Webpack для вашего JavaScript.</text:p>
      <text:p text:style-name="P19"><text:span text:style-name="T4">Вариация </text:span><text:span text:style-name="Source_20_Text"><text:span text:style-name="T4">mix.scripts()</text:span></text:span><text:span text:style-name="T4"> - </text:span><text:span text:style-name="Source_20_Text"><text:span text:style-name="T4">mix.babel()</text:span></text:span><text:span text:style-name="T4">. Сигнатура этого метода идентична </text:span><text:span text:style-name="Source_20_Text"><text:span text:style-name="T4">scripts</text:span></text:span><text:span text:style-name="T4">; однако, конкатенированный файл получит компиляцию Babel, которая переводит любой код ES2015 в vanilla JavaScript, который поймут все браузеры.</text:span></text:p>
      <text:h text:style-name="P10" text:outline-level="3"><text:bookmark text:name="custom-webpack-configuration"/>Пользовательская настройка Webpack</text:h>
      <text:p text:style-name="P50"><text:span text:style-name="T4">Laravel Mix обращается к преднастроенному файлу </text:span><text:span text:style-name="Source_20_Text"><text:span text:style-name="T4">webpack.config.js</text:span></text:span><text:span text:style-name="T4">. Время от времени вам может потребоваться вручную изменить этот файл. У вас, возможно, есть специальный лоадер или плагин, который нужно указывать, или может вы предпочитаете использовать Stylus вместо Sass. В таких случаях у вас будет два выбора:</text:span></text:p>
      <text:h text:style-name="P11" text:outline-level="4">Слияние пользовательской настройки</text:h>
      <text:p text:style-name="P50"><text:span text:style-name="T4">Mix предоставляет полезный метод </text:span><text:span text:style-name="Source_20_Text"><text:span text:style-name="T4">webpackConfig</text:span></text:span><text:span text:style-name="T4">, который позволит выполнить слияение любых коротких Webpack-переопределений. Это крайне привлекательный выбор, так как от вас не требуется копировать и поддерживать собственную копию файла </text:span><text:span text:style-name="Source_20_Text"><text:span text:style-name="T4">webpack.config.js</text:span></text:span><text:span text:style-name="T4">. Метод </text:span><text:span text:style-name="Source_20_Text"><text:span text:style-name="T4">webpackConfig</text:span></text:span><text:span text:style-name="T4"> принимает объект, который должен содержать любую </text:span><text:a xlink:type="simple" xlink:href="https://webpack.js.org/configuration/" text:style-name="Internet_20_link" text:visited-style-name="Visited_20_Internet_20_Link"><text:span text:style-name="T4">специальную настройку Webpack</text:span></text:a><text:span text:style-name="T4">, которую вы желаете применить.</text:span></text:p>
      <text:p text:style-name="P14"><text:span text:style-name="Source_20_Text"><text:span text:style-name="T4">mix.webpackConfig({</text:span></text:span></text:p>
      <text:p text:style-name="P14"><text:span text:style-name="Source_20_Text"><text:span text:style-name="T4"><text:s text:c="4"/>resolve: {</text:span></text:span></text:p>
      <text:p text:style-name="P14"><text:span text:style-name="Source_20_Text"><text:span text:style-name="T4"><text:s text:c="8"/>modules: [</text:span></text:span></text:p>
      <text:p text:style-name="P14"><text:span text:style-name="Source_20_Text"><text:span text:style-name="T4"><text:s text:c="12"/>path.resolve(__dirname, 'vendor/laravel/spark/resources/assets/js')</text:span></text:span></text:p>
      <text:p text:style-name="P14"><text:soft-page-break/><text:span text:style-name="Source_20_Text"><text:span text:style-name="T4"><text:s text:c="8"/>]</text:span></text:span></text:p>
      <text:p text:style-name="P14"><text:span text:style-name="Source_20_Text"><text:span text:style-name="T4"><text:s text:c="4"/>}</text:span></text:span></text:p>
      <text:p text:style-name="P14"><text:span text:style-name="Source_20_Text"><text:span text:style-name="T4">});</text:span></text:span></text:p>
      <text:h text:style-name="P11" text:outline-level="4">Пользовательские файлы настроек</text:h>
      <text:p text:style-name="P50"><text:span text:style-name="T4">Скопируйте файл </text:span><text:span text:style-name="Source_20_Text"><text:span text:style-name="T4">node_modules/laravel-mix/setup/webpack.config.js</text:span></text:span><text:span text:style-name="T4"> в корневую директорию вашего проекта, если вы бы хотели полностью изменить свою настройку Webpack. Затем укажите все ссылки </text:span><text:span text:style-name="Source_20_Text"><text:span text:style-name="T4">--config</text:span></text:span><text:span text:style-name="T4"> в своем файле </text:span><text:span text:style-name="Source_20_Text"><text:span text:style-name="T4">package.json</text:span></text:span><text:span text:style-name="T4"> на этот скопированный конфиг. Если вы решите воспользоваться этим подходом, любые будущие upstream-обновления </text:span><text:span text:style-name="Source_20_Text"><text:span text:style-name="T4">webpack.config.js</text:span></text:span><text:span text:style-name="T4"> вашего Mix следует вручную склеивать с вашим измененным файлом.</text:span></text:p>
      <text:h text:style-name="P5" text:outline-level="2"><text:bookmark text:name="copying-files-and-directories"/>Копирование файлов и директорий</text:h>
      <text:p text:style-name="P50"><text:span text:style-name="T4">Метод </text:span><text:span text:style-name="Source_20_Text"><text:span text:style-name="T4">copy</text:span></text:span><text:span text:style-name="T4"> используется для копирования файлов и папок в новое место. Это может пригодиться, когда нужно переместить определенный ассет из директории </text:span><text:span text:style-name="Source_20_Text"><text:span text:style-name="T4">node_modules</text:span></text:span><text:span text:style-name="T4"> в вашу папку </text:span><text:span text:style-name="Source_20_Text"><text:span text:style-name="T4">public</text:span></text:span><text:span text:style-name="T4">.</text:span></text:p>
      <text:p text:style-name="P14"><text:span text:style-name="Source_20_Text"><text:span text:style-name="T4">mix.copy('node_modules/foo/bar.css', 'public/css/bar.css');</text:span></text:span></text:p>
      <text:p text:style-name="P50"><text:span text:style-name="T4">При копировании директории метод </text:span><text:span text:style-name="Source_20_Text"><text:span text:style-name="T4">copy</text:span></text:span><text:span text:style-name="T4"> сделает структуру директории более плоской. Если нужно поддерживать оригинальную структуру директории, вместо этого следует использовать метод </text:span><text:span text:style-name="Source_20_Text"><text:span text:style-name="T4">copyDirectory</text:span></text:span><text:span text:style-name="T4">:</text:span></text:p>
      <text:p text:style-name="P14"><text:span text:style-name="Source_20_Text"><text:span text:style-name="T4">mix.copyDirectory('assets/img', 'public/img');</text:span></text:span></text:p>
      <text:h text:style-name="P5" text:outline-level="2"><text:bookmark text:name="versioning-and-cache-busting"/>Версии файлов /очистка кэша</text:h>
      <text:p text:style-name="P50"><text:span text:style-name="T4">Многие разработчики добавляют в имена ресурсов время создания или уникальный токен, чтобы браузер загружал свежие ресурсы вместо обработки устаревшего кода. В Mix для этого служит метод </text:span><text:span text:style-name="Source_20_Text"><text:span text:style-name="T4">version</text:span></text:span><text:span text:style-name="T4">.</text:span></text:p>
      <text:p text:style-name="P50"><text:span text:style-name="T4">Метод </text:span><text:span text:style-name="Source_20_Text"><text:span text:style-name="T4">version</text:span></text:span><text:span text:style-name="T4"> автоматически добавит уникальный хеш к именам всех скомпилированных файлов, что способствует более удобной очистке кэша:</text:span></text:p>
      <text:p text:style-name="P14"><text:span text:style-name="Source_20_Text"><text:span text:style-name="T4">mix.js('resources/assets/js/app.js', 'public/js')</text:span></text:span></text:p>
      <text:p text:style-name="P14"><text:span text:style-name="Source_20_Text"><text:span text:style-name="T4"><text:s text:c="3"/>.version();</text:span></text:span></text:p>
      <text:p text:style-name="P50"><text:soft-page-break/><text:span text:style-name="T4">Сгенерировав версию файла, вы можете использовать глобальную функцию Laravel PHP </text:span><text:span text:style-name="Source_20_Text"><text:span text:style-name="T4">mix</text:span></text:span><text:span text:style-name="T4"> в ваших </text:span><text:a xlink:type="simple" xlink:href="https://laravel.su/docs/5.4/views" text:style-name="Internet_20_link" text:visited-style-name="Visited_20_Internet_20_Link"><text:span text:style-name="T4">шаблонах</text:span></text:a><text:span text:style-name="T4"> для загрузки соответствующих хешированных ресурсов. Функция </text:span><text:span text:style-name="Source_20_Text"><text:span text:style-name="T4">mix</text:span></text:span><text:span text:style-name="T4"> автоматически определит имя хешированного файла:</text:span></text:p>
      <text:p text:style-name="P14"><text:span text:style-name="Source_20_Text"><text:span text:style-name="T4">&lt;link rel="stylesheet" href="{{ mix('/css/app.css') }}"&gt;</text:span></text:span></text:p>
      <text:p text:style-name="P50"><text:span text:style-name="T4">Так как во время разработки обычно нет необходимости в версионированных файлах, вы можете указать, чтобы процесс версионировання запускался только во время </text:span><text:span text:style-name="Source_20_Text"><text:span text:style-name="T4">npm run production</text:span></text:span><text:span text:style-name="T4">:</text:span></text:p>
      <text:p text:style-name="P14"><text:span text:style-name="Source_20_Text"><text:span text:style-name="T4">mix.js('resources/assets/js/app.js', 'public/js');</text:span></text:span></text:p>
      <text:p text:style-name="P18"/>
      <text:p text:style-name="P14"><text:span text:style-name="Source_20_Text"><text:span text:style-name="T4">if (mix.inProduction()) {</text:span></text:span></text:p>
      <text:p text:style-name="P14"><text:span text:style-name="Source_20_Text"><text:span text:style-name="T4"><text:s text:c="4"/>mix.version();</text:span></text:span></text:p>
      <text:p text:style-name="P14"><text:span text:style-name="Source_20_Text"><text:span text:style-name="T4">}</text:span></text:span></text:p>
      <text:p text:style-name="P14"><text:span text:style-name="Source_20_Text"><text:span text:style-name="T4"/></text:span></text:p>
      <text:p text:style-name="P14"><text:span text:style-name="Source_20_Text"><text:span text:style-name="T16">Пользовательские базовые URL-адреса Mix</text:span></text:span></text:p>
      <text:p text:style-name="P14"><text:span text:style-name="Source_20_Text"><text:span text:style-name="T16">Если ваши скомпилированные ресурсы Mix развернуты в CDN отдельно от вашего приложения, вам нужно будет изменить базовый URL-адрес, сгенерированный функцией mix. Вы можете сделать это, добавив параметр конфигурации mix_url в файл конфигурации config / app.php:</text:span></text:span></text:p>
      <text:p text:style-name="P14"><text:span text:style-name="Source_20_Text"><text:span text:style-name="T16">'mix_url' =&gt; env('MIX_ASSET_URL', null)</text:span></text:span></text:p>
      <text:p text:style-name="P14"><text:span text:style-name="Source_20_Text"><text:span text:style-name="T16">После настройки URL-адреса Mix функция Mix будет префиксом настроенного URL-адреса при создании URL-адресов для ресурсов:</text:span></text:span></text:p>
      <text:p text:style-name="P14"><text:span text:style-name="Source_20_Text"><text:span text:style-name="T16">https://cdn.example.com/js/app.js?id=1964becbdd96414518cd</text:span></text:span></text:p>
      <text:h text:style-name="P5" text:outline-level="2"><text:bookmark text:name="browsersync-reloading"/>Перезагрузка Browsersync</text:h>
      <text:p text:style-name="P50"><text:a xlink:type="simple" xlink:href="https://browsersync.io/" text:style-name="Internet_20_link" text:visited-style-name="Visited_20_Internet_20_Link"><text:span text:style-name="T4">BrowserSync</text:span></text:a><text:span text:style-name="T4"> автоматически производит обновление в браузере при изменениях в ваших ресурсах. Вы можете использовать метод </text:span><text:span text:style-name="Source_20_Text"><text:span text:style-name="T4">mix.browserSync()</text:span></text:span><text:span text:style-name="T4">:</text:span></text:p>
      <text:p text:style-name="P14"><text:span text:style-name="Source_20_Text"><text:span text:style-name="T4">mix.browserSync('my-domain.dev');</text:span></text:span></text:p>
      <text:p text:style-name="P18"/>
      <text:p text:style-name="P14"><text:span text:style-name="Source_20_Text"><text:span text:style-name="T4">// Or...</text:span></text:span></text:p>
      <text:p text:style-name="P18"/>
      <text:p text:style-name="P14"><text:span text:style-name="Source_20_Text"><text:span text:style-name="T4">// https://browsersync.io/docs/options</text:span></text:span></text:p>
      <text:p text:style-name="P14"><text:span text:style-name="Source_20_Text"><text:span text:style-name="T4">mix.browserSync({</text:span></text:span></text:p>
      <text:p text:style-name="P14"><text:span text:style-name="Source_20_Text"><text:span text:style-name="T4"><text:s text:c="4"/>proxy: 'my-domain.dev'</text:span></text:span></text:p>
      <text:p text:style-name="P14"><text:soft-page-break/><text:span text:style-name="Source_20_Text"><text:span text:style-name="T4">});</text:span></text:span></text:p>
      <text:p text:style-name="P50"><text:span text:style-name="T4">Этому методу можно передавать либо строку (прокси), либо объект (настройки BrowserSync). Затем запустите дев-сервер Webpack, используя команду </text:span><text:span text:style-name="Source_20_Text"><text:span text:style-name="T4">npm run watch</text:span></text:span><text:span text:style-name="T4">. Теперь, когда вы изменяете скрипт или файл PHP, смотрите как браузер сразу же обновляет страницу, чтобы отразить внесенные изменения.</text:span></text:p>
      <text:h text:style-name="P5" text:outline-level="2"><text:bookmark text:name="environment-variables"/>Переменные среды</text:h>
      <text:p text:style-name="P50"><text:span text:style-name="T4">Вы можете внедрите переменные среды в Mix, укахав префикс </text:span><text:span text:style-name="Source_20_Text"><text:span text:style-name="T4">MIX_</text:span></text:span><text:span text:style-name="T4"> ключу в вашем файле </text:span><text:span text:style-name="Source_20_Text"><text:span text:style-name="T4">.env</text:span></text:span><text:span text:style-name="T4">:</text:span></text:p>
      <text:p text:style-name="P14"><text:span text:style-name="Source_20_Text"><text:span text:style-name="T4">MIX_SENTRY_DSN_PUBLIC=http://example.com</text:span></text:span></text:p>
      <text:p text:style-name="P50"><text:span text:style-name="T4">После того как переменная была задана в вашем файле </text:span><text:span text:style-name="Source_20_Text"><text:span text:style-name="T4">.env</text:span></text:span><text:span text:style-name="T4">, вы можете получить доступ через объект </text:span><text:span text:style-name="Source_20_Text"><text:span text:style-name="T4">process.env</text:span></text:span><text:span text:style-name="T4">. Если значение меняет во время выполнения задачи </text:span><text:span text:style-name="Source_20_Text"><text:span text:style-name="T4">watch</text:span></text:span><text:span text:style-name="T4">, вам потребуется перезапустить задачу:</text:span></text:p>
      <text:p text:style-name="P14"><text:span text:style-name="Source_20_Text"><text:span text:style-name="T4">process.env.MIX_SENTRY_DSN_PUBLIC</text:span></text:span></text:p>
      <text:h text:style-name="P5" text:outline-level="2"><text:bookmark text:name="notifications"/>Уведомления</text:h>
      <text:p text:style-name="P50"><text:span text:style-name="T4">Когда доступно, Mix будет автоматически отображать уведомления ОС для каждого бандла. Это даст вам мгновенную обратную связь о том, была ли компиляция успешной или нет. Однако, иногда может потребоваться отключить эти уведомления. Одним из таких примеров может быть запуск Mix на вашем продакшн-сервере. Уведомления можно отключить через метод </text:span><text:span text:style-name="Source_20_Text"><text:span text:style-name="T4">disableNotifications</text:span></text:span><text:span text:style-name="T4">.</text:span></text:p>
      <text:p text:style-name="P14"><text:span text:style-name="Source_20_Text"><text:span text:style-name="T4">mix.disableNotifications();</text:span></text:span></text:p>
      <text:p text:style-name="P50"><text:span text:style-name="Source_20_Text"><text:span text:style-name="T16"/></text:span></text:p>
      <text:p text:style-name="P14"><text:span text:style-name="Source_20_Text"><text:span text:style-name="T16"/></text:span></text:p>
      <text:p text:style-name="P17"><text:span text:style-name="Source_20_Text"><text:span text:style-name="T17"/></text:span></text:p>
      <text:p text:style-name="P14"><text:span text:style-name="Source_20_Text"><text:span text:style-name="T16"/></text:span></text:p>
      <text:p text:style-name="P41"/>
      <text:p text:style-name="P41"/>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3:44:29.997314113</meta:creation-date>
    <meta:generator>LibreOffice/6.4.6.2$Linux_X86_64 LibreOffice_project/40$Build-2</meta:generator>
    <dc:date>2020-11-10T16:57:03.840912005</dc:date>
    <meta:editing-duration>PT3H26M40S</meta:editing-duration>
    <meta:editing-cycles>102</meta:editing-cycles>
    <meta:document-statistic meta:table-count="1" meta:image-count="0" meta:object-count="0" meta:page-count="50" meta:paragraph-count="1014" meta:word-count="7112" meta:character-count="57966" meta:non-whitespace-character-count="50384"/>
  </office:meta>
</office:document-meta>
</file>